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" svg:font-family="Calibri" style:font-family-generic="swiss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WPC', 'Segoe UI', system-ui, Ubuntu, 'Droid Sans', sans-serif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.27cm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line-height="100%">
        <style:tab-stops>
          <style:tab-stop style:position="1.27cm"/>
        </style:tab-stops>
      </style:paragraph-properties>
    </style:style>
    <style:style style:name="P3" style:family="paragraph" style:parent-style-name="Standard">
      <style:paragraph-properties fo:margin-left="1.27cm" fo:margin-top="0cm" fo:margin-bottom="0cm" style:contextual-spacing="false" fo:line-height="100%" fo:text-indent="-0.635cm" style:auto-text-indent="false">
        <style:tab-stops>
          <style:tab-stop style:position="1.27cm"/>
        </style:tab-stops>
      </style:paragraph-properties>
    </style:style>
    <style:style style:name="P4" style:family="paragraph" style:parent-style-name="Standard">
      <style:paragraph-properties fo:margin-left="1.27cm" fo:margin-top="0cm" fo:margin-bottom="0cm" style:contextual-spacing="false" fo:line-height="100%"/>
      <style:text-properties style:letter-kerning="false" style:font-name-asian="Times New Roman1" style:language-asian="es" style:country-asian="ES" style:font-name-complex="Calibri1"/>
    </style:style>
    <style:style style:name="P5" style:family="paragraph" style:parent-style-name="Standard" style:list-style-name="WWNum1">
      <style:paragraph-properties fo:margin-top="0cm" fo:margin-bottom="0cm" style:contextual-spacing="false" fo:line-height="100%"/>
    </style:style>
    <style:style style:name="P6" style:family="paragraph" style:parent-style-name="List_20_Paragraph" style:list-style-name="WWNum4">
      <style:paragraph-properties fo:margin-top="0cm" fo:margin-bottom="0cm" style:contextual-spacing="true" fo:line-height="100%"/>
    </style:style>
    <style:style style:name="P7" style:family="paragraph" style:parent-style-name="Standard">
      <style:text-properties style:font-name-complex="Calibri1"/>
    </style:style>
    <style:style style:name="P8" style:family="paragraph" style:parent-style-name="List_20_Paragraph" style:list-style-name="WWNum5">
      <style:paragraph-properties fo:margin-top="0cm" fo:margin-bottom="0cm" style:contextual-spacing="true" fo:line-height="100%"/>
    </style:style>
    <style:style style:name="P9" style:family="paragraph" style:parent-style-name="List_20_Paragraph" style:list-style-name="WWNum6">
      <style:paragraph-properties fo:margin-top="0cm" fo:margin-bottom="0cm" style:contextual-spacing="true" fo:line-height="100%"/>
    </style:style>
    <style:style style:name="P10" style:family="paragraph" style:parent-style-name="List_20_Paragraph">
      <style:text-properties style:letter-kerning="false" style:font-name-asian="Times New Roman1" style:language-asian="es" style:country-asian="ES" style:font-name-complex="Calibri1"/>
    </style:style>
    <style:style style:name="P11" style:family="paragraph" style:parent-style-name="List_20_Paragraph" style:list-style-name="WWNum7">
      <style:paragraph-properties fo:margin-top="0cm" fo:margin-bottom="0cm" style:contextual-spacing="true" fo:line-height="100%"/>
    </style:style>
    <style:style style:name="P12" style:family="paragraph" style:parent-style-name="List_20_Paragraph" style:list-style-name="WWNum8">
      <style:paragraph-properties fo:margin-top="0cm" fo:margin-bottom="0cm" style:contextual-spacing="true" fo:line-height="100%"/>
    </style:style>
    <style:style style:name="P13" style:family="paragraph" style:parent-style-name="List_20_Paragraph" style:list-style-name="WWNum9">
      <style:paragraph-properties fo:margin-top="0cm" fo:margin-bottom="0cm" style:contextual-spacing="true" fo:line-height="100%"/>
    </style:style>
    <style:style style:name="P14" style:family="paragraph" style:parent-style-name="Standard">
      <style:paragraph-properties fo:margin-left="0.635cm" fo:margin-top="0cm" fo:margin-bottom="0cm" style:contextual-spacing="false" fo:line-height="100%"/>
      <style:text-properties style:letter-kerning="false" style:font-name-asian="Times New Roman1" style:language-asian="es" style:country-asian="ES" style:font-name-complex="Calibri1"/>
    </style:style>
    <style:style style:name="P15" style:family="paragraph" style:parent-style-name="List_20_Paragraph" style:list-style-name="WWNum10">
      <style:paragraph-properties fo:margin-top="0cm" fo:margin-bottom="0cm" style:contextual-spacing="true" fo:line-height="100%"/>
    </style:style>
    <style:style style:name="P16" style:family="paragraph" style:parent-style-name="List_20_Paragraph">
      <style:paragraph-properties fo:margin-left="1.905cm" fo:margin-top="0cm" fo:margin-bottom="0cm" style:contextual-spacing="true" fo:line-height="100%"/>
      <style:text-properties style:letter-kerning="false" style:font-name-asian="Times New Roman1" style:language-asian="es" style:country-asian="ES" style:font-name-complex="Calibri1"/>
    </style:style>
    <style:style style:name="P17" style:family="paragraph" style:parent-style-name="List_20_Paragraph" style:list-style-name="WWNum11">
      <style:paragraph-properties fo:margin-top="0cm" fo:margin-bottom="0cm" style:contextual-spacing="true" fo:line-height="100%"/>
    </style:style>
    <style:style style:name="P18" style:family="paragraph" style:parent-style-name="Standard">
      <style:paragraph-properties fo:margin-left="1.27cm" fo:margin-top="0cm" fo:margin-bottom="0cm" style:contextual-spacing="false" fo:line-height="100%"/>
    </style:style>
    <style:style style:name="P19" style:family="paragraph" style:parent-style-name="Standard" style:list-style-name="">
      <style:paragraph-properties fo:margin-left="1.27cm" fo:margin-top="0cm" fo:margin-bottom="0cm" style:contextual-spacing="false" fo:line-height="100%" fo:text-indent="0cm" style:auto-text-indent="false"/>
    </style:style>
    <style:style style:name="P20" style:family="paragraph" style:parent-style-name="Standard" style:list-style-name="">
      <style:paragraph-properties fo:margin-left="1.27cm" fo:margin-top="0cm" fo:margin-bottom="0cm" style:contextual-spacing="false" fo:line-height="100%" fo:text-indent="0cm" style:auto-text-indent="false"/>
      <style:text-properties style:letter-kerning="false" style:font-name-asian="Times New Roman1" style:language-asian="es" style:country-asian="ES" style:font-name-complex="Calibri1"/>
    </style:style>
    <style:style style:name="P21" style:family="paragraph" style:parent-style-name="Standard" style:list-style-name="">
      <style:paragraph-properties fo:margin-left="1.27cm" fo:margin-top="0cm" fo:margin-bottom="0cm" style:contextual-spacing="false" fo:line-height="100%" fo:text-indent="0cm" style:auto-text-indent="false"/>
      <style:text-properties style:font-name="Calibri" style:letter-kerning="false" style:font-name-asian="Times New Roman1" style:language-asian="es" style:country-asian="ES" style:font-name-complex="Calibri1"/>
    </style:style>
    <style:style style:name="P22" style:family="paragraph" style:parent-style-name="Heading_20_4" style:list-style-name="">
      <style:paragraph-properties fo:margin-left="1.27cm" fo:margin-top="0cm" fo:margin-bottom="0cm" style:contextual-spacing="false" fo:line-height="100%" fo:text-indent="0cm" style:auto-text-indent="false"/>
      <style:text-properties fo:font-variant="normal" fo:text-transform="none" fo:color="#000000" loext:opacity="100%" style:font-name="apple-system" fo:font-size="10.5pt" fo:letter-spacing="normal" fo:font-style="normal" fo:font-weight="normal" style:letter-kerning="false" style:font-name-asian="Times New Roman1" style:font-size-asian="10.5pt" style:language-asian="es" style:country-asian="ES" style:font-style-asian="normal" style:font-weight-asian="normal" style:font-name-complex="Calibri1">
        <loext:char-complex-color loext:theme-type="accent1" loext:color-type="theme">
          <loext:transformation loext:type="shade" loext:value="2509"/>
        </loext:char-complex-color>
      </style:text-properties>
    </style:style>
    <style:style style:name="P23" style:family="paragraph" style:parent-style-name="Standard">
      <style:paragraph-properties fo:margin-top="0cm" fo:margin-bottom="0cm" style:contextual-spacing="false" fo:line-height="100%"/>
    </style:style>
    <style:style style:name="P24" style:family="paragraph" style:parent-style-name="Standard">
      <style:paragraph-properties fo:margin-top="0cm" fo:margin-bottom="0cm" style:contextual-spacing="false" fo:line-height="100%" fo:break-before="page" fo:padding-left="0cm" fo:padding-right="0cm" fo:padding-top="0cm" fo:padding-bottom="0.035cm" fo:border-left="none" fo:border-right="none" fo:border-top="none" fo:border-bottom="0.51pt solid #000000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style:letter-kerning="false" style:font-name-asian="Times New Roman1" style:language-asian="es" style:country-asian="ES" style:font-name-complex="Calibri1"/>
    </style:style>
    <style:style style:name="P26" style:family="paragraph" style:parent-style-name="HTML_20_Preformatted">
      <loext:graphic-properties draw:fill="solid" draw:fill-color="#e2efd9"/>
      <style:paragraph-properties fo:background-color="#e2efd9"/>
    </style:style>
    <style:style style:name="P27" style:family="paragraph" style:parent-style-name="Standard" style:list-style-name="WWNum2">
      <style:paragraph-properties fo:margin-top="0cm" fo:margin-bottom="0cm" style:contextual-spacing="false" fo:line-height="100%"/>
    </style:style>
    <style:style style:name="P28" style:family="paragraph" style:parent-style-name="List_20_Paragraph" style:list-style-name="WWNum12">
      <style:paragraph-properties fo:margin-top="0cm" fo:margin-bottom="0cm" style:contextual-spacing="true" fo:line-height="100%"/>
    </style:style>
    <style:style style:name="P29" style:family="paragraph" style:parent-style-name="List_20_Paragraph">
      <style:paragraph-properties fo:margin-top="0cm" fo:margin-bottom="0cm" style:contextual-spacing="true" fo:line-height="100%"/>
      <style:text-properties style:letter-kerning="false" style:font-name-asian="Times New Roman1" style:language-asian="es" style:country-asian="ES" style:font-name-complex="Calibri1"/>
    </style:style>
    <style:style style:name="P30" style:family="paragraph" style:parent-style-name="List_20_Paragraph" style:list-style-name="WWNum13">
      <style:paragraph-properties fo:margin-top="0cm" fo:margin-bottom="0cm" style:contextual-spacing="true" fo:line-height="100%"/>
    </style:style>
    <style:style style:name="P31" style:family="paragraph" style:parent-style-name="List_20_Paragraph" style:list-style-name="WWNum14">
      <style:paragraph-properties fo:margin-top="0cm" fo:margin-bottom="0cm" style:contextual-spacing="true" fo:line-height="100%"/>
    </style:style>
    <style:style style:name="P32" style:family="paragraph" style:parent-style-name="List_20_Paragraph" style:list-style-name="">
      <style:paragraph-properties fo:margin-left="1.27cm" fo:margin-top="0cm" fo:margin-bottom="0cm" style:contextual-spacing="true" fo:line-height="100%" fo:text-indent="0cm" style:auto-text-indent="false"/>
      <style:text-properties style:letter-kerning="false" style:font-name-asian="Times New Roman1" style:language-asian="es" style:country-asian="ES" style:font-name-complex="Calibri1"/>
    </style:style>
    <style:style style:name="P33" style:family="paragraph" style:parent-style-name="List_20_Paragraph" style:list-style-name="WWNum15">
      <style:paragraph-properties fo:margin-top="0cm" fo:margin-bottom="0cm" style:contextual-spacing="true" fo:line-height="100%"/>
    </style:style>
    <style:style style:name="P34" style:family="paragraph" style:parent-style-name="Standard">
      <style:paragraph-properties fo:margin-left="0.635cm" fo:margin-top="0cm" fo:margin-bottom="0cm" style:contextual-spacing="false" fo:line-height="100%"/>
    </style:style>
    <style:style style:name="P35" style:family="paragraph" style:parent-style-name="List_20_Paragraph" style:list-style-name="WWNum16">
      <style:paragraph-properties fo:margin-top="0cm" fo:margin-bottom="0cm" style:contextual-spacing="true" fo:line-height="100%"/>
    </style:style>
    <style:style style:name="P36" style:family="paragraph" style:parent-style-name="Standard">
      <style:paragraph-properties fo:margin-top="0cm" fo:margin-bottom="0cm" style:contextual-spacing="false" fo:line-height="100%"/>
      <style:text-properties fo:font-size="14pt" fo:font-weight="bold" style:letter-kerning="false" style:font-name-asian="Times New Roman1" style:font-size-asian="14pt" style:language-asian="es" style:country-asian="ES" style:font-weight-asian="bold" style:font-name-complex="Calibri1" style:font-size-complex="14pt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 fo:padding-left="0cm" fo:padding-right="0cm" fo:padding-top="0cm" fo:padding-bottom="0.035cm" fo:border-left="none" fo:border-right="none" fo:border-top="none" fo:border-bottom="0.51pt solid #000000"/>
    </style:style>
    <style:style style:name="P38" style:family="paragraph" style:parent-style-name="Standard">
      <style:text-properties style:font-name="Consolas" fo:font-size="10pt" fo:font-weight="bold" style:font-size-asian="10pt" style:font-weight-asian="bold" style:font-name-complex="Calibri1" style:font-size-complex="10pt" style:font-weight-complex="bold"/>
    </style:style>
    <style:style style:name="P39" style:family="paragraph" style:parent-style-name="Standard">
      <loext:graphic-properties draw:fill="solid" draw:fill-color="#e2efd9"/>
      <style:paragraph-properties fo:margin-top="0cm" fo:margin-bottom="0cm" style:contextual-spacing="false" fo:line-height="100%" fo:background-color="#e2efd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0" style:family="paragraph" style:parent-style-name="Normal_20__28_Web_29_" style:list-style-name="WWNum3">
      <style:paragraph-properties fo:margin-top="0cm" fo:margin-bottom="0cm" style:contextual-spacing="false"/>
    </style:style>
    <style:style style:name="P41" style:family="paragraph" style:parent-style-name="Normal_20__28_Web_29_">
      <style:paragraph-properties fo:margin-left="1.27cm" fo:margin-top="0cm" fo:margin-bottom="0cm" style:contextual-spacing="false"/>
    </style:style>
    <style:style style:name="P42" style:family="paragraph" style:parent-style-name="Normal_20__28_Web_29_">
      <style:paragraph-properties fo:margin-left="1.27cm" fo:margin-top="0cm" fo:margin-bottom="0cm" style:contextual-spacing="false"/>
      <style:text-properties style:font-name="Calibri" fo:font-size="11pt" style:font-size-asian="11pt" style:font-name-complex="Calibri1" style:font-size-complex="11pt"/>
    </style:style>
    <style:style style:name="P43" style:family="paragraph" style:parent-style-name="Normal_20__28_Web_29_">
      <style:paragraph-properties fo:margin-top="0cm" fo:margin-bottom="0cm" style:contextual-spacing="false"/>
      <style:text-properties style:font-name="Calibri" fo:font-size="11pt" style:font-size-asian="11pt" style:font-name-complex="Calibri1" style:font-size-complex="11pt"/>
    </style:style>
    <style:style style:name="P44" style:family="paragraph" style:parent-style-name="Standard">
      <style:text-properties officeooo:paragraph-rsid="00019a3d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fo:font-size="14pt" officeooo:paragraph-rsid="00019a3d" style:font-size-asian="14pt" style:font-size-complex="14pt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fo:font-size="14pt" fo:language="es" fo:country="ES" officeooo:paragraph-rsid="00019a3d" style:font-size-asian="14pt" style:font-size-complex="14pt"/>
    </style:style>
    <style:style style:name="P47" style:family="paragraph" style:parent-style-name="Text_20_body">
      <style:paragraph-properties fo:margin-left="0cm" fo:margin-right="0cm" fo:text-indent="0cm" style:auto-text-indent="false" fo:break-before="column"/>
      <style:text-properties fo:font-size="14pt" officeooo:paragraph-rsid="00019a3d" style:font-size-asian="14pt" style:font-size-complex="14pt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fo:font-size="14pt" fo:language="es" fo:country="ES" officeooo:rsid="00173485" officeooo:paragraph-rsid="00019a3d" style:font-size-asian="14pt" style:font-size-complex="14pt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fo:font-size="14pt" fo:language="es" fo:country="ES" officeooo:rsid="001646ca" officeooo:paragraph-rsid="00019a3d" style:font-size-asian="14pt" style:font-size-complex="14pt"/>
    </style:style>
    <style:style style:name="P50" style:family="paragraph" style:parent-style-name="Text_20_body">
      <style:paragraph-properties fo:margin-left="0cm" fo:margin-right="0cm" fo:text-indent="0cm" style:auto-text-indent="false" fo:break-before="column"/>
      <style:text-properties fo:font-size="14pt" fo:language="es" fo:country="ES" officeooo:rsid="001646ca" officeooo:paragraph-rsid="00019a3d" style:font-size-asian="14pt" style:font-size-complex="14pt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officeooo:paragraph-rsid="00019a3d"/>
    </style:style>
    <style:style style:name="P52" style:family="paragraph" style:parent-style-name="Standard">
      <style:paragraph-properties fo:margin-top="0cm" fo:margin-bottom="0cm" style:contextual-spacing="false"/>
      <style:text-properties style:font-name="Calibri" fo:font-size="11pt" officeooo:paragraph-rsid="00019a3d" style:font-size-asian="11pt" style:font-name-complex="Calibri1" style:font-size-complex="11pt"/>
    </style:style>
    <style:style style:name="P53" style:family="paragraph" style:parent-style-name="Normal_20__28_Web_29_">
      <style:paragraph-properties fo:margin-top="0cm" fo:margin-bottom="0cm" style:contextual-spacing="false" fo:break-before="page"/>
      <style:text-properties style:font-name="Calibri" fo:font-size="11pt" style:font-size-asian="11pt" style:font-name-complex="Calibri1" style:font-size-complex="11pt"/>
    </style:style>
    <style:style style:name="P54" style:family="paragraph" style:parent-style-name="Heading_20_2">
      <style:paragraph-properties fo:margin-top="0cm" fo:margin-bottom="0.141cm" style:contextual-spacing="false"/>
    </style:style>
    <style:style style:name="P55" style:family="paragraph" style:parent-style-name="Text_20_body">
      <style:text-properties style:font-name="Calibri" fo:font-size="11pt" style:letter-kerning="false" style:font-name-asian="Times New Roman1" style:font-size-asian="11pt" style:language-asian="es" style:country-asian="ES" style:font-name-complex="Calibri1" style:font-size-complex="11pt"/>
    </style:style>
    <style:style style:name="P56" style:family="paragraph" style:parent-style-name="Text_20_body" style:list-style-name="WWNum17">
      <style:paragraph-properties fo:margin-left="1.251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57" style:family="paragraph" style:parent-style-name="Text_20_body" style:list-style-name="WWNum17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58" style:family="paragraph" style:parent-style-name="Preformatted_20_Text">
      <loext:graphic-properties draw:fill="solid" draw:fill-color="#e2efd9"/>
      <style:paragraph-properties fo:background-color="#e2efd9"/>
    </style:style>
    <style:style style:name="P59" style:family="paragraph" style:parent-style-name="Preformatted_20_Text">
      <loext:graphic-properties draw:fill="solid" draw:fill-color="#e2efd9"/>
      <style:paragraph-properties fo:margin-top="0cm" fo:margin-bottom="0.499cm" style:contextual-spacing="false" fo:background-color="#e2efd9"/>
    </style:style>
    <style:style style:name="P60" style:family="paragraph" style:parent-style-name="Preformatted_20_Text">
      <loext:graphic-properties draw:fill="solid" draw:fill-color="#e2efd9"/>
      <style:paragraph-properties fo:background-color="#e2efd9"/>
      <style:text-properties style:font-name="Calibri" fo:font-weight="bold" style:letter-kerning="false" style:language-asian="es" style:country-asian="ES" style:font-weight-asian="bold" style:font-name-complex="Calibri1" style:font-weight-complex="bold"/>
    </style:style>
    <style:style style:name="P61" style:family="paragraph" style:parent-style-name="Preformatted_20_Text">
      <style:paragraph-properties fo:margin-top="0cm" fo:margin-bottom="0.499cm" style:contextual-spacing="false"/>
    </style:style>
    <style:style style:name="P62" style:family="paragraph" style:parent-style-name="Heading_20_2">
      <style:text-properties fo:color="#000000" loext:opacity="100%" style:font-name="Calibri " fo:font-size="14pt" style:font-size-asian="14pt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63" style:family="paragraph" style:parent-style-name="Text_20_body" style:list-style-name="WWNum18">
      <style:paragraph-properties fo:margin-left="1.251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64" style:family="paragraph" style:parent-style-name="Text_20_body" style:list-style-name="WWNum18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65" style:family="paragraph" style:parent-style-name="Preformatted_20_Text">
      <loext:graphic-properties draw:fill="solid" draw:fill-color="#e2efd9"/>
      <style:paragraph-properties fo:background-color="#e2efd9"/>
      <style:text-properties style:font-name="Calibri" style:letter-kerning="false" style:language-asian="es" style:country-asian="ES" style:font-name-complex="Calibri1"/>
    </style:style>
    <style:style style:name="P66" style:family="paragraph" style:parent-style-name="Heading_20_2">
      <style:paragraph-properties fo:line-height="108%" fo:text-align="start" style:justify-single-word="false" fo:orphans="2" fo:widows="2" style:writing-mode="lr-tb"/>
    </style:style>
    <style:style style:name="P67" style:family="paragraph" style:parent-style-name="Text_20_body" style:list-style-name="WWNum19">
      <style:paragraph-properties fo:margin-left="1.251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P68" style:family="paragraph" style:parent-style-name="Text_20_body" style:list-style-name="WWNum19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69" style:family="paragraph" style:parent-style-name="Preformatted_20_Text">
      <loext:graphic-properties draw:fill="solid" draw:fill-color="#e2efd9"/>
      <style:paragraph-properties fo:margin-top="0cm" fo:margin-bottom="0.499cm" style:contextual-spacing="false" fo:background-color="#e2efd9"/>
      <style:text-properties style:font-name="Calibri" style:letter-kerning="false" style:language-asian="es" style:country-asian="ES" style:font-name-complex="Calibri1"/>
    </style:style>
    <style:style style:name="P70" style:family="paragraph" style:parent-style-name="Horizontal_20_Line">
      <style:paragraph-properties fo:margin-top="0cm" fo:margin-bottom="0cm" style:contextual-spacing="false" fo:break-before="page"/>
      <style:text-properties style:font-name="Calibri" fo:font-size="11pt" style:font-size-asian="11pt" style:font-name-complex="Calibri1" style:font-size-complex="11pt"/>
    </style:style>
    <style:style style:name="P71" style:family="paragraph" style:parent-style-name="Heading_20_3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style:font-name="Calibri" fo:language="es" fo:country="ES" style:letter-kerning="false" style:language-asian="es" style:country-asian="ES" style:language-complex="ar" style:country-complex="SA"/>
    </style:style>
    <style:style style:name="P72" style:family="paragraph" style:parent-style-name="Text_20_body" style:list-style-name="L1">
      <style:paragraph-properties fo:margin-left="0cm" fo:margin-right="0cm" fo:margin-top="0cm" fo:margin-bottom="0.247cm" style:contextual-spacing="false" fo:orphans="2" fo:widows="2" fo:text-indent="0cm" style:auto-text-indent="false"/>
      <style:text-properties style:use-window-font-color="true" loext:opacity="0%" style:font-name="Calibri" fo:font-size="11pt" fo:language="es" fo:country="ES" style:letter-kerning="false" style:font-name-asian="Times New Roman1" style:font-size-asian="11pt" style:language-asian="es" style:country-asian="ES" style:font-name-complex="Calibri1" style:font-size-complex="11pt" style:language-complex="ar" style:country-complex="SA"/>
    </style:style>
    <style:style style:name="P73" style:family="paragraph" style:parent-style-name="Preformatted_20_Text" style:list-style-name="L1">
      <style:paragraph-properties fo:margin-left="0cm" fo:margin-right="0cm" fo:margin-top="0cm" fo:margin-bottom="0.247cm" style:contextual-spacing="false" fo:orphans="2" fo:widows="2" fo:text-indent="0cm" style:auto-text-indent="false" fo:padding-left="0.423cm" fo:padding-right="0cm" fo:padding-top="0.423cm" fo:padding-bottom="0.423cm" fo:border-left="0.06pt solid #000000" fo:border-right="none" fo:border-top="0.06pt solid #000000" fo:border-bottom="0.06pt solid #000000"/>
      <style:text-properties style:use-window-font-color="true" loext:opacity="0%" fo:language="es" fo:country="ES" style:letter-kerning="false" style:language-asian="es" style:country-asian="ES" style:language-complex="ar" style:country-complex="SA"/>
    </style:style>
    <style:style style:name="P74" style:family="paragraph" style:parent-style-name="Preformatted_20_Text" style:list-style-name="L1">
      <style:paragraph-properties fo:margin-top="0cm" fo:margin-bottom="0.247cm" style:contextual-spacing="false" fo:orphans="2" fo:widows="2" fo:text-indent="0cm" style:auto-text-indent="false" fo:padding-left="0.423cm" fo:padding-right="0cm" fo:padding-top="0.423cm" fo:padding-bottom="0.423cm" fo:border-left="0.06pt solid #000000" fo:border-right="none" fo:border-top="0.06pt solid #000000" fo:border-bottom="0.06pt solid #000000"/>
      <style:text-properties style:use-window-font-color="true" loext:opacity="0%" fo:language="es" fo:country="ES" style:letter-kerning="false" style:language-asian="es" style:country-asian="ES" style:language-complex="ar" style:country-complex="SA"/>
    </style:style>
    <style:style style:name="P75" style:family="paragraph" style:parent-style-name="Horizontal_20_Line">
      <style:text-properties style:use-window-font-color="true" loext:opacity="0%" style:font-name="Calibri" fo:language="es" fo:country="ES" style:letter-kerning="false" style:font-name-asian="Times New Roman1" style:language-asian="es" style:country-asian="ES" style:font-name-complex="Calibri1" style:language-complex="ar" style:country-complex="SA"/>
    </style:style>
    <style:style style:name="P76" style:family="paragraph" style:parent-style-name="Text_20_body" style:list-style-name="L2">
      <style:paragraph-properties fo:margin-left="0cm" fo:margin-right="0cm" fo:margin-top="0cm" fo:margin-bottom="0.247cm" style:contextual-spacing="false" fo:orphans="2" fo:widows="2" fo:text-indent="0cm" style:auto-text-indent="false"/>
      <style:text-properties style:use-window-font-color="true" loext:opacity="0%" style:font-name="Calibri" fo:font-size="11pt" fo:language="es" fo:country="ES" style:letter-kerning="false" style:font-name-asian="Times New Roman1" style:font-size-asian="11pt" style:language-asian="es" style:country-asian="ES" style:font-name-complex="Calibri1" style:font-size-complex="11pt" style:language-complex="ar" style:country-complex="SA"/>
    </style:style>
    <style:style style:name="P77" style:family="paragraph" style:parent-style-name="Text_20_body" style:list-style-name="L3">
      <style:paragraph-properties fo:margin-left="0cm" fo:margin-right="0cm" fo:margin-top="0cm" fo:margin-bottom="0.247cm" style:contextual-spacing="false" fo:orphans="2" fo:widows="2" fo:text-indent="0cm" style:auto-text-indent="false"/>
      <style:text-properties style:use-window-font-color="true" loext:opacity="0%" style:font-name="Calibri" fo:font-size="11pt" fo:language="es" fo:country="ES" style:letter-kerning="false" style:font-name-asian="Times New Roman1" style:font-size-asian="11pt" style:language-asian="es" style:country-asian="ES" style:font-name-complex="Calibri1" style:font-size-complex="11pt" style:language-complex="ar" style:country-complex="SA"/>
    </style:style>
    <style:style style:name="P78" style:family="paragraph" style:parent-style-name="Preformatted_20_Text">
      <style:paragraph-properties fo:margin-left="0cm" fo:margin-right="0cm" fo:margin-top="0cm" fo:margin-bottom="0.247cm" style:contextual-spacing="false" fo:orphans="2" fo:widows="2" fo:text-indent="0cm" style:auto-text-indent="false" fo:padding-left="0.423cm" fo:padding-right="0cm" fo:padding-top="0.423cm" fo:padding-bottom="0.423cm" fo:border-left="0.06pt solid #000000" fo:border-right="none" fo:border-top="0.06pt solid #000000" fo:border-bottom="0.06pt solid #000000"/>
      <style:text-properties style:use-window-font-color="true" loext:opacity="0%" fo:language="es" fo:country="ES" style:letter-kerning="false" style:language-asian="es" style:country-asian="ES" style:language-complex="ar" style:country-complex="SA"/>
    </style:style>
    <style:style style:name="P79" style:family="paragraph" style:parent-style-name="Text_20_body" style:list-style-name="L4">
      <style:paragraph-properties fo:margin-left="0cm" fo:margin-right="0cm" fo:margin-top="0cm" fo:margin-bottom="0.247cm" style:contextual-spacing="false" fo:orphans="2" fo:widows="2" fo:text-indent="0cm" style:auto-text-indent="false"/>
      <style:text-properties style:use-window-font-color="true" loext:opacity="0%" style:font-name="Calibri" fo:font-size="11pt" fo:language="es" fo:country="ES" style:letter-kerning="false" style:font-name-asian="Times New Roman1" style:font-size-asian="11pt" style:language-asian="es" style:country-asian="ES" style:font-name-complex="Calibri1" style:font-size-complex="11pt" style:language-complex="ar" style:country-complex="SA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etter-kerning="false" style:font-name-asian="Times New Roman1" style:language-asian="es" style:country-asian="ES" style:font-name-complex="Calibri1"/>
    </style:style>
    <style:style style:name="T4" style:family="text">
      <style:text-properties fo:font-size="12pt" fo:font-weight="bold" style:letter-kerning="false" style:font-name-asian="Times New Roman1" style:font-size-asian="12pt" style:language-asian="es" style:country-asian="ES" style:font-weight-asian="bold" style:font-name-complex="Calibri1" style:font-size-complex="12pt" style:font-weight-complex="bold"/>
    </style:style>
    <style:style style:name="T5" style:family="text">
      <style:text-properties style:font-name-complex="Calibri1"/>
    </style:style>
    <style:style style:name="T6" style:family="text">
      <style:text-properties fo:font-weight="bold" style:letter-kerning="false" style:font-name-asian="Times New Roman1" style:language-asian="es" style:country-asian="ES" style:font-weight-asian="bold" style:font-name-complex="Calibri1" style:font-weight-complex="bold"/>
    </style:style>
    <style:style style:name="T7" style:family="text">
      <style:text-properties fo:font-size="11pt" fo:font-weight="normal" style:letter-kerning="false" style:font-name-asian="Times New Roman1" style:font-size-asian="11pt" style:language-asian="es" style:country-asian="ES" style:font-weight-asian="normal" style:font-name-complex="Calibri1" style:font-size-complex="11pt" style:font-weight-complex="normal"/>
    </style:style>
    <style:style style:name="T8" style:family="text">
      <style:text-properties style:font-name="Calibri" style:letter-kerning="false" style:font-name-asian="Times New Roman1" style:language-asian="es" style:country-asian="ES" style:font-name-complex="Calibri1"/>
    </style:style>
    <style:style style:name="T9" style:family="text">
      <style:text-properties fo:font-size="12pt" style:letter-kerning="false" style:font-name-asian="Times New Roman1" style:font-size-asian="12pt" style:language-asian="es" style:country-asian="ES" style:font-name-complex="Calibri1" style:font-size-complex="12pt"/>
    </style:style>
    <style:style style:name="T10" style:family="text">
      <style:text-properties fo:font-variant="normal" fo:text-transform="none" fo:color="#000000" loext:opacity="100%" style:font-name="apple-system" fo:font-size="10.5pt" fo:letter-spacing="normal" fo:font-style="normal" fo:font-weight="normal" style:letter-kerning="false" style:font-name-asian="Times New Roman1" style:font-size-asian="10.5pt" style:language-asian="es" style:country-asian="ES" style:font-style-asian="normal" style:font-weight-asian="normal" style:font-name-complex="Calibri1"/>
    </style:style>
    <style:style style:name="T11" style:family="text">
      <style:text-properties fo:font-variant="normal" fo:text-transform="none" fo:color="#000000" loext:opacity="100%" style:font-name="apple-system" fo:font-size="10.5pt" fo:letter-spacing="normal" fo:font-style="normal" fo:font-weight="normal" style:letter-kerning="false" style:font-name-asian="Times New Roman1" style:font-size-asian="10.5pt" style:language-asian="es" style:country-asian="ES" style:font-style-asian="normal" style:font-weight-asian="normal" style:font-name-complex="Calibri1">
        <loext:char-complex-color loext:theme-type="accent1" loext:color-type="theme">
          <loext:transformation loext:type="shade" loext:value="2509"/>
        </loext:char-complex-color>
      </style:text-properties>
    </style:style>
    <style:style style:name="T12" style:family="text">
      <style:text-properties fo:font-size="14pt" fo:font-weight="bold" style:letter-kerning="false" style:font-name-asian="Times New Roman1" style:font-size-asian="14pt" style:language-asian="es" style:country-asian="ES" style:font-weight-asian="bold" style:font-name-complex="Calibri1" style:font-size-complex="14pt" style:font-weight-complex="bold"/>
    </style:style>
    <style:style style:name="T13" style:family="text">
      <style:text-properties fo:font-style="italic" fo:font-weight="bold" style:letter-kerning="false" style:font-name-asian="Times New Roman1" style:language-asian="es" style:country-asian="ES" style:font-style-asian="italic" style:font-weight-asian="bold" style:font-name-complex="Calibri1" style:font-style-complex="italic" style:font-weight-complex="bold"/>
    </style:style>
    <style:style style:name="T14" style:family="text">
      <style:text-properties style:font-name="Consolas" fo:font-size="10pt" fo:font-weight="bold" style:font-size-asian="10pt" style:font-weight-asian="bold" style:font-name-complex="Calibri1" style:font-size-complex="10pt" style:font-weight-complex="bold"/>
    </style:style>
    <style:style style:name="T15" style:family="text">
      <style:text-properties style:font-name="Consolas" fo:font-size="10pt" fo:font-weight="bold" style:letter-kerning="false" style:font-name-asian="Times New Roman1" style:font-size-asian="10pt" style:language-asian="es" style:country-asian="ES" style:font-weight-asian="bold" style:font-name-complex="Calibri1" style:font-size-complex="10pt" style:font-weight-complex="bold"/>
    </style:style>
    <style:style style:name="T16" style:family="text">
      <style:text-properties style:font-name="Consolas" fo:font-size="10pt" fo:font-style="italic" fo:font-weight="bold" style:letter-kerning="false" style:font-name-asian="Times New Roman1" style:font-size-asian="10pt" style:language-asian="es" style:country-asian="ES" style:font-style-asian="italic" style:font-weight-asian="bold" style:font-name-complex="Calibri1" style:font-size-complex="10pt" style:font-style-complex="italic" style:font-weight-complex="bold"/>
    </style:style>
    <style:style style:name="T17" style:family="text">
      <style:text-properties style:font-name="Calibri" fo:font-weight="bold" style:font-weight-asian="bold" style:font-name-complex="Calibri1" style:font-weight-complex="bold"/>
    </style:style>
    <style:style style:name="T18" style:family="text">
      <style:text-properties style:font-name="Calibri" fo:font-size="12pt" fo:font-weight="bold" style:font-size-asian="12pt" style:font-weight-asian="bold" style:font-name-complex="Calibri1" style:font-size-complex="12pt" style:font-weight-complex="bold"/>
    </style:style>
    <style:style style:name="T19" style:family="text">
      <style:text-properties style:font-name="Calibri" fo:font-size="11pt" style:font-size-asian="11pt" style:font-name-complex="Calibri1" style:font-size-complex="11pt"/>
    </style:style>
    <style:style style:name="T20" style:family="text">
      <style:text-properties fo:language="es" fo:country="ES"/>
    </style:style>
    <style:style style:name="T21" style:family="text">
      <style:text-properties fo:language="es" fo:country="ES" officeooo:rsid="001646ca"/>
    </style:style>
    <style:style style:name="T22" style:family="text">
      <style:text-properties fo:font-size="14pt" fo:language="es" fo:country="ES" style:font-size-asian="14pt" style:font-size-complex="14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style:language-asian="es" style:country-asian="ES"/>
    </style:style>
    <style:style style:name="T25" style:family="text">
      <style:text-properties fo:color="#000000" loext:opacity="100%" style:font-name="Calibri" fo:font-size="14pt" style:font-size-asian="14pt" style:language-asian="es" style:country-asian="ES" style:font-size-complex="14pt"/>
    </style:style>
    <style:style style:name="T26" style:family="text">
      <style:text-properties style:font-name="Calibri" fo:font-size="11pt" style:letter-kerning="false" style:font-name-asian="Times New Roman1" style:font-size-asian="11pt" style:language-asian="es" style:country-asian="ES" style:font-name-complex="Calibri1" style:font-size-complex="11pt"/>
    </style:style>
    <style:style style:name="T27" style:family="text">
      <style:text-properties fo:font-size="11pt" style:letter-kerning="false" style:font-name-asian="Times New Roman1" style:font-size-asian="11pt" style:language-asian="es" style:country-asian="ES" style:font-name-complex="Calibri1" style:font-size-complex="11pt"/>
    </style:style>
    <style:style style:name="T28" style:family="text">
      <style:text-properties fo:font-size="11pt" style:letter-kerning="false" style:font-size-asian="11pt" style:language-asian="es" style:country-asian="ES" style:font-name-complex="Calibri1" style:font-size-complex="11pt"/>
    </style:style>
    <style:style style:name="T29" style:family="text">
      <style:text-properties style:font-name="Calibri" style:letter-kerning="false" style:language-asian="es" style:country-asian="ES" style:font-name-complex="Calibri1"/>
    </style:style>
    <style:style style:name="T30" style:family="text">
      <style:text-properties style:font-name="Calibri" fo:font-weight="bold" style:letter-kerning="false" style:language-asian="es" style:country-asian="ES" style:font-weight-asian="bold" style:font-name-complex="Calibri1" style:font-weight-complex="bold"/>
    </style:style>
    <style:style style:name="T31" style:family="text">
      <style:text-properties fo:color="#00a933" loext:opacity="100%" style:font-name="Calibri" fo:font-size="14pt" fo:font-style="italic" fo:font-weight="bold" style:letter-kerning="false" style:font-size-asian="14pt" style:language-asian="es" style:country-asian="ES" style:font-style-asian="italic" style:font-weight-asian="bold" style:font-name-complex="Calibri1" style:font-size-complex="14pt" style:font-style-complex="italic" style:font-weight-complex="bold"/>
    </style:style>
    <style:style style:name="T32" style:family="text">
      <style:text-properties fo:color="#000000" loext:opacity="100%" style:font-name="Calibri " fo:font-size="14pt" style:font-size-asian="14pt" style:font-size-complex="14pt"/>
    </style:style>
    <style:style style:name="T33" style:family="text">
      <style:text-properties fo:color="#000000" loext:opacity="100%" style:font-name="Calibri " fo:font-size="14pt" style:font-size-asian="14pt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34" style:family="text">
      <style:text-properties style:letter-kerning="false" style:language-asian="es" style:country-asian="ES"/>
    </style:style>
    <style:style style:name="T35" style:family="text">
      <style:text-properties fo:color="#000000" loext:opacity="100%" style:font-name="Calibri " fo:font-size="14pt" style:letter-kerning="false" style:font-size-asian="14pt" style:language-asian="es" style:country-asian="ES" style:font-size-complex="14pt"/>
    </style:style>
    <style:style style:name="T36" style:family="text">
      <style:text-properties fo:font-variant="normal" fo:text-transform="none" fo:color="#000000" loext:opacity="100%" fo:font-family="apple-system, BlinkMacSystemFont, 'Segoe WPC', 'Segoe UI', system-ui, Ubuntu, 'Droid Sans', sans-serif" fo:letter-spacing="normal" fo:font-style="normal" fo:font-weight="normal"/>
    </style:style>
    <style:style style:name="T37" style:family="text">
      <style:text-properties fo:font-variant="normal" fo:text-transform="none" fo:color="#000000" loext:opacity="100%" fo:font-family="apple-system, BlinkMacSystemFont, 'Segoe WPC', 'Segoe UI', system-ui, Ubuntu, 'Droid Sans', sans-serif" fo:font-size="10.5pt" fo:letter-spacing="normal" fo:font-style="normal" fo:font-weight="normal"/>
    </style:style>
    <style:style style:name="T38" style:family="text">
      <style:text-properties fo:font-variant="normal" fo:text-transform="none" fo:color="#000000" loext:opacity="100%" fo:font-family="'var vscode-editor-font-family', 'SF Mono', Monaco, Menlo, Consolas, 'Ubuntu Mono', 'Liberation Mono', 'DejaVu Sans Mono', 'Courier New', monospace" fo:font-size="10.5pt" fo:letter-spacing="normal" fo:font-style="normal" fo:font-weight="normal" loext:padding="0cm" loext:border="none"/>
    </style:style>
    <style:style style:name="T39" style:family="text">
      <style:text-properties fo:font-variant="normal" fo:text-transform="none" fo:color="#0000ff" loext:opacity="100%" fo:font-family="'var vscode-editor-font-family', 'SF Mono', Monaco, Menlo, Consolas, 'Ubuntu Mono', 'Liberation Mono', 'DejaVu Sans Mono', 'Courier New', monospace" fo:font-size="10.5pt" fo:letter-spacing="normal" fo:font-style="normal" fo:font-weight="normal" loext:padding="0cm" loext:border="none"/>
    </style:style>
    <style:style style:name="T40" style:family="text">
      <style:text-properties fo:font-variant="normal" fo:text-transform="none" fo:color="#000000" loext:opacity="100%" fo:letter-spacing="normal" loext:padding="0cm" loext:border="none"/>
    </style:style>
    <style:style style:name="T41" style:family="text">
      <style:text-properties fo:font-variant="normal" fo:text-transform="none" fo:color="#ff0000" loext:opacity="100%" fo:font-family="'var vscode-editor-font-family', 'SF Mono', Monaco, Menlo, Consolas, 'Ubuntu Mono', 'Liberation Mono', 'DejaVu Sans Mono', 'Courier New', monospace" fo:font-size="10.5pt" fo:letter-spacing="normal" fo:font-style="normal" fo:font-weight="normal" loext:padding="0cm" loext:border="none"/>
    </style:style>
    <style:style style:name="T42" style:family="text">
      <style:text-properties fo:font-variant="normal" fo:text-transform="none" fo:color="#a31515" loext:opacity="100%" fo:font-family="'var vscode-editor-font-family', 'SF Mono', Monaco, Menlo, Consolas, 'Ubuntu Mono', 'Liberation Mono', 'DejaVu Sans Mono', 'Courier New', monospace" fo:font-size="10.5pt" fo:letter-spacing="normal" fo:font-style="normal" fo:font-weight="normal" loext:padding="0cm" loext:border="none"/>
    </style:style>
    <style:style style:name="T43" style:family="text">
      <style:text-properties fo:font-variant="normal" fo:text-transform="none" fo:color="#007acc" loext:opacity="100%" fo:font-family="'var vscode-editor-font-family', 'SF Mono', Monaco, Menlo, Consolas, 'Ubuntu Mono', 'Liberation Mono', 'DejaVu Sans Mono', 'Courier New', monospace" fo:font-size="10.5pt" fo:letter-spacing="normal" fo:font-style="normal" fo:font-weight="normal" loext:padding="0cm" loext:border="none"/>
    </style:style>
    <style:style style:name="T44" style:family="text">
      <style:text-properties fo:font-variant="normal" fo:text-transform="none" fo:color="#008000" loext:opacity="100%" fo:font-family="'var vscode-editor-font-family', 'SF Mono', Monaco, Menlo, Consolas, 'Ubuntu Mono', 'Liberation Mono', 'DejaVu Sans Mono', 'Courier New', monospace" fo:font-size="10.5pt" fo:letter-spacing="normal" fo:font-style="normal" fo:font-weight="normal" loext:padding="0cm" loext:border="none"/>
    </style:style>
    <style:style style:name="T45" style:family="text">
      <style:text-properties fo:font-variant="normal" fo:text-transform="none" fo:color="#008000" loext:opacity="100%" fo:font-family="'var vscode-editor-font-family', 'SF Mono', Monaco, Menlo, Consolas, 'Ubuntu Mono', 'Liberation Mono', 'DejaVu Sans Mono', 'Courier New', monospace" fo:font-size="10.5pt" fo:letter-spacing="normal" fo:font-style="italic" fo:font-weight="normal" loext:padding="0cm" loext:border="none"/>
    </style:style>
    <style:style style:name="Sect1" style:family="section">
      <style:section-properties text:dont-balance-text-columns="false" style:editable="false">
        <style:columns fo:column-count="7" fo:column-gap="0cm">
          <style:column style:rel-width="9362*" fo:start-indent="0cm" fo:end-indent="0cm"/>
          <style:column style:rel-width="9362*" fo:start-indent="0cm" fo:end-indent="0cm"/>
          <style:column style:rel-width="9362*" fo:start-indent="0cm" fo:end-indent="0cm"/>
          <style:column style:rel-width="9362*" fo:start-indent="0cm" fo:end-indent="0cm"/>
          <style:column style:rel-width="9362*" fo:start-indent="0cm" fo:end-indent="0cm"/>
          <style:column style:rel-width="9362*" fo:start-indent="0cm" fo:end-indent="0cm"/>
          <style:column style:rel-width="9363*" fo:start-indent="0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8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6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5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EXAMEN LLENGUATGE DE MARQUES </text:span><text:span text:style-name="T1"/></text:p>
      <text:p text:style-name="P2"/>
      <text:p text:style-name="P2" loext:marker-style-name="T2"><text:span text:style-name="T2">Nom i Cognoms:</text:span><text:span text:style-name="T2"/></text:p>
      <text:p text:style-name="P3"/>
      <text:p text:style-name="P4" loext:marker-style-name="T3"/>
      <text:list xml:id="list2939990177" text:style-name="WWNum1">
        <text:list-item>
          <text:p text:style-name="P5" loext:marker-style-name="T4"><text:span text:style-name="T4">Quina és la funció principal de l'etiqueta &lt;head&gt; en HTML? </text:span><text:span text:style-name="T4"/></text:p>
        </text:list-item>
      </text:list>
      <text:list text:style-name="WWNum4">
        <text:list-item>
          <text:p text:style-name="P6" loext:marker-style-name="T3"><text:span text:style-name="T3">Mostrar contingut en la página</text:span><text:span text:style-name="T3"/></text:p>
        </text:list-item>
        <text:list-item>
          <text:p text:style-name="P6" loext:marker-style-name="T3"><text:span text:style-name="T3">Definir informació global sobre el document </text:span><text:span text:style-name="T3"/></text:p>
        </text:list-item>
        <text:list-item>
          <text:p text:style-name="P6" loext:marker-style-name="T3"><text:span text:style-name="T3">Afegir imatges a la pàgina </text:span><text:span text:style-name="T3"/></text:p>
        </text:list-item>
        <text:list-item>
          <text:p text:style-name="P6" loext:marker-style-name="T3"><text:span text:style-name="T3">Establir estils de pàgina</text:span><text:span text:style-name="T3"/></text:p>
        </text:list-item>
      </text:list>
      <text:p text:style-name="P7" loext:marker-style-name="T5"/>
      <text:list xml:id="list184742583082809" text:continue-list="list2939990177" text:style-name="WWNum1">
        <text:list-item>
          <text:p text:style-name="P5" loext:marker-style-name="T4"><text:span text:style-name="T4">Quina és la finalitat de l'atribut charset dins de l'etiqueta &lt;meta&gt;? </text:span><text:span text:style-name="T4"/></text:p>
        </text:list-item>
      </text:list>
      <text:list text:style-name="WWNum5">
        <text:list-item>
          <text:p text:style-name="P8" loext:marker-style-name="T3"><text:span text:style-name="T3">Definir la codificació de caràcters del document </text:span><text:span text:style-name="T3"/></text:p>
        </text:list-item>
        <text:list-item>
          <text:p text:style-name="P8" loext:marker-style-name="T3"><text:span text:style-name="T3">Establir l'amplada del dispositiu</text:span><text:span text:style-name="T3"/></text:p>
        </text:list-item>
        <text:list-item>
          <text:p text:style-name="P8" loext:marker-style-name="T3"><text:span text:style-name="T3">Vincular a un fitxer d'estil extern </text:span><text:span text:style-name="T3"/></text:p>
        </text:list-item>
        <text:list-item>
          <text:p text:style-name="P8" loext:marker-style-name="T3"><text:span text:style-name="T3">Afegir scripts al document</text:span><text:span text:style-name="T3"/></text:p>
        </text:list-item>
      </text:list>
      <text:p text:style-name="P7" loext:marker-style-name="T5"/>
      <text:list xml:id="list184741275138849" text:continue-list="list184742583082809" text:style-name="WWNum1">
        <text:list-item>
          <text:p text:style-name="P5" loext:marker-style-name="T4"><text:span text:style-name="T4">Quina etiqueta s'utilitza per definir una llista ordenada?</text:span><text:span text:style-name="T4"/></text:p>
        </text:list-item>
      </text:list>
      <text:list text:style-name="WWNum6">
        <text:list-item>
          <text:p text:style-name="P9" loext:marker-style-name="T3"><text:span text:style-name="T6">&lt;ol&gt;</text:span><text:span text:style-name="T3"> </text:span></text:p>
        </text:list-item>
        <text:list-item>
          <text:p text:style-name="P9" loext:marker-style-name="T3"><text:span text:style-name="T6">&lt;ul&gt;</text:span><text:span text:style-name="T3"> </text:span></text:p>
        </text:list-item>
        <text:list-item>
          <text:p text:style-name="P9" loext:marker-style-name="T3"><text:span text:style-name="T6">&lt;li&gt;</text:span><text:span text:style-name="T3"> </text:span></text:p>
        </text:list-item>
        <text:list-item>
          <text:p text:style-name="P9" loext:marker-style-name="T3"><text:span text:style-name="T6">&lt;dl&gt;</text:span><text:span text:style-name="T6"/></text:p>
        </text:list-item>
      </text:list>
      <text:p text:style-name="P10" loext:marker-style-name="T3"/>
      <text:list xml:id="list184742320031996" text:continue-list="list184741275138849" text:style-name="WWNum1">
        <text:list-item>
          <text:p text:style-name="P5" loext:marker-style-name="T4"><text:span text:style-name="T4">Quina és la funció de l'atribut colspan en les taules HTML? </text:span><text:span text:style-name="T4"/></text:p>
        </text:list-item>
      </text:list>
      <text:list text:style-name="WWNum7">
        <text:list-item>
          <text:p text:style-name="P11" loext:marker-style-name="T3"><text:span text:style-name="T3">Fusionar cel·les horitzontalment </text:span><text:span text:style-name="T3"/></text:p>
        </text:list-item>
        <text:list-item>
          <text:p text:style-name="P11" loext:marker-style-name="T3"><text:span text:style-name="T3">Fusionar cel·les verticalment </text:span><text:span text:style-name="T3"/></text:p>
        </text:list-item>
        <text:list-item>
          <text:p text:style-name="P11" loext:marker-style-name="T3"><text:span text:style-name="T3">Establir l'amplada d'una cel·la </text:span><text:span text:style-name="T3"/></text:p>
        </text:list-item>
        <text:list-item>
          <text:p text:style-name="P11" loext:marker-style-name="T3"><text:span text:style-name="T3">Establir l'espai entre cel·les</text:span><text:span text:style-name="T3"/></text:p>
        </text:list-item>
      </text:list>
      <text:p text:style-name="P4" loext:marker-style-name="T3"/>
      <text:list xml:id="list184740938797332" text:continue-list="list184742320031996" text:style-name="WWNum1">
        <text:list-item>
          <text:p text:style-name="P5" loext:marker-style-name="T4"><text:span text:style-name="T4">Quina és la funció principal de l'etiqueta &lt;blockquote&gt;? </text:span><text:span text:style-name="T4"/></text:p>
        </text:list-item>
      </text:list>
      <text:list text:style-name="WWNum8">
        <text:list-item>
          <text:p text:style-name="P12" loext:marker-style-name="T3"><text:span text:style-name="T3">Crear un bloc de codi preformatat </text:span><text:span text:style-name="T3"/></text:p>
        </text:list-item>
        <text:list-item>
          <text:p text:style-name="P12" loext:marker-style-name="T3"><text:span text:style-name="T3">Marcar blocs de text que representen citacions </text:span><text:span text:style-name="T3"/></text:p>
        </text:list-item>
        <text:list-item>
          <text:p text:style-name="P12" loext:marker-style-name="T3"><text:span text:style-name="T3">Definir una llista ordenada </text:span><text:span text:style-name="T3"/></text:p>
        </text:list-item>
        <text:list-item>
          <text:p text:style-name="P12" loext:marker-style-name="T3"><text:span text:style-name="T3">Crear una taula</text:span><text:span text:style-name="T3"/></text:p>
        </text:list-item>
      </text:list>
      <text:p text:style-name="P4" loext:marker-style-name="T3"/>
      <text:list xml:id="list184742277901109" text:continue-list="list184740938797332" text:style-name="WWNum1">
        <text:list-item>
          <text:p text:style-name="P5" loext:marker-style-name="T4"><text:span text:style-name="T4">Quina és la funció principal de l'etiqueta &lt;pre&gt;? </text:span><text:span text:style-name="T4"/></text:p>
        </text:list-item>
      </text:list>
      <text:list text:style-name="WWNum9">
        <text:list-item>
          <text:p text:style-name="P13" loext:marker-style-name="T3"><text:span text:style-name="T3">Crear una llista predefinida </text:span><text:span text:style-name="T3"/></text:p>
        </text:list-item>
        <text:list-item>
          <text:p text:style-name="P13" loext:marker-style-name="T3"><text:span text:style-name="T3">Mantenir els espais i la mida fixa del text </text:span><text:span text:style-name="T3"/></text:p>
        </text:list-item>
        <text:list-item>
          <text:p text:style-name="P13" loext:marker-style-name="T3"><text:span text:style-name="T3">Definir una taula </text:span><text:span text:style-name="T3"/></text:p>
        </text:list-item>
        <text:list-item>
          <text:p text:style-name="P13" loext:marker-style-name="T3"><text:span text:style-name="T3">Establir l'espaiat interior de les cel·les</text:span><text:span text:style-name="T3"/></text:p>
        </text:list-item>
      </text:list>
      <text:p text:style-name="P14" loext:marker-style-name="T3"/>
      <text:list xml:id="list184741350302749" text:continue-list="list184742277901109" text:style-name="WWNum1">
        <text:list-item>
          <text:p text:style-name="P5" loext:marker-style-name="T4"><text:span text:style-name="T4">Quina és la funció de l'etiqueta &lt;abbr&gt;? </text:span><text:span text:style-name="T4"/></text:p>
        </text:list-item>
      </text:list>
      <text:list text:style-name="WWNum10">
        <text:list-item>
          <text:p text:style-name="P15" loext:marker-style-name="T3"><text:span text:style-name="T3">Crear un bloc de codi preformatat </text:span><text:span text:style-name="T3"/></text:p>
        </text:list-item>
        <text:list-item>
          <text:p text:style-name="P15" loext:marker-style-name="T3"><text:span text:style-name="T3">Indicar una paraula en negreta </text:span><text:span text:style-name="T3"/></text:p>
        </text:list-item>
        <text:list-item>
          <text:p text:style-name="P15" loext:marker-style-name="T3"><text:span text:style-name="T3">Definir acrònims o abreviacions </text:span><text:span text:style-name="T3"/></text:p>
        </text:list-item>
        <text:list-item>
          <text:p text:style-name="P15" loext:marker-style-name="T3"><text:span text:style-name="T3">Crear una llista ordenada</text:span><text:span text:style-name="T3"/></text:p>
        </text:list-item>
      </text:list>
      <text:p text:style-name="P16" loext:marker-style-name="T3"/>
      <text:p text:style-name="P14" loext:marker-style-name="T3"/>
      <text:list xml:id="list184742695199790" text:continue-list="list184741350302749" text:style-name="WWNum1">
        <text:list-item>
          <text:p text:style-name="P5" loext:marker-style-name="T4"><text:soft-page-break/><text:span text:style-name="T4">Quina és la finalitat de l'etiqueta &lt;mark&gt;? </text:span><text:span text:style-name="T4"/></text:p>
        </text:list-item>
      </text:list>
      <text:list text:style-name="WWNum11">
        <text:list-item>
          <text:p text:style-name="P17" loext:marker-style-name="T3"><text:span text:style-name="T3">Indicar text en negreta </text:span><text:span text:style-name="T3"/></text:p>
        </text:list-item>
        <text:list-item>
          <text:p text:style-name="P17" loext:marker-style-name="T3"><text:span text:style-name="T3">Subratllar una paraula </text:span><text:span text:style-name="T3"/></text:p>
        </text:list-item>
        <text:list-item>
          <text:p text:style-name="P17" loext:marker-style-name="T3"><text:span text:style-name="T3">Marcar o ressaltar text </text:span><text:span text:style-name="T3"/></text:p>
        </text:list-item>
        <text:list-item>
          <text:p text:style-name="P17" loext:marker-style-name="T3"><text:span text:style-name="T3">Definir un terme dins d'una llista de descripció</text:span><text:span text:style-name="T3"/></text:p>
        </text:list-item>
      </text:list>
      <text:p text:style-name="P16" loext:marker-style-name="T3"/>
      <text:list text:continue-list="list184742695199790" text:style-name="WWNum1">
        <text:list-item>
          <text:p text:style-name="P5" loext:marker-style-name="T4"><text:span text:style-name="T4">Quina etiqueta HTML s'utilitza per crear enllaços? </text:span><text:span text:style-name="T4"/></text:p>
        </text:list-item>
      </text:list>
      <text:p text:style-name="P18" loext:marker-style-name="T3"><text:span text:style-name="T3">a) &lt;link&gt;<text:line-break/>b) &lt;a&gt;<text:line-break/>c) &lt;url&gt;<text:line-break/>d) &lt;href&gt;</text:span><text:span text:style-name="T3"/></text:p>
      <text:p text:style-name="P4" loext:marker-style-name="T3"/>
      <text:list text:continue-numbering="true" text:style-name="WWNum1">
        <text:list-item>
          <text:p text:style-name="P5" loext:marker-style-name="T4"><text:span text:style-name="T4">Com es crea un enllaç intern (marcador) en HTML? </text:span><text:span text:style-name="T4"/></text:p>
        </text:list-item>
      </text:list>
      <text:p text:style-name="P18" loext:marker-style-name="T3"><text:span text:style-name="T3">a) &lt;internal&gt;<text:line-break/>b) </text:span>&lt;a&gt; internal="secció"<text:span text:style-name="T3"><text:line-break/>c) </text:span>&lt;a href="#id"&gt;<text:span text:style-name="T3"><text:line-break/>d) &lt;link&gt; amb id</text:span></text:p>
      <text:p text:style-name="P4" loext:marker-style-name="T3"/>
      <text:list text:continue-numbering="true" text:style-name="WWNum1">
        <text:list-item>
          <text:p text:style-name="P5" loext:marker-style-name="T4"><text:span text:style-name="T4">Quin element HTML és essencial per a la creació de formularis? </text:span><text:span text:style-name="T4"/></text:p>
        </text:list-item>
      </text:list>
      <text:p text:style-name="P18" loext:marker-style-name="T3"><text:span text:style-name="T3">a) &lt;input&gt;<text:line-break/>b) &lt;form&gt;<text:line-break/>c) &lt;submit&gt;<text:line-break/>d) &lt;button&gt;</text:span><text:span text:style-name="T3"/></text:p>
      <text:p text:style-name="P4" loext:marker-style-name="T3"/>
      <text:list text:continue-numbering="true" text:style-name="WWNum1">
        <text:list-item>
          <text:p text:style-name="P5" loext:marker-style-name="T4"><text:span text:style-name="T4">Quin atribut de &lt;form&gt; especifica on s'enviaran les dades del formulari? </text:span><text:span text:style-name="T4"/></text:p>
        </text:list-item>
      </text:list>
      <text:p text:style-name="P18" loext:marker-style-name="T3"><text:span text:style-name="T3">a) url<text:line-break/>b) method<text:line-break/>c) action<text:line-break/>d) submit</text:span><text:span text:style-name="T3"/></text:p>
      <text:p text:style-name="P4" loext:marker-style-name="T3"/>
      <text:list text:continue-numbering="true" text:style-name="WWNum1">
        <text:list-item>
          <text:p text:style-name="P5" loext:marker-style-name="T4"><text:span text:style-name="T4">Quina etiqueta HTML s'utilitza per a àrees de text grans?</text:span><text:span text:style-name="T4"/></text:p>
        </text:list-item>
      </text:list>
      <text:p text:style-name="P18" loext:marker-style-name="T3"><text:span text:style-name="T3"><text:s/>a) &lt;text&gt;<text:line-break/>b) &lt;input&gt;<text:line-break/>c) &lt;textarea&gt;<text:line-break/>d) &lt;area&gt;</text:span><text:span text:style-name="T3"/></text:p>
      <text:p text:style-name="P4" loext:marker-style-name="T3"/>
      <text:list text:continue-numbering="true" text:style-name="WWNum1">
        <text:list-item>
          <text:p text:style-name="P5" loext:marker-style-name="T4"><text:span text:style-name="T4">Quina diferència hi ha entre &lt;strong&gt; i &lt;b&gt;?</text:span><text:span text:style-name="T4"/></text:p>
        </text:list-item>
      </text:list>
      <text:p text:style-name="P19" loext:marker-style-name="T7"><text:span text:style-name="T7">a) &lt;b&gt; és semàntic i &lt;strong&gt; només és estilístic </text:span><text:span text:style-name="T7"/></text:p>
      <text:p text:style-name="P19" loext:marker-style-name="T7"><text:span text:style-name="T7">b) &lt;strong&gt; afegeix una capa semàntica de rellevància, &lt;b&gt; no </text:span><text:span text:style-name="T7"/></text:p>
      <text:p text:style-name="P19" loext:marker-style-name="T7"><text:span text:style-name="T7">c) No hi ha cap diferència </text:span><text:span text:style-name="T7"/></text:p>
      <text:p text:style-name="P19" loext:marker-style-name="T7"><text:span text:style-name="T7">d)&lt;strong&gt; només es pot usar en &lt;head&gt;</text:span><text:span text:style-name="T7"/></text:p>
      <text:p text:style-name="P19" loext:marker-style-name="T7"><text:span text:style-name="T7"><text:s/></text:span><text:span text:style-name="T7"/></text:p>
      <text:list text:continue-numbering="true" text:style-name="WWNum1">
        <text:list-item>
          <text:p text:style-name="P5" loext:marker-style-name="T4"><text:span text:style-name="T4">Quin és l'atribut utilitzat per incorporar contingut d'àudio a una pàgina web en HTML? </text:span><text:span text:style-name="T4"/></text:p>
        </text:list-item>
      </text:list>
      <text:p text:style-name="P18" loext:marker-style-name="T3"><text:span text:style-name="T3">a) sound<text:line-break/>b) audio<text:line-break/>c) media<text:line-break/>d) src</text:span><text:span text:style-name="T3"/></text:p>
      <text:p text:style-name="P4" loext:marker-style-name="T3"/>
      <text:p text:style-name="P4" loext:marker-style-name="T3"/>
      <text:p text:style-name="P4" loext:marker-style-name="T3"/>
      <text:p text:style-name="P4" loext:marker-style-name="T3"/>
      <text:list text:continue-numbering="true" text:style-name="WWNum1">
        <text:list-item>
          <text:p text:style-name="P5" loext:marker-style-name="T4"><text:soft-page-break/><text:span text:style-name="T4">Com s'utilitza l'etiqueta &lt;div&gt; en HTML? </text:span><text:span text:style-name="T4"/></text:p>
        </text:list-item>
      </text:list>
      <text:p text:style-name="P18" loext:marker-style-name="T3"><text:span text:style-name="T3">a) Per a títols<text:line-break/>b) Per a crear enllaços<text:line-break/>c) Com a contenidor per estructurar contingut<text:line-break/>d) Per a imatges</text:span><text:span text:style-name="T3"/></text:p>
      <text:p text:style-name="P4" loext:marker-style-name="T3"/>
      <text:list text:continue-numbering="true" text:style-name="WWNum1">
        <text:list-item>
          <text:p text:style-name="P5" loext:marker-style-name="T4"><text:span text:style-name="T4">Quina és la diferència entre id i class en HTML?</text:span><text:span text:style-name="T4"/></text:p>
        </text:list-item>
      </text:list>
      <text:p text:style-name="P19" loext:marker-style-name="T3"><text:span text:style-name="T3">a) id s'utilitza per identificar un únic element, mentre que class pot aplicar-se a múltiples elements<text:line-break/>b) class s'utilitza per identificar un únic element, mentre que id pot aplicar-se a múltiples elements<text:line-break/>c) No hi ha cap diferència<text:line-break/>d) id només es pot utilitzar en &lt;div&gt;</text:span><text:span text:style-name="T3"/></text:p>
      <text:p text:style-name="P20" loext:marker-style-name="T3"/>
      <text:list text:continue-numbering="true" text:style-name="WWNum1">
        <text:list-item>
          <text:p text:style-name="P5" loext:marker-style-name="T4"><text:span text:style-name="T4">Quin és l'element principal per a la incorporació de contingut multimèdia extern en HTML? </text:span><text:span text:style-name="T4"/></text:p>
        </text:list-item>
      </text:list>
      <text:p text:style-name="P18" loext:marker-style-name="T3"><text:span text:style-name="T3">a) &lt;embed&gt;<text:line-break/>b) &lt;object&gt;<text:line-break/>c) &lt;iframe&gt;<text:line-break/>d) &lt;media&gt;</text:span><text:span text:style-name="T3"/></text:p>
      <text:p text:style-name="P14" loext:marker-style-name="T3"/>
      <text:list text:continue-numbering="true" text:style-name="WWNum1">
        <text:list-item>
          <text:p text:style-name="P5"><text:bookmark text:name="26-quina-etiqueta-sutilitza-per-a-defini"/><text:span text:style-name="Strong_20_Emphasis"><text:span text:style-name="T4">Quina etiqueta s’utilitza per a definir la capçalera d’una secció específica d’una pàgina web?</text:span></text:span></text:p>
        </text:list-item>
      </text:list>
      <text:p text:style-name="P18"><text:span text:style-name="T3">a) </text:span><text:span text:style-name="Source_20_Text"><text:span text:style-name="T3">&lt;head&gt;</text:span></text:span><text:span text:style-name="T3"><text:line-break/>b) </text:span><text:span text:style-name="Source_20_Text"><text:span text:style-name="T3">&lt;header&gt;</text:span></text:span><text:span text:style-name="T3"> <text:line-break/>c) </text:span><text:span text:style-name="Source_20_Text"><text:span text:style-name="T3">&lt;hgroup&gt;</text:span></text:span><text:span text:style-name="T3"><text:line-break/>d) </text:span><text:span text:style-name="Source_20_Text"><text:span text:style-name="T3">&lt;h1&gt;</text:span></text:span></text:p>
      <text:p text:style-name="P21" loext:marker-style-name="T8"><text:span text:style-name="Source_20_Text"><text:span text:style-name="T8"/></text:span></text:p>
      <text:list text:continue-numbering="true" text:style-name="WWNum1">
        <text:list-item>
          <text:p text:style-name="P5"><text:span text:style-name="Strong_20_Emphasis"><text:span text:style-name="T3"><text:s/></text:span></text:span><text:span text:style-name="Strong_20_Emphasis"><text:span text:style-name="T9">Quina diferència hi ha entre </text:span></text:span><text:span text:style-name="Source_20_Text"><text:span text:style-name="T9">&lt;section&gt;</text:span></text:span><text:span text:style-name="Strong_20_Emphasis"><text:span text:style-name="T9"> i </text:span></text:span><text:span text:style-name="Source_20_Text"><text:span text:style-name="T9">&lt;article&gt;</text:span></text:span><text:span text:style-name="Strong_20_Emphasis"><text:span text:style-name="T9"> en HTML?</text:span></text:span></text:p>
        </text:list-item>
      </text:list>
      <text:p text:style-name="P19"><text:span text:style-name="T3">a) </text:span><text:span text:style-name="Source_20_Text"><text:span text:style-name="T3">&lt;section&gt;</text:span></text:span><text:span text:style-name="T3"> és per a agrupacions lògiques i </text:span><text:span text:style-name="Source_20_Text"><text:span text:style-name="T3">&lt;article&gt;</text:span></text:span><text:span text:style-name="T3"> per a contingut independent <text:line-break/>b) </text:span><text:span text:style-name="Source_20_Text"><text:span text:style-name="T3">&lt;article&gt;</text:span></text:span><text:span text:style-name="T3"> és per a agrupacions lògiques i </text:span><text:span text:style-name="Source_20_Text"><text:span text:style-name="T3">&lt;section&gt;</text:span></text:span><text:span text:style-name="T3"> per a contingut independent<text:line-break/>c) No hi ha cap diferència<text:line-break/>d) </text:span><text:span text:style-name="Source_20_Text"><text:span text:style-name="T3">&lt;section&gt;</text:span></text:span><text:span text:style-name="T3"> només es pot usar dins de </text:span><text:span text:style-name="Source_20_Text"><text:span text:style-name="T3">&lt;main&gt;</text:span></text:span></text:p>
      <text:h text:style-name="P22" text:outline-level="4" loext:marker-style-name="T10"><text:span text:style-name="Strong_20_Emphasis"><text:span text:style-name="T11"/></text:span></text:h>
      <text:list text:continue-numbering="true" text:style-name="WWNum1">
        <text:list-item>
          <text:p text:style-name="P5"><text:bookmark text:name="13-quina-etiqueta-sutilitza-per-estructu"/><text:span text:style-name="Strong_20_Emphasis"><text:span text:style-name="T3">Quina etiqueta s'utilitza per estructurar la part principal del contingut d’una pàgina HTML?</text:span></text:span></text:p>
        </text:list-item>
      </text:list>
      <text:p text:style-name="P19"><text:span text:style-name="T3">a) </text:span><text:span text:style-name="Source_20_Text"><text:span text:style-name="T3">&lt;body&gt;</text:span></text:span><text:span text:style-name="T3"><text:line-break/>b) </text:span><text:span text:style-name="Source_20_Text"><text:span text:style-name="T3">&lt;main&gt;</text:span></text:span><text:span text:style-name="T3"> <text:line-break/>c) </text:span><text:span text:style-name="Source_20_Text"><text:span text:style-name="T3">&lt;article&gt;</text:span></text:span><text:span text:style-name="T3"><text:line-break/>d) </text:span><text:span text:style-name="Source_20_Text"><text:span text:style-name="T3">&lt;section&gt;</text:span></text:span></text:p>
      <text:p text:style-name="P21" loext:marker-style-name="T8"><text:span text:style-name="Source_20_Text"><text:span text:style-name="T8"/></text:span></text:p>
      <text:list text:continue-numbering="true" text:style-name="WWNum1">
        <text:list-item>
          <text:p text:style-name="P5"><text:bookmark text:name="14-quina-etiqueta-sutilitza-per-a-la-nav"/><text:span text:style-name="Strong_20_Emphasis"><text:span text:style-name="T3">Quina etiqueta s’utilitza per a la navegació principal d’un lloc web?</text:span></text:span></text:p>
        </text:list-item>
      </text:list>
      <text:p text:style-name="P19"><text:span text:style-name="T3">a) </text:span><text:span text:style-name="Source_20_Text"><text:span text:style-name="T3">&lt;menu&gt;</text:span></text:span><text:span text:style-name="T3"><text:line-break/>b) </text:span><text:span text:style-name="Source_20_Text"><text:span text:style-name="T3">&lt;ul&gt;</text:span></text:span><text:span text:style-name="T3"><text:line-break/>c) </text:span><text:span text:style-name="Source_20_Text"><text:span text:style-name="T3">&lt;nav&gt;</text:span></text:span><text:span text:style-name="T3"> <text:line-break/>d) </text:span><text:span text:style-name="Source_20_Text"><text:span text:style-name="T3">&lt;aside&gt;</text:span></text:span></text:p>
      <text:p text:style-name="P21" loext:marker-style-name="T8"><text:span text:style-name="Source_20_Text"><text:span text:style-name="T8"/></text:span></text:p>
      <text:list text:continue-numbering="true" text:style-name="WWNum1">
        <text:list-item>
          <text:p text:style-name="P5"><text:bookmark text:name="15-quina-etiqueta-sutilitza-per-a-agrupa"/><text:span text:style-name="Strong_20_Emphasis"><text:span text:style-name="T3">Quina etiqueta s’utilitza per a agrupar contingut relacionat dins d'una pàgina web?</text:span></text:span></text:p>
        </text:list-item>
      </text:list>
      <text:p text:style-name="P19"><text:span text:style-name="T3">a) </text:span><text:span text:style-name="Source_20_Text"><text:span text:style-name="T3">&lt;aside&gt;</text:span></text:span><text:span text:style-name="T3"><text:line-break/>b) </text:span><text:span text:style-name="Source_20_Text"><text:span text:style-name="T3">&lt;main&gt;</text:span></text:span><text:span text:style-name="T3"><text:line-break/>c) </text:span><text:span text:style-name="Source_20_Text"><text:span text:style-name="T3">&lt;section&gt;</text:span></text:span><text:span text:style-name="T3"> <text:line-break/>d) </text:span><text:span text:style-name="Source_20_Text"><text:span text:style-name="T3">&lt;header&gt;</text:span></text:span></text:p>
      <text:p text:style-name="P23"/>
      <text:list text:continue-numbering="true" text:style-name="WWNum1">
        <text:list-item>
          <text:p text:style-name="P5"><text:bookmark text:name="16-quina-%2525C3%2525A9s-la-funci%2525C3"/><text:soft-page-break/><text:span text:style-name="Strong_20_Emphasis"><text:span text:style-name="T3"><text:s/>Quina és la funció de l’etiqueta </text:span></text:span><text:span text:style-name="Source_20_Text"><text:span text:style-name="T3">&lt;aside&gt;</text:span></text:span><text:span text:style-name="Strong_20_Emphasis"><text:span text:style-name="T3">?</text:span></text:span></text:p>
        </text:list-item>
      </text:list>
      <text:p text:style-name="P19" loext:marker-style-name="T8"><text:span text:style-name="T3">a) Contingut secundari com a barres laterals o informació addicional <text:line-break/>b) Definir el cos principal de la pàgina<text:line-break/>c) Contenir la capçalera principal<text:line-break/>d) Ser un contenidor sense cap significat semàntic</text:span><text:span text:style-name="T8"/></text:p>
      <text:p text:style-name="P21" loext:marker-style-name="T8"/>
      <text:list text:continue-numbering="true" text:style-name="WWNum1">
        <text:list-item>
          <text:p text:style-name="P5"><text:bookmark text:name="17-quina-etiqueta-sutilitza-per-definir-"/><text:span text:style-name="Strong_20_Emphasis"><text:span text:style-name="T3">Quina etiqueta s’utilitza per definir contingut independent dins d’una pàgina?</text:span></text:span></text:p>
        </text:list-item>
      </text:list>
      <text:p text:style-name="P19"><text:span text:style-name="T3">a) </text:span><text:span text:style-name="Source_20_Text"><text:span text:style-name="T3">&lt;main&gt;</text:span></text:span><text:span text:style-name="T3"><text:line-break/>b) </text:span><text:span text:style-name="Source_20_Text"><text:span text:style-name="T3">&lt;article&gt;</text:span></text:span><text:span text:style-name="T3"> <text:line-break/>c) </text:span><text:span text:style-name="Source_20_Text"><text:span text:style-name="T3">&lt;section&gt;</text:span></text:span><text:span text:style-name="T3"><text:line-break/>d) </text:span><text:span text:style-name="Source_20_Text"><text:span text:style-name="T3">&lt;header&gt;</text:span></text:span></text:p>
      <text:p text:style-name="P21" loext:marker-style-name="T8"><text:span text:style-name="Source_20_Text"><text:span text:style-name="T8"/></text:span></text:p>
      <text:list text:continue-numbering="true" text:style-name="WWNum1">
        <text:list-item>
          <text:p text:style-name="P5"><text:bookmark text:name="18-quina-etiqueta-sutilitza-per-tancar-l"/><text:span text:style-name="Strong_20_Emphasis"><text:span text:style-name="T3">Quina etiqueta s’utilitza per tancar la part inferior d’una pàgina web?</text:span></text:span></text:p>
        </text:list-item>
      </text:list>
      <text:p text:style-name="P19"><text:span text:style-name="T3">a) </text:span><text:span text:style-name="Source_20_Text"><text:span text:style-name="T3">&lt;header&gt;</text:span></text:span><text:span text:style-name="T3"><text:line-break/>b) </text:span><text:span text:style-name="Source_20_Text"><text:span text:style-name="T3">&lt;footer&gt;</text:span></text:span><text:span text:style-name="T3"> <text:line-break/>c) </text:span><text:span text:style-name="Source_20_Text"><text:span text:style-name="T3">&lt;bottom&gt;</text:span></text:span><text:span text:style-name="T3"><text:line-break/>d) </text:span><text:span text:style-name="Source_20_Text"><text:span text:style-name="T3">&lt;aside&gt;</text:span></text:span></text:p>
      <text:p text:style-name="P21" loext:marker-style-name="T8"><text:span text:style-name="Source_20_Text"><text:span text:style-name="T8"/></text:span></text:p>
      <text:list text:continue-numbering="true" text:style-name="WWNum1">
        <text:list-item>
          <text:p text:style-name="P5"><text:bookmark text:name="19-quina-%2525C3%2525A9s-la-millor-pr%25"/><text:span text:style-name="Strong_20_Emphasis"><text:span text:style-name="T3">Quina és la millor pràctica per a la creació de contingut semàntic en HTML?</text:span></text:span></text:p>
        </text:list-item>
      </text:list>
      <text:p text:style-name="P19"><text:span text:style-name="T3">a) Utilitzar </text:span><text:span text:style-name="Source_20_Text"><text:span text:style-name="T3">&lt;div&gt;</text:span></text:span><text:span text:style-name="T3"> per tot<text:line-break/>b) Fer servir etiquetes semàntiques com </text:span><text:span text:style-name="Source_20_Text"><text:span text:style-name="T3">&lt;header&gt;</text:span></text:span><text:span text:style-name="T3">, </text:span><text:span text:style-name="Source_20_Text"><text:span text:style-name="T3">&lt;nav&gt;</text:span></text:span><text:span text:style-name="T3">, </text:span><text:span text:style-name="Source_20_Text"><text:span text:style-name="T3">&lt;main&gt;</text:span></text:span><text:span text:style-name="T3"> <text:line-break/>c) Evitar etiquetes </text:span><text:span text:style-name="Source_20_Text"><text:span text:style-name="T3">&lt;section&gt;</text:span></text:span><text:span text:style-name="T3"> i </text:span><text:span text:style-name="Source_20_Text"><text:span text:style-name="T3">&lt;article&gt;</text:span></text:span><text:span text:style-name="T3"><text:line-break/>d) No utilitzar cap estructura clara</text:span></text:p>
      <text:p text:style-name="P21" loext:marker-style-name="T8"/>
      <text:list text:continue-numbering="true" text:style-name="WWNum1">
        <text:list-item>
          <text:p text:style-name="P5"><text:bookmark text:name="20-com-es-pot-centrar-un-div-en-css"/><text:span text:style-name="Strong_20_Emphasis"><text:span text:style-name="T3">Com es pot centrar un </text:span></text:span><text:span text:style-name="Source_20_Text"><text:span text:style-name="T3">&lt;div&gt;</text:span></text:span><text:span text:style-name="Strong_20_Emphasis"><text:span text:style-name="T3"> en CSS?</text:span></text:span></text:p>
        </text:list-item>
      </text:list>
      <text:p text:style-name="P19"><text:span text:style-name="T3">a) </text:span><text:span text:style-name="Source_20_Text"><text:span text:style-name="T3">align: center;</text:span></text:span><text:span text:style-name="T3"><text:line-break/>b) </text:span><text:span text:style-name="Source_20_Text"><text:span text:style-name="T3">position: middle;</text:span></text:span><text:span text:style-name="T3"><text:line-break/>c) </text:span><text:span text:style-name="Source_20_Text"><text:span text:style-name="T3">margin: auto;</text:span></text:span><text:span text:style-name="T3"> <text:line-break/>d) </text:span><text:span text:style-name="Source_20_Text"><text:span text:style-name="T3">float: center;</text:span></text:span></text:p>
      <text:p text:style-name="P21" loext:marker-style-name="T8"><text:span text:style-name="Strong_20_Emphasis"><text:span text:style-name="T8"/></text:span></text:p>
      <text:list text:continue-numbering="true" text:style-name="WWNum1">
        <text:list-item>
          <text:p text:style-name="P5"><text:span text:style-name="Strong_20_Emphasis"><text:span text:style-name="T3">Quina és la diferència entre </text:span></text:span><text:span text:style-name="Source_20_Text"><text:span text:style-name="T3">&lt;th&gt;</text:span></text:span><text:span text:style-name="Strong_20_Emphasis"><text:span text:style-name="T3"> i </text:span></text:span><text:span text:style-name="Source_20_Text"><text:span text:style-name="T3">&lt;td&gt;</text:span></text:span><text:span text:style-name="Strong_20_Emphasis"><text:span text:style-name="T3"> dins d'una taula HTML?</text:span></text:span></text:p>
        </text:list-item>
      </text:list>
      <text:p text:style-name="P19"><text:span text:style-name="T3">a) </text:span><text:span text:style-name="Source_20_Text"><text:span text:style-name="T3">&lt;th&gt;</text:span></text:span><text:span text:style-name="T3"> s'utilitza per a encapçalaments de columna o fila, mentre que </text:span><text:span text:style-name="Source_20_Text"><text:span text:style-name="T3">&lt;td&gt;</text:span></text:span><text:span text:style-name="T3"> defineix cel·les de dades<text:line-break/>b) </text:span><text:span text:style-name="Source_20_Text"><text:span text:style-name="T3">&lt;th&gt;</text:span></text:span><text:span text:style-name="T3"> s'utilitza per afegir estils i </text:span><text:span text:style-name="Source_20_Text"><text:span text:style-name="T3">&lt;td&gt;</text:span></text:span><text:span text:style-name="T3"> per a afegir dades<text:line-break/>c) No hi ha cap diferència<text:line-break/>d) </text:span><text:span text:style-name="Source_20_Text"><text:span text:style-name="T3">&lt;td&gt;</text:span></text:span><text:span text:style-name="T3"> és obligatori i </text:span><text:span text:style-name="Source_20_Text"><text:span text:style-name="T3">&lt;th&gt;</text:span></text:span><text:span text:style-name="T3"> opcional</text:span></text:p>
      <text:p text:style-name="P21" loext:marker-style-name="T8"/>
      <text:list text:continue-numbering="true" text:style-name="WWNum1">
        <text:list-item>
          <text:p text:style-name="P5"><text:span text:style-name="Strong_20_Emphasis"><text:span text:style-name="T3">Quin atribut s'utilitza en </text:span></text:span><text:span text:style-name="Source_20_Text"><text:span text:style-name="T3">&lt;input&gt;</text:span></text:span><text:span text:style-name="Strong_20_Emphasis"><text:span text:style-name="T3"> per a definir el tipus de dades que ha d'introduir l'usuari?</text:span></text:span></text:p>
        </text:list-item>
      </text:list>
      <text:p text:style-name="P19"><text:span text:style-name="T3">a) </text:span><text:span text:style-name="Source_20_Text"><text:span text:style-name="T3">type</text:span></text:span><text:span text:style-name="T3"><text:line-break/>b) </text:span><text:span text:style-name="Source_20_Text"><text:span text:style-name="T3">data</text:span></text:span><text:span text:style-name="T3"><text:line-break/>c) </text:span><text:span text:style-name="Source_20_Text"><text:span text:style-name="T3">value</text:span></text:span><text:span text:style-name="T3"><text:line-break/>d) </text:span><text:span text:style-name="Source_20_Text"><text:span text:style-name="T3">input-mode</text:span></text:span></text:p>
      <text:p text:style-name="P23"/>
      <text:p text:style-name="P24" loext:marker-style-name="T12"><text:span text:style-name="T12">Considera el següent codi</text:span><text:span text:style-name="T12"/></text:p>
      <text:p text:style-name="P25" loext:marker-style-name="T3"/>
      <text:p text:style-name="P25" loext:marker-style-name="T3"/>
      <text:p text:style-name="P26" loext:marker-style-name="T6"><text:span text:style-name="T6">&lt;!DOCTYPE html&gt;<text:line-break/>&lt;html lang="ca"&gt;<text:line-break/>&lt;head&gt;<text:line-break/> <text:s text:c="3"/>&lt;meta charset="UTF-8"&gt;<text:line-break/> <text:s text:c="3"/>&lt;meta name="viewport" content="width=device-width, initial-scale=1.0"&gt;<text:line-break/> <text:s text:c="3"/>&lt;title&gt;Exercici Selectors&lt;/title&gt;<text:line-break/> <text:s text:c="3"/>&lt;style&gt;<text:line-break/> <text:s text:c="8"/>* {<text:line-break/> <text:s text:c="11"/>margin: 0;<text:line-break/> <text:s text:c="11"/>padding: 0;<text:line-break/> <text:s text:c="11"/>box-sizing: border-box;<text:line-break/> <text:s text:c="7"/>}<text:line-break/> <text:s text:c="7"/>body {<text:line-break/> <text:s text:c="11"/>font-family: 'Arial', sans-serif;<text:line-break/> <text:s text:c="11"/>line-height: 1.6;<text:line-break/> <text:s text:c="11"/>background-color: #f8f8f8;<text:line-break/> <text:s text:c="7"/>}<text:line-break/> <text:s text:c="7"/>section {<text:line-break/> <text:s text:c="11"/>background-color: #ececec;<text:line-break/> <text:s text:c="11"/>padding: 15px;<text:line-break/> <text:s text:c="11"/>margin: 10px 0;<text:line-break/> <text:s text:c="7"/>}<text:line-break/> <text:s text:c="7"/>article &gt; p {<text:line-break/> <text:s text:c="11"/>font-weight: bold;<text:line-break/> <text:s text:c="7"/>}<text:line-break/> <text:s text:c="7"/>main h2 {<text:line-break/> <text:s text:c="11"/>color: #336699;<text:line-break/> <text:s text:c="7"/>}<text:line-break/> <text:s text:c="7"/>p + span {<text:line-break/> <text:s text:c="11"/>font-style: italic;<text:line-break/> <text:s text:c="7"/>}<text:line-break/><text:line-break/></text:span><text:span text:style-name="T13"><text:line-break/> <text:s text:c="3"/></text:span><text:span text:style-name="T6">&lt;/style&gt;<text:line-break/>&lt;/head&gt;<text:line-break/>&lt;body&gt;<text:line-break/>&lt;section&gt;<text:line-break/> <text:s text:c="3"/>&lt;h2&gt;Secció Principal&lt;/h2&gt;<text:line-break/> <text:s text:c="3"/>&lt;article&gt;<text:line-break/> <text:s text:c="7"/>&lt;p&gt;Paràgraf amb estil negreta.&lt;/p&gt;<text:line-break/> <text:s text:c="7"/>&lt;p&gt;Aquest paràgraf no té estil addicional.&lt;/p&gt;<text:line-break/> <text:s text:c="7"/>&lt;span&gt;Aquest span no té estil cursiva.&lt;/span&gt;<text:line-break/> <text:s text:c="3"/>&lt;/article&gt;<text:line-break/>&lt;/section&gt;<text:line-break/>&lt;section&gt;<text:line-break/> <text:s text:c="3"/>&lt;h2&gt;Altra Secció&lt;/h2&gt;<text:line-break/> <text:s text:c="3"/>&lt;main&gt;<text:line-break/> <text:s text:c="7"/>&lt;h2&gt;Títol Principal&lt;/h2&gt;<text:line-break/> <text:s text:c="7"/>&lt;p&gt;Paràgraf dins de l'element principal.&lt;/p&gt;<text:line-break/> <text:s text:c="7"/>&lt;p&gt;&lt;span&gt;Span següent amb estil cursiva.&lt;/span&gt;&lt;/p&gt;<text:line-break/> <text:s text:c="3"/>&lt;/main&gt;<text:line-break/>&lt;/section&gt;<text:line-break/>&lt;/body&gt;<text:line-break/>&lt;/html&gt;</text:span></text:p>
      <text:p text:style-name="P25" loext:marker-style-name="T3"/>
      <text:p text:style-name="P25" loext:marker-style-name="T3"><text:soft-page-break/></text:p>
      <text:list xml:id="list3907240424" text:style-name="WWNum2">
        <text:list-item>
          <text:p text:style-name="P27" loext:marker-style-name="T4"><text:span text:style-name="T4">Quin és l'efecte de la regla * a les regles CSS?</text:span><text:span text:style-name="T4"/></text:p>
        </text:list-item>
      </text:list>
      <text:list text:style-name="WWNum12">
        <text:list-item>
          <text:p text:style-name="P28" loext:marker-style-name="T3"><text:span text:style-name="T3">Fa que totes les caixes tinguin una vora.</text:span><text:span text:style-name="T3"/></text:p>
        </text:list-item>
        <text:list-item>
          <text:p text:style-name="P28" loext:marker-style-name="T3"><text:span text:style-name="T3">Estableix el model de caixa per totes les caixes com a "border-box".</text:span><text:span text:style-name="T3"/></text:p>
        </text:list-item>
        <text:list-item>
          <text:p text:style-name="P28" loext:marker-style-name="T3"><text:span text:style-name="T3">Ignora totes les caixes a la pàgina.</text:span><text:span text:style-name="T3"/></text:p>
        </text:list-item>
        <text:list-item>
          <text:p text:style-name="P28" loext:marker-style-name="T3"><text:span text:style-name="T3">Afegeix un espai interior a totes les caixes.</text:span><text:span text:style-name="T3"/></text:p>
        </text:list-item>
      </text:list>
      <text:p text:style-name="P29" loext:marker-style-name="T3"/>
      <text:list xml:id="list184740784602813" text:continue-list="list3907240424" text:style-name="WWNum2">
        <text:list-item>
          <text:p text:style-name="P27" loext:marker-style-name="T4"><text:span text:style-name="T4">Quin tipus d'etiqueta selecciona la regla section?</text:span><text:span text:style-name="T4"/></text:p>
        </text:list-item>
      </text:list>
      <text:list text:style-name="WWNum13">
        <text:list-item>
          <text:p text:style-name="P30" loext:marker-style-name="T3"><text:span text:style-name="T3">Aplica un fons gris només a les seccions &lt;section&gt;.</text:span><text:span text:style-name="T3"/></text:p>
        </text:list-item>
        <text:list-item>
          <text:p text:style-name="P30" loext:marker-style-name="T3"><text:span text:style-name="T3">Aplica un fons gris a totes les seccions i subseccions.</text:span><text:span text:style-name="T3"/></text:p>
        </text:list-item>
        <text:list-item>
          <text:p text:style-name="P30" loext:marker-style-name="T3"><text:span text:style-name="T3">No té cap efecte sobre les seccions.</text:span><text:span text:style-name="T3"/></text:p>
        </text:list-item>
        <text:list-item>
          <text:p text:style-name="P30" loext:marker-style-name="T3"><text:span text:style-name="T3">Aplica un fons gris només a les etiquetes &lt;section&gt; dins d'una etiqueta &lt;div&gt;.</text:span><text:span text:style-name="T3"/></text:p>
        </text:list-item>
      </text:list>
      <text:p text:style-name="P25" loext:marker-style-name="T3"/>
      <text:list xml:id="list184740980219777" text:continue-list="list184740784602813" text:style-name="WWNum2">
        <text:list-item>
          <text:p text:style-name="P27" loext:marker-style-name="T4"><text:span text:style-name="T4">Quin és l'objectiu de la regla article &gt; p?</text:span><text:span text:style-name="T4"/></text:p>
        </text:list-item>
      </text:list>
      <text:list text:style-name="WWNum14">
        <text:list-item>
          <text:p text:style-name="P31" loext:marker-style-name="T3"><text:span text:style-name="T3">Aplica un estil negreta només als primers paràgrafs &lt;p&gt; dins d'una etiqueta &lt;article&gt;.</text:span><text:span text:style-name="T3"/></text:p>
        </text:list-item>
        <text:list-item>
          <text:p text:style-name="P31" loext:marker-style-name="T3"><text:span text:style-name="T3">Aplica un estil negreta a tots els paràgrafs &lt;p&gt; dins d'una etiqueta &lt;article&gt;.</text:span><text:span text:style-name="T3"/></text:p>
        </text:list-item>
        <text:list-item>
          <text:p text:style-name="P31" loext:marker-style-name="T3"><text:span text:style-name="T3">No té cap efecte sobre els paràgrafs.</text:span><text:span text:style-name="T3"/></text:p>
        </text:list-item>
        <text:list-item>
          <text:p text:style-name="P31" loext:marker-style-name="T3"><text:span text:style-name="T3">Aplica un estil negreta només als paràgrafs &lt;p&gt; que són fills directes d'una etiqueta &lt;article&gt;.</text:span><text:span text:style-name="T3"/></text:p>
        </text:list-item>
      </text:list>
      <text:p text:style-name="P25" loext:marker-style-name="T3"/>
      <text:list xml:id="list184741449569165" text:continue-list="list184740980219777" text:style-name="WWNum2">
        <text:list-item>
          <text:p text:style-name="P27" loext:marker-style-name="T4"><text:span text:style-name="T4">Quin efecte té la regla CSS main h2 { color: #336699; } sobre els elements HTML? </text:span><text:span text:style-name="T4"/></text:p>
        </text:list-item>
      </text:list>
      <text:p text:style-name="P32" loext:marker-style-name="T3"/>
      <text:list text:style-name="WWNum15">
        <text:list-item>
          <text:p text:style-name="P33" loext:marker-style-name="T3">Aplica el color <text:span text:style-name="Strong_20_Emphasis">#336699</text:span> al text dels títols <text:span text:style-name="Source_20_Text">&lt;h2&gt;</text:span> dins d'un <text:span text:style-name="Source_20_Text">&lt;main&gt;</text:span>.</text:p>
        </text:list-item>
        <text:list-item>
          <text:p text:style-name="P33" loext:marker-style-name="T3">Aplica un color <text:span text:style-name="Strong_20_Emphasis">vermell</text:span> als títols <text:span text:style-name="Source_20_Text">&lt;h2&gt;</text:span> dins d'un <text:span text:style-name="Source_20_Text">&lt;main&gt;</text:span>.</text:p>
        </text:list-item>
        <text:list-item>
          <text:p text:style-name="P33" loext:marker-style-name="T3">No té cap efecte sobre els títols <text:span text:style-name="Source_20_Text">&lt;h2&gt;</text:span>.</text:p>
        </text:list-item>
        <text:list-item>
          <text:p text:style-name="P33" loext:marker-style-name="T3">Aplica el color <text:span text:style-name="Strong_20_Emphasis">#336699</text:span> als títols <text:span text:style-name="Source_20_Text">&lt;h2&gt;</text:span> de tot el document.</text:p>
        </text:list-item>
      </text:list>
      <text:p text:style-name="P25" loext:marker-style-name="T3"/>
      <text:list text:continue-list="list184741449569165" text:style-name="WWNum2">
        <text:list-item>
          <text:p text:style-name="P27" loext:marker-style-name="T4"><text:span text:style-name="T4">Quina és la funció de la regla p + span?</text:span><text:span text:style-name="T4"/></text:p>
        </text:list-item>
      </text:list>
      <text:p text:style-name="P34" loext:marker-style-name="T3"><text:span text:style-name="T3">a) Aplica l'estil cursiva només als elements &lt;span&gt; que segueixen immediatament un paràgraf &lt;p&gt;.</text:span><text:span text:style-name="T3"/></text:p>
      <text:p text:style-name="P34" loext:marker-style-name="T3"><text:span text:style-name="T3">b) Aplica l'estil cursiva a tots els elements &lt;span&gt; dins d'un paràgraf &lt;p&gt;.</text:span><text:span text:style-name="T3"/></text:p>
      <text:p text:style-name="P34" loext:marker-style-name="T3"><text:span text:style-name="T3">c) No té cap efecte sobre els elements &lt;span&gt;.</text:span><text:span text:style-name="T3"/></text:p>
      <text:p text:style-name="P34" loext:marker-style-name="T3"><text:span text:style-name="T3">d) Aplica l'estil cursiva als elements &lt;span&gt; que precedeixen un paràgraf &lt;p&gt;.</text:span><text:span text:style-name="T3"/></text:p>
      <text:p text:style-name="P25" loext:marker-style-name="T3"/>
      <text:list text:style-name="WWNum16">
        <text:list-item>
          <text:p text:style-name="P35" loext:marker-style-name="T4"><text:span text:style-name="T4">Què fa la regla font-family: 'Arial', sans-serif; al document?</text:span><text:span text:style-name="T4"/></text:p>
        </text:list-item>
      </text:list>
      <text:p text:style-name="P34" loext:marker-style-name="T3"><text:span text:style-name="T3">a) Estableix la família de tipus de lletres com 'Arial' i, si no està disponible, utilitza una font sans-serif.</text:span><text:span text:style-name="T3"/></text:p>
      <text:p text:style-name="P34" loext:marker-style-name="T3"><text:span text:style-name="T3">b) Ignora les propietats de la font i utilitza la font per defecte.</text:span><text:span text:style-name="T3"/></text:p>
      <text:p text:style-name="P34" loext:marker-style-name="T3"><text:span text:style-name="T3">c) Aplica la font 'Arial' només als elements &lt;h2&gt;.</text:span><text:span text:style-name="T3"/></text:p>
      <text:p text:style-name="P34" loext:marker-style-name="T3"><text:span text:style-name="T3">d) No té cap efecte sobre la presentació de la pàgina.</text:span><text:span text:style-name="T3"/></text:p>
      <text:p text:style-name="P25" loext:marker-style-name="T3"/>
      <text:list text:continue-numbering="true" text:style-name="WWNum16">
        <text:list-item>
          <text:p text:style-name="P35" loext:marker-style-name="T4"><text:span text:style-name="T4">Quina és la finalitat de la regla line-height: 1.6; aplicada al cos de la pàgina (body)?</text:span><text:span text:style-name="T4"/></text:p>
        </text:list-item>
      </text:list>
      <text:p text:style-name="P34" loext:marker-style-name="T3"><text:span text:style-name="T3">a) Afegeix un espai interior de 1.6 vegades la grandària de la lletra entre el text i la vora de la caixa.</text:span><text:span text:style-name="T3"/></text:p>
      <text:p text:style-name="P34" loext:marker-style-name="T3"><text:span text:style-name="T3">b) Estableix l'altura de línia com 1.6 vegades la grandària de la lletra per millorar la llegibilitat.</text:span><text:span text:style-name="T3"/></text:p>
      <text:p text:style-name="P34" loext:marker-style-name="T3"><text:span text:style-name="T3">c) Fa que tot el text dins del cos de la pàgina tingui un espai entre línies de 1.6 píxels.</text:span><text:span text:style-name="T3"/></text:p>
      <text:p text:style-name="P34" loext:marker-style-name="T3"><text:span text:style-name="T3">d) Ignora l'espai entre línies i aplica un estil per defecte.</text:span><text:span text:style-name="T3"/></text:p>
      <text:p text:style-name="P25" loext:marker-style-name="T3"/>
      <text:list text:continue-numbering="true" text:style-name="WWNum16">
        <text:list-item>
          <text:p text:style-name="P35" loext:marker-style-name="T4"><text:span text:style-name="T4">Què significa la regla margin: 10px 0; aplicada a l'etiqueta section?</text:span><text:span text:style-name="T4"/></text:p>
        </text:list-item>
      </text:list>
      <text:p text:style-name="P34" loext:marker-style-name="T3"><text:span text:style-name="T3">a) Estableix un marge de 10 píxels només a la part superior de l'etiqueta section.</text:span><text:span text:style-name="T3"/></text:p>
      <text:p text:style-name="P34" loext:marker-style-name="T3"><text:span text:style-name="T3">b) Estableix un marge de 10 píxels a la part superior i inferior de l'etiqueta section.</text:span><text:span text:style-name="T3"/></text:p>
      <text:p text:style-name="P34" loext:marker-style-name="T3"><text:span text:style-name="T3">c) Ignora la configuració de marge per a l'etiqueta section.</text:span><text:span text:style-name="T3"/></text:p>
      <text:p text:style-name="P34" loext:marker-style-name="T3"><text:span text:style-name="T3">d) Estableix un marge de 10 píxels només a la part inferior de l'etiqueta section.</text:span><text:span text:style-name="T3"/></text:p>
      <text:p text:style-name="P25" loext:marker-style-name="T3"/>
      <text:p text:style-name="P25" loext:marker-style-name="T3"/>
      <text:p text:style-name="P25" loext:marker-style-name="T3"><text:soft-page-break/></text:p>
      <text:list text:continue-numbering="true" text:style-name="WWNum16">
        <text:list-item>
          <text:p text:style-name="P35" loext:marker-style-name="T4"><text:span text:style-name="T4">Quin és l'objectiu de regla section { padding: 15px; } en el context del document?</text:span><text:span text:style-name="T4"/></text:p>
        </text:list-item>
      </text:list>
      <text:p text:style-name="P34" loext:marker-style-name="T3"><text:span text:style-name="T3">a) Aplica un estil negreta a tots els paràgrafs &lt;p&gt; dins de l'etiqueta &lt;article&gt;.</text:span><text:span text:style-name="T3"/></text:p>
      <text:p text:style-name="P34" loext:marker-style-name="T3"><text:span text:style-name="T3">b) Aplica un estil negreta només als paràgrafs &lt;p&gt; que són fills directes d'una etiqueta &lt;article&gt;.</text:span><text:span text:style-name="T3"/></text:p>
      <text:p text:style-name="P34" loext:marker-style-name="T3"><text:span text:style-name="T3">c) No té cap efecte sobre els paràgrafs dins de l'etiqueta &lt;article&gt;.</text:span><text:span text:style-name="T3"/></text:p>
      <text:p text:style-name="P34" loext:marker-style-name="T3"><text:span text:style-name="T3">d) Ignora les regles d'estil per als paràgrafs dins de l'etiqueta &lt;article&gt;.</text:span><text:span text:style-name="T3"/></text:p>
      <text:p text:style-name="P25" loext:marker-style-name="T3"/>
      <text:list text:continue-numbering="true" text:style-name="WWNum16">
        <text:list-item>
          <text:p text:style-name="P35" loext:marker-style-name="T4"><text:span text:style-name="T4">Quina propietat s'estableix amb la regla color: #336699; aplicada a l'etiqueta main h2?</text:span><text:span text:style-name="T4"/></text:p>
        </text:list-item>
      </text:list>
      <text:p text:style-name="P34" loext:marker-style-name="T3"><text:span text:style-name="T3">a) Estableix el color de fons de l'etiqueta main h2.</text:span><text:span text:style-name="T3"/></text:p>
      <text:p text:style-name="P34" loext:marker-style-name="T3"><text:span text:style-name="T3">b) Estableix el color del text dels títols &lt;h2&gt; que són fills directes de l'etiqueta &lt;main&gt;.</text:span><text:span text:style-name="T3"/></text:p>
      <text:p text:style-name="P34" loext:marker-style-name="T3"><text:span text:style-name="T3">c) No té cap efecte sobre els títols &lt;h2&gt;.</text:span><text:span text:style-name="T3"/></text:p>
      <text:p text:style-name="P34" loext:marker-style-name="T3"><text:span text:style-name="T3">d) Ignora la configuració de color i aplica el valor predeterminat.</text:span><text:span text:style-name="T3"/></text:p>
      <text:p text:style-name="P25" loext:marker-style-name="T3"/>
      <text:p text:style-name="P36" loext:marker-style-name="T12"/>
      <text:p text:style-name="P37" loext:marker-style-name="T12"><text:span text:style-name="T12">Considera el següent codi</text:span><text:span text:style-name="T12"/></text:p>
      <text:p text:style-name="P38" loext:marker-style-name="T14"/>
      <text:p text:style-name="P39" loext:marker-style-name="T15"><text:span text:style-name="T15">&lt;!DOCTYPE html&gt;<text:line-break/>&lt;html lang="ca"&gt;<text:line-break/>&lt;head&gt;<text:line-break/> <text:s text:c="3"/>&lt;meta charset="UTF-8"&gt;<text:line-break/> <text:s text:c="3"/>&lt;meta name="viewport" content="width=device-width, initial-scale=1.0"&gt;<text:line-break/> <text:s text:c="3"/>&lt;title&gt;Examen Llenguatge de Marques&lt;/title&gt;<text:line-break/> <text:s text:c="3"/>&lt;style&gt;<text:line-break/> <text:s text:c="7"/></text:span><text:span text:style-name="T16"><text:line-break/> <text:s text:c="7"/></text:span><text:span text:style-name="T15">.caixa-principal {<text:line-break/> <text:s text:c="11"/>width: 300px;<text:line-break/> <text:s text:c="11"/>height: 200px;<text:line-break/> <text:s text:c="11"/>background-color: #3498db;<text:line-break/> <text:s text:c="11"/>color: #fff;<text:line-break/> <text:s text:c="11"/>text-align: center;<text:line-break/> <text:s text:c="11"/>padding: 20px;<text:line-break/> <text:s text:c="11"/>margin: 30px auto;<text:line-break/> <text:s text:c="11"/>border-radius: 10px;<text:line-break/> <text:s text:c="7"/>}<text:line-break/><text:line-break/></text:span><text:span text:style-name="T16"> <text:s text:c="7"/></text:span><text:span text:style-name="T15">.caixa-secundaria {<text:line-break/> <text:s text:c="11"/>background-color: #e74c3c;<text:line-break/> <text:s text:c="11"/>padding: 10px;<text:line-break/> <text:s text:c="11"/>margin-top: 10px;<text:line-break/> <text:s text:c="11"/>border-radius: 5px;<text:line-break/> <text:s text:c="7"/>}<text:line-break/> <text:s text:c="3"/>&lt;/style&gt;</text:span></text:p>
      <text:p text:style-name="P39" loext:marker-style-name="T16"><text:span text:style-name="T15"><text:line-break/>&lt;/head&gt;<text:line-break/>&lt;body&gt;<text:line-break/></text:span><text:span text:style-name="T16"/></text:p>
      <text:p text:style-name="P39" loext:marker-style-name="T15"><text:span text:style-name="T15">&lt;div class="caixa-principal"&gt;<text:line-break/> <text:s text:c="3"/>&lt;h1&gt;Títol Genèric&lt;/h1&gt;<text:line-break/> <text:s text:c="3"/>&lt;p&gt;Contingut interessant aquí.&lt;/p&gt;<text:line-break/> <text:s text:c="3"/>&lt;div class="caixa-secundaria"&gt;Detall addicional&lt;/div&gt;<text:line-break/>&lt;/div&gt;<text:line-break/>&lt;/body&gt;<text:line-break/>&lt;/html&gt;</text:span><text:span text:style-name="T15"/></text:p>
      <text:p text:style-name="P7" loext:marker-style-name="T5"/>
      <text:p text:style-name="P7" loext:marker-style-name="T5"><text:soft-page-break/></text:p>
      <text:list text:style-name="WWNum3">
        <text:list-item>
          <text:p text:style-name="P40" loext:marker-style-name="T17"><text:span text:style-name="T17">Quin és l'objectiu de la propietat CSS </text:span><text:span text:style-name="HTML_20_Code"><text:span text:style-name="T18">border-radius</text:span></text:span><text:span text:style-name="T17"> en la classe </text:span><text:span text:style-name="HTML_20_Code"><text:span text:style-name="T18">.caixa-principal</text:span></text:span><text:span text:style-name="T17">? </text:span></text:p>
        </text:list-item>
      </text:list>
      <text:p text:style-name="P41" loext:marker-style-name="T19"><text:span text:style-name="T19">a) Augmentar l'ample de la vora </text:span><text:span text:style-name="T19"/></text:p>
      <text:p text:style-name="P41" loext:marker-style-name="T19"><text:span text:style-name="T19">b) Arrodonir les vores </text:span><text:span text:style-name="T19"/></text:p>
      <text:p text:style-name="P41" loext:marker-style-name="T19"><text:span text:style-name="T19">c) Canviar el color de fons </text:span><text:span text:style-name="T19"/></text:p>
      <text:p text:style-name="P41" loext:marker-style-name="T19"><text:span text:style-name="T19">d) Afegir una imatge de Fons</text:span><text:span text:style-name="T19"/></text:p>
      <text:p text:style-name="P42" loext:marker-style-name="T19"/>
      <text:list text:continue-numbering="true" text:style-name="WWNum3">
        <text:list-item>
          <text:p text:style-name="P40" loext:marker-style-name="T17"><text:span text:style-name="T17">Què fa la propietat </text:span><text:span text:style-name="HTML_20_Code"><text:span text:style-name="T18">background-color</text:span></text:span><text:span text:style-name="T17"> en la classe </text:span><text:span text:style-name="HTML_20_Code"><text:span text:style-name="T18">.caixa-secundaria</text:span></text:span><text:span text:style-name="T17">? </text:span></text:p>
        </text:list-item>
      </text:list>
      <text:p text:style-name="P41" loext:marker-style-name="T19"><text:span text:style-name="T19">a) Defineix el color del text</text:span><text:span text:style-name="T19"/></text:p>
      <text:p text:style-name="P41" loext:marker-style-name="T19"><text:span text:style-name="T19">b) Estableix el color del fons </text:span><text:span text:style-name="T19"/></text:p>
      <text:p text:style-name="P41" loext:marker-style-name="T19"><text:span text:style-name="T19">c) Controla l'espai interior </text:span><text:span text:style-name="T19"/></text:p>
      <text:p text:style-name="P41" loext:marker-style-name="T19"><text:span text:style-name="T19">d) Canvia la grandària de la Caixa</text:span><text:span text:style-name="T19"/></text:p>
      <text:p text:style-name="P42" loext:marker-style-name="T19"/>
      <text:list text:continue-numbering="true" text:style-name="WWNum3">
        <text:list-item>
          <text:p text:style-name="P40" loext:marker-style-name="T17"><text:span text:style-name="T17">Quin és el propòsit de la propietat </text:span><text:span text:style-name="HTML_20_Code"><text:span text:style-name="T18">margin</text:span></text:span><text:span text:style-name="T17"> en CSS? </text:span></text:p>
        </text:list-item>
      </text:list>
      <text:p text:style-name="P41" loext:marker-style-name="T19"><text:span text:style-name="T19">a) Controlar l'espai interior </text:span><text:span text:style-name="T19"/></text:p>
      <text:p text:style-name="P41" loext:marker-style-name="T19"><text:span text:style-name="T19">b) Establir el color del fons </text:span><text:span text:style-name="T19"/></text:p>
      <text:p text:style-name="P41" loext:marker-style-name="T19"><text:span text:style-name="T19">c) Definir la distància externa </text:span><text:span text:style-name="T19"/></text:p>
      <text:p text:style-name="P41" loext:marker-style-name="T19"><text:span text:style-name="T19">d) Afegir una vora a l'element</text:span><text:span text:style-name="T19"/></text:p>
      <text:p text:style-name="P42" loext:marker-style-name="T19"/>
      <text:list text:continue-numbering="true" text:style-name="WWNum3">
        <text:list-item>
          <text:p text:style-name="P40" loext:marker-style-name="T17"><text:span text:style-name="T17">Què significa l'abreviatura </text:span><text:span text:style-name="HTML_20_Code"><text:span text:style-name="T18">RGBA</text:span></text:span><text:span text:style-name="T17"> en la propietat </text:span><text:span text:style-name="HTML_20_Code"><text:span text:style-name="T18">background-color</text:span></text:span><text:span text:style-name="T17">? </text:span></text:p>
        </text:list-item>
      </text:list>
      <text:p text:style-name="P41" loext:marker-style-name="T19"><text:span text:style-name="T19">a) Red, Green, Blue, Alpha </text:span><text:span text:style-name="T19"/></text:p>
      <text:p text:style-name="P41" loext:marker-style-name="T19"><text:span text:style-name="T19">b) Rigid Border Adjustment </text:span><text:span text:style-name="T19"/></text:p>
      <text:p text:style-name="P41" loext:marker-style-name="T19"><text:span text:style-name="T19">c) Repeat Background Animation </text:span><text:span text:style-name="T19"/></text:p>
      <text:p text:style-name="P41" loext:marker-style-name="T19"><text:span text:style-name="T19">d) Realistic Background Appearance</text:span><text:span text:style-name="T19"/></text:p>
      <text:p text:style-name="P42" loext:marker-style-name="T19"/>
      <text:list text:continue-numbering="true" text:style-name="WWNum3">
        <text:list-item>
          <text:p text:style-name="P40" loext:marker-style-name="T17"><text:span text:style-name="T17">Quina propietat es fa servir per controlar l'amplada d'un element? </text:span><text:span text:style-name="T17"/></text:p>
        </text:list-item>
      </text:list>
      <text:p text:style-name="P41" loext:marker-style-name="T19"><text:span text:style-name="T19">a) width </text:span><text:span text:style-name="T19"/></text:p>
      <text:p text:style-name="P41" loext:marker-style-name="T19"><text:span text:style-name="T19">b) height </text:span><text:span text:style-name="T19"/></text:p>
      <text:p text:style-name="P41" loext:marker-style-name="T19"><text:span text:style-name="T19">c) margin </text:span><text:span text:style-name="T19"/></text:p>
      <text:p text:style-name="P41" loext:marker-style-name="T19"><text:span text:style-name="T19">d) padding</text:span><text:span text:style-name="T19"/></text:p>
      <text:p text:style-name="P42" loext:marker-style-name="T19"/>
      <text:list text:continue-numbering="true" text:style-name="WWNum3">
        <text:list-item>
          <text:p text:style-name="P40" loext:marker-style-name="T17"><text:span text:style-name="T17">Què fa la propietat </text:span><text:span text:style-name="HTML_20_Code"><text:span text:style-name="T18">float</text:span></text:span><text:span text:style-name="T17"> en CSS? </text:span></text:p>
        </text:list-item>
      </text:list>
      <text:p text:style-name="P41" loext:marker-style-name="T19"><text:span text:style-name="T19">a) Canvia el color del text </text:span><text:span text:style-name="T19"/></text:p>
      <text:p text:style-name="P41" loext:marker-style-name="T19"><text:span text:style-name="T19">b) Fa que un element flote cap a la dreta o esquerra </text:span><text:span text:style-name="T19"/></text:p>
      <text:p text:style-name="P41" loext:marker-style-name="T19"><text:span text:style-name="T19">c) Controla la repetició d'una imatge de fons </text:span><text:span text:style-name="T19"/></text:p>
      <text:p text:style-name="P41" loext:marker-style-name="T19"><text:span text:style-name="T19">d) Estableix la grandària del tipus de lletra</text:span><text:span text:style-name="T19"/></text:p>
      <text:p text:style-name="P42" loext:marker-style-name="T19"/>
      <text:list text:continue-numbering="true" text:style-name="WWNum3">
        <text:list-item>
          <text:p text:style-name="P40" loext:marker-style-name="T17"><text:span text:style-name="T17">Quina unitat es fa servir per expressar l'amplada en CSS? </text:span><text:span text:style-name="T17"/></text:p>
        </text:list-item>
      </text:list>
      <text:p text:style-name="P41" loext:marker-style-name="T19"><text:span text:style-name="T19">a) Pixels (px) </text:span><text:span text:style-name="T19"/></text:p>
      <text:p text:style-name="P41" loext:marker-style-name="T19"><text:span text:style-name="T19">b) Centímetres (cm) </text:span><text:span text:style-name="T19"/></text:p>
      <text:p text:style-name="P41" loext:marker-style-name="T19"><text:span text:style-name="T19">c) Percentatge (%) </text:span><text:span text:style-name="T19"/></text:p>
      <text:p text:style-name="P41" loext:marker-style-name="T19"><text:span text:style-name="T19">d) Totes les anteriors</text:span><text:span text:style-name="T19"/></text:p>
      <text:p text:style-name="P42" loext:marker-style-name="T19"/>
      <text:list text:continue-numbering="true" text:style-name="WWNum3">
        <text:list-item>
          <text:p text:style-name="P40" loext:marker-style-name="T17"><text:span text:style-name="T17">Què significa la propietat </text:span><text:span text:style-name="HTML_20_Code"><text:span text:style-name="T18">position: relative</text:span></text:span><text:span text:style-name="T17">? </text:span></text:p>
        </text:list-item>
      </text:list>
      <text:p text:style-name="P41" loext:marker-style-name="T19"><text:span text:style-name="T19">a) L'element és fix a la pantalla</text:span><text:span text:style-name="T19"/></text:p>
      <text:p text:style-name="P41" loext:marker-style-name="T19"><text:span text:style-name="T19">b) L'element es desplaça de la seva posició normal</text:span><text:span text:style-name="T19"/></text:p>
      <text:p text:style-name="P41" loext:marker-style-name="T19"><text:span text:style-name="T19">c) L'element es posiciona respecte al seu element pare </text:span><text:span text:style-name="T19"/></text:p>
      <text:p text:style-name="P41" loext:marker-style-name="T19"><text:span text:style-name="T19">d) L'element flota cap a la dreta o cap a l'esquerra</text:span><text:span text:style-name="T19"/></text:p>
      <text:p text:style-name="P42" loext:marker-style-name="T19"/>
      <text:p text:style-name="P42" loext:marker-style-name="T19"/>
      <text:p text:style-name="P42" loext:marker-style-name="T19"><text:soft-page-break/></text:p>
      <text:p text:style-name="P42" loext:marker-style-name="T19"/>
      <text:list text:continue-numbering="true" text:style-name="WWNum3">
        <text:list-item>
          <text:p text:style-name="P40" loext:marker-style-name="T17"><text:span text:style-name="T17">Què controla la propietat </text:span><text:span text:style-name="HTML_20_Code"><text:span text:style-name="T18">z-index</text:span></text:span><text:span text:style-name="T17"> en CSS? </text:span></text:p>
        </text:list-item>
      </text:list>
      <text:p text:style-name="P41" loext:marker-style-name="T19"><text:span text:style-name="T19">a) L'opacitat de l'element </text:span><text:span text:style-name="T19"/></text:p>
      <text:p text:style-name="P41" loext:marker-style-name="T19"><text:span text:style-name="T19">b) L'apilament d'elements que es solapen </text:span><text:span text:style-name="T19"/></text:p>
      <text:p text:style-name="P41" loext:marker-style-name="T19"><text:span text:style-name="T19">c) La grandària de la vora </text:span><text:span text:style-name="T19"/></text:p>
      <text:p text:style-name="P41" loext:marker-style-name="T19"><text:span text:style-name="T19">d) La repetició d'una imatge de Fons</text:span><text:span text:style-name="T19"/></text:p>
      <text:p text:style-name="P42" loext:marker-style-name="T19"/>
      <text:list text:continue-numbering="true" text:style-name="WWNum3">
        <text:list-item>
          <text:p text:style-name="P40" loext:marker-style-name="T17"><text:span text:style-name="T17">Quina propietat s'utilitza per definir la grandària de la imatge de fons? </text:span><text:span text:style-name="T17"/></text:p>
        </text:list-item>
      </text:list>
      <text:p text:style-name="P41" loext:marker-style-name="T19"><text:span text:style-name="T19">a) background-image </text:span><text:span text:style-name="T19"/></text:p>
      <text:p text:style-name="P41" loext:marker-style-name="T19"><text:span text:style-name="T19">b) background-size </text:span><text:span text:style-name="T19"/></text:p>
      <text:p text:style-name="P41" loext:marker-style-name="T19"><text:span text:style-name="T19">c) background-color </text:span><text:span text:style-name="T19"/></text:p>
      <text:p text:style-name="P41" loext:marker-style-name="T19"><text:span text:style-name="T19">d) background-repeat</text:span><text:span text:style-name="T19"/></text:p>
      <text:p text:style-name="P43" loext:marker-style-name="T19"/>
      <text:p text:style-name="P43" loext:marker-style-name="T19"/>
      <text:p text:style-name="P44"/>
      <text:p text:style-name="P44"/>
      <text:section text:style-name="Sect1" text:name="Sección2">
        <text:p text:style-name="P45"><text:span text:style-name="T20">1</text:span> <text:span text:style-name="T20">b</text:span> </text:p>
        <text:p text:style-name="P45"><text:span text:style-name="T20">2</text:span> <text:span text:style-name="T20">a</text:span> </text:p>
        <text:p text:style-name="P45"><text:span text:style-name="T20">3</text:span> <text:span text:style-name="T20">a</text:span> </text:p>
        <text:p text:style-name="P45"><text:span text:style-name="T20">4</text:span> <text:span text:style-name="T20">a</text:span> </text:p>
        <text:p text:style-name="P45"><text:span text:style-name="T20">5</text:span> <text:span text:style-name="T20">b</text:span> </text:p>
        <text:p text:style-name="P45"><text:span text:style-name="T20">6</text:span> <text:span text:style-name="T20">b</text:span> </text:p>
        <text:p text:style-name="P46"/>
        <text:p text:style-name="P47"><text:span text:style-name="T20">7</text:span> <text:span text:style-name="T20">c</text:span> </text:p>
        <text:p text:style-name="P45"><text:span text:style-name="T20">8</text:span> <text:span text:style-name="T20">c</text:span> </text:p>
        <text:p text:style-name="P45"><text:span text:style-name="T20">9</text:span> <text:span text:style-name="T20">b</text:span> </text:p>
        <text:p text:style-name="P45"><text:span text:style-name="T20">10</text:span> <text:span text:style-name="T20">c</text:span> </text:p>
        <text:p text:style-name="P45"><text:span text:style-name="T20">11</text:span> <text:span text:style-name="T20">b</text:span> </text:p>
        <text:p text:style-name="P45"><text:span text:style-name="T20">12</text:span> <text:span text:style-name="T20">c</text:span> </text:p>
        <text:p text:style-name="P45"><text:span text:style-name="T20">13</text:span> <text:span text:style-name="T20">c</text:span> </text:p>
        <text:p text:style-name="P45"><text:span text:style-name="T20">14</text:span> <text:span text:style-name="T20">b</text:span> </text:p>
        <text:p text:style-name="P48"/>
        <text:p text:style-name="P47"><text:span text:style-name="T20">15</text:span> <text:span text:style-name="T20">d</text:span> </text:p>
        <text:p text:style-name="P45"><text:span text:style-name="T20">16</text:span> <text:span text:style-name="T20">c</text:span> </text:p>
        <text:p text:style-name="P45"><text:span text:style-name="T20">17</text:span> <text:span text:style-name="T20">a</text:span> </text:p>
        <text:p text:style-name="P45"><text:span text:style-name="T20">18</text:span> <text:span text:style-name="T20">c</text:span> </text:p>
        <text:p text:style-name="P45"><text:span text:style-name="T20">19</text:span> <text:span text:style-name="T20">b</text:span> </text:p>
        <text:p text:style-name="P45"><text:span text:style-name="T20">20</text:span> <text:span text:style-name="T20">a</text:span> </text:p>
        <text:p text:style-name="P45"><text:span text:style-name="T20">21</text:span> <text:span text:style-name="T20">b</text:span> </text:p>
        <text:p text:style-name="P45"><text:span text:style-name="T20">22</text:span> <text:span text:style-name="T20">c</text:span> </text:p>
        <text:p text:style-name="P46"/>
        <text:p text:style-name="P47"><text:span text:style-name="T20">23</text:span> <text:span text:style-name="T20">c</text:span> </text:p>
        <text:p text:style-name="P45"><text:span text:style-name="T20">24</text:span> <text:span text:style-name="T20">a</text:span> </text:p>
        <text:p text:style-name="P45"><text:span text:style-name="T20">25</text:span> <text:span text:style-name="T20">b</text:span> </text:p>
        <text:p text:style-name="P45"><text:span text:style-name="T20">26</text:span> <text:span text:style-name="T20">b</text:span> </text:p>
        <text:p text:style-name="P45"><text:span text:style-name="T20">27</text:span> <text:span text:style-name="T20">b</text:span> </text:p>
        <text:p text:style-name="P45"><text:span text:style-name="T20">28</text:span> <text:span text:style-name="T20">c</text:span> </text:p>
        <text:p text:style-name="P45"><text:span text:style-name="T20">29</text:span> <text:span text:style-name="T20">a</text:span> </text:p>
        <text:p text:style-name="P45"><text:span text:style-name="T20">30</text:span> <text:span text:style-name="T20">a</text:span> </text:p>
        <text:p text:style-name="P46"/>
        <text:p text:style-name="P47"><text:span text:style-name="T20">31</text:span> <text:span text:style-name="T20">b</text:span> </text:p>
        <text:p text:style-name="P45"><text:span text:style-name="T20">32</text:span> <text:span text:style-name="T20">a</text:span> </text:p>
        <text:p text:style-name="P45"><text:span text:style-name="T20">33</text:span> <text:span text:style-name="T20">d</text:span> </text:p>
        <text:p text:style-name="P45"><text:span text:style-name="T20">34</text:span> <text:span text:style-name="T20">a</text:span> </text:p>
        <text:p text:style-name="P45"><text:span text:style-name="T20">35</text:span> <text:span text:style-name="T20">a</text:span> </text:p>
        <text:p text:style-name="P45"><text:span text:style-name="T20">36</text:span> <text:span text:style-name="T20">a</text:span> </text:p>
        <text:p text:style-name="P45"><text:span text:style-name="T20">37</text:span> <text:span text:style-name="T20">b</text:span> </text:p>
        <text:p text:style-name="P45"><text:span text:style-name="T20">38</text:span> <text:span text:style-name="T20">b</text:span> </text:p>
        <text:p text:style-name="P46"/>
        <text:p text:style-name="P47"><text:span text:style-name="T20">39</text:span> <text:span text:style-name="T20">ac</text:span> </text:p>
        <text:p text:style-name="P45"><text:span text:style-name="T20">40</text:span> <text:span text:style-name="T20">b</text:span> </text:p>
        <text:p text:style-name="P49"><text:span text:style-name="T21"/></text:p>
        <text:p text:style-name="P50">41 b </text:p>
        <text:p text:style-name="P45"><text:span text:style-name="T20">42</text:span> <text:span text:style-name="T20">b</text:span> </text:p>
        <text:p text:style-name="P45"><text:span text:style-name="T20">43</text:span> <text:span text:style-name="T20">c</text:span> </text:p>
        <text:p text:style-name="P45"><text:span text:style-name="T20">44</text:span> <text:span text:style-name="T20">a</text:span> </text:p>
        <text:p text:style-name="P45"><text:span text:style-name="T20">45</text:span> <text:span text:style-name="T20">a</text:span> </text:p>
        <text:p text:style-name="P45"><text:span text:style-name="T20">46</text:span> <text:span text:style-name="T20">b</text:span> </text:p>
        <text:p text:style-name="P45"><text:span text:style-name="T20">47</text:span> <text:span text:style-name="T20">d</text:span> </text:p>
        <text:p text:style-name="P45"><text:span text:style-name="T20">48</text:span> <text:span text:style-name="T20">b</text:span> </text:p>
        <text:p text:style-name="P45"/>
        <text:p text:style-name="P45"><text:span text:style-name="T20">49</text:span> <text:span text:style-name="T20">b</text:span> </text:p>
        <text:p text:style-name="P51"><text:span text:style-name="T22">50</text:span><text:span text:style-name="T23"> </text:span><text:span text:style-name="T22">b</text:span> </text:p>
      </text:section>
      <text:p text:style-name="P52" loext:marker-style-name="T19"/>
      <text:p text:style-name="P53"/>
      <text:section text:style-name="Sect2" text:name="Sección1">
        <text:h text:style-name="P54" text:outline-level="2" loext:marker-style-name="T24"><text:span text:style-name="Strong_20_Emphasis"><text:span text:style-name="T25">1.- Distribució amb Flexbox (1,5 punts)</text:span></text:span><text:span text:style-name="T25"/></text:h>
        <text:p text:style-name="P55" loext:marker-style-name="T26"/>
        <text:p text:style-name="Text_20_body" loext:marker-style-name="T26"><text:span text:style-name="T27">Tenim un contenidor </text:span><text:span text:style-name="Source_20_Text"><text:span text:style-name="T28">.contenidor</text:span></text:span><text:span text:style-name="T27"> amb </text:span><text:span text:style-name="Strong_20_Emphasis"><text:span text:style-name="T27">tres elements</text:span></text:span><text:span text:style-name="T27"> dins. Completa el CSS perquè:</text:span></text:p>
        <text:list text:style-name="WWNum17">
          <text:list-item>
            <text:p text:style-name="P56" loext:marker-style-name="T26"><text:span text:style-name="T27">Els elements s'alineen </text:span><text:span text:style-name="Strong_20_Emphasis"><text:span text:style-name="T27">horitzontalment</text:span></text:span><text:span text:style-name="T27"> i amb </text:span><text:span text:style-name="Strong_20_Emphasis"><text:span text:style-name="T27">espai uniforme</text:span></text:span><text:span text:style-name="T27"> entre ells. </text:span></text:p>
          </text:list-item>
          <text:list-item>
            <text:p text:style-name="P57" loext:marker-style-name="T26"><text:span text:style-name="T27">Els elements es </text:span><text:span text:style-name="Strong_20_Emphasis"><text:span text:style-name="T27">centren verticalment</text:span></text:span><text:span text:style-name="T27"> dins del contenidor. </text:span></text:p>
          </text:list-item>
        </text:list>
        <text:p text:style-name="P55" loext:marker-style-name="T26"/>
        <text:p text:style-name="Text_20_body" loext:marker-style-name="T8"><text:span text:style-name="T27">🔹 </text:span><text:span text:style-name="Strong_20_Emphasis"><text:span text:style-name="T27">HTML donat:</text:span></text:span></text:p>
        <text:p text:style-name="P58" loext:marker-style-name="T29"><text:span text:style-name="Source_20_Text"><text:span text:style-name="T30">&lt;!DOCTYPE html&gt;</text:span></text:span><text:span text:style-name="T30"/></text:p>
        <text:p text:style-name="P58" loext:marker-style-name="T29"><text:span text:style-name="Source_20_Text"><text:span text:style-name="T30">&lt;html lang="ca"&gt;</text:span></text:span><text:span text:style-name="T30"/></text:p>
        <text:p text:style-name="P58" loext:marker-style-name="T29"><text:span text:style-name="Source_20_Text"><text:span text:style-name="T30">&lt;head&gt;</text:span></text:span><text:span text:style-name="T30"/></text:p>
        <text:p text:style-name="P58" loext:marker-style-name="T29"><text:span text:style-name="Source_20_Text"><text:span text:style-name="T30"><text:s text:c="4"/>&lt;meta charset="UTF-8"&gt;</text:span></text:span><text:span text:style-name="T30"/></text:p>
        <text:p text:style-name="P58" loext:marker-style-name="T29"><text:span text:style-name="Source_20_Text"><text:span text:style-name="T30"><text:s text:c="4"/>&lt;meta name="viewport" content="width=device-width, initial-scale=1.0"&gt;</text:span></text:span><text:span text:style-name="T30"/></text:p>
        <text:p text:style-name="P58" loext:marker-style-name="T29"><text:span text:style-name="Source_20_Text"><text:span text:style-name="T30"><text:s text:c="4"/>&lt;title&gt;Flexbox&lt;/title&gt;</text:span></text:span><text:span text:style-name="T30"/></text:p>
        <text:p text:style-name="P58" loext:marker-style-name="T29"><text:span text:style-name="Source_20_Text"><text:span text:style-name="T30"><text:s text:c="4"/>&lt;link rel="stylesheet" href="ex1.css"&gt;</text:span></text:span><text:span text:style-name="T30"/></text:p>
        <text:p text:style-name="P58" loext:marker-style-name="T29"><text:span text:style-name="Source_20_Text"><text:span text:style-name="T30">&lt;/head&gt;</text:span></text:span><text:span text:style-name="T30"/></text:p>
        <text:p text:style-name="P58" loext:marker-style-name="T29"><text:span text:style-name="Source_20_Text"><text:span text:style-name="T30">&lt;body&gt;</text:span></text:span><text:span text:style-name="T30"/></text:p>
        <text:p text:style-name="P58" loext:marker-style-name="T29"><text:span text:style-name="Source_20_Text"><text:span text:style-name="T30"><text:s text:c="4"/>&lt;div class="contenidor"&gt;</text:span></text:span><text:span text:style-name="T30"/></text:p>
        <text:p text:style-name="P58" loext:marker-style-name="T29"><text:span text:style-name="Source_20_Text"><text:span text:style-name="T30"><text:s text:c="8"/>&lt;div class="element"&gt;1&lt;/div&gt;</text:span></text:span><text:span text:style-name="T30"/></text:p>
        <text:p text:style-name="P58" loext:marker-style-name="T29"><text:span text:style-name="Source_20_Text"><text:span text:style-name="T30"><text:s text:c="8"/>&lt;div class="element"&gt;2&lt;/div&gt;</text:span></text:span><text:span text:style-name="T30"/></text:p>
        <text:p text:style-name="P58" loext:marker-style-name="T29"><text:span text:style-name="Source_20_Text"><text:span text:style-name="T30"><text:s text:c="8"/>&lt;div class="element"&gt;3&lt;/div&gt;</text:span></text:span><text:span text:style-name="T30"/></text:p>
        <text:p text:style-name="P58" loext:marker-style-name="T29"><text:span text:style-name="Source_20_Text"><text:span text:style-name="T30"><text:s text:c="4"/>&lt;/div&gt;</text:span></text:span><text:span text:style-name="T30"/></text:p>
        <text:p text:style-name="P58" loext:marker-style-name="T29"><text:span text:style-name="Source_20_Text"><text:span text:style-name="T30">&lt;/body&gt;</text:span></text:span><text:span text:style-name="T30"/></text:p>
        <text:p text:style-name="P59" loext:marker-style-name="T29"><text:span text:style-name="Source_20_Text"><text:span text:style-name="T30">&lt;/html&gt;</text:span></text:span><text:span text:style-name="T30"/></text:p>
        <text:p text:style-name="Text_20_body" loext:marker-style-name="T26"><text:span text:style-name="T27">🔹 </text:span><text:span text:style-name="Strong_20_Emphasis"><text:span text:style-name="T27">CSS incomplet:</text:span></text:span></text:p>
        <text:p text:style-name="P58" loext:marker-style-name="T29"><text:span text:style-name="Source_20_Text"><text:span text:style-name="T30">.contenidor {</text:span></text:span><text:span text:style-name="T30"/></text:p>
        <text:p text:style-name="P58" loext:marker-style-name="T29"><text:span text:style-name="Source_20_Text"><text:span text:style-name="T30"><text:s text:c="3"/></text:span></text:span><text:span text:style-name="Source_20_Text"><text:span text:style-name="T31"><text:s/>/* COMPLETA ACI */</text:span></text:span></text:p>
        <text:p text:style-name="P58" loext:marker-style-name="T29"><text:span text:style-name="Source_20_Text"><text:span text:style-name="T30">}</text:span></text:span><text:span text:style-name="T30"/></text:p>
        <text:p text:style-name="P60" loext:marker-style-name="T30"/>
        <text:p text:style-name="P58" loext:marker-style-name="T29"><text:span text:style-name="Source_20_Text"><text:span text:style-name="T30">.element {</text:span></text:span><text:span text:style-name="T30"/></text:p>
        <text:p text:style-name="P58" loext:marker-style-name="T29"><text:span text:style-name="Source_20_Text"><text:span text:style-name="T30"><text:s text:c="4"/>width: 100px;</text:span></text:span><text:span text:style-name="T30"/></text:p>
        <text:p text:style-name="P58" loext:marker-style-name="T29"><text:span text:style-name="Source_20_Text"><text:span text:style-name="T30"><text:s text:c="4"/>height: 100px;</text:span></text:span><text:span text:style-name="T30"/></text:p>
        <text:p text:style-name="P58" loext:marker-style-name="T29"><text:span text:style-name="Source_20_Text"><text:span text:style-name="T30"><text:s text:c="4"/>background-color: lightblue;</text:span></text:span><text:span text:style-name="T30"/></text:p>
        <text:p text:style-name="P58" loext:marker-style-name="T29"><text:span text:style-name="Source_20_Text"><text:span text:style-name="T30"><text:s text:c="4"/>text-align: center;</text:span></text:span><text:span text:style-name="T30"/></text:p>
        <text:p text:style-name="P58" loext:marker-style-name="T29"><text:span text:style-name="Source_20_Text"><text:span text:style-name="T30"><text:s text:c="4"/>line-height: 100px;</text:span></text:span><text:span text:style-name="T30"/></text:p>
        <text:p text:style-name="P59" loext:marker-style-name="T29"><text:span text:style-name="Source_20_Text"><text:span text:style-name="T30">}</text:span></text:span><text:span text:style-name="T30"/></text:p>
        <text:p text:style-name="Text_20_body" loext:marker-style-name="T26"><text:span text:style-name="Strong_20_Emphasis"><text:span text:style-name="T27">Solució:</text:span></text:span></text:p>
        <text:p text:style-name="Preformatted_20_Text" loext:marker-style-name="T29"><text:span text:style-name="Source_20_Text"><text:span text:style-name="T29">.contenidor {</text:span></text:span><text:span text:style-name="T29"/></text:p>
        <text:p text:style-name="Preformatted_20_Text" loext:marker-style-name="T29"><text:span text:style-name="Source_20_Text"><text:span text:style-name="T29"><text:s text:c="4"/>display: flex;</text:span></text:span><text:span text:style-name="T29"/></text:p>
        <text:p text:style-name="Preformatted_20_Text" loext:marker-style-name="T29"><text:span text:style-name="Source_20_Text"><text:span text:style-name="T29"><text:s text:c="4"/>justify-content: space-between; /* Espai uniforme entre elements */</text:span></text:span><text:span text:style-name="T29"/></text:p>
        <text:p text:style-name="Preformatted_20_Text" loext:marker-style-name="T29"><text:span text:style-name="Source_20_Text"><text:span text:style-name="T29"><text:s text:c="4"/>align-items: center; /* Centrat verticalment */</text:span></text:span><text:span text:style-name="T29"/></text:p>
        <text:p text:style-name="P61" loext:marker-style-name="T29"><text:span text:style-name="Source_20_Text"><text:span text:style-name="T29">}</text:span></text:span><text:span text:style-name="T29"/></text:p>
        <text:h text:style-name="P62" text:outline-level="2" loext:marker-style-name="T32"><text:soft-page-break/><text:span text:style-name="Strong_20_Emphasis"><text:span text:style-name="T33"/></text:span></text:h>
        <text:h text:style-name="Heading_20_2" text:outline-level="2" loext:marker-style-name="T34"><text:span text:style-name="Strong_20_Emphasis"><text:span text:style-name="T35">2.- <text:s/>CSS Grid i distribució d’elements (1,5 punts)</text:span></text:span><text:span text:style-name="T35"/></text:h>
        <text:p text:style-name="P55" loext:marker-style-name="T26"/>
        <text:p text:style-name="Text_20_body" loext:marker-style-name="T26"><text:span text:style-name="T27">Tens un contenidor </text:span><text:span text:style-name="Source_20_Text"><text:span text:style-name="T28">.grid</text:span></text:span><text:span text:style-name="T27"> amb </text:span><text:span text:style-name="Strong_20_Emphasis"><text:span text:style-name="T27">sis elements</text:span></text:span><text:span text:style-name="T27"> dins. Completa el CSS perquè:</text:span></text:p>
        <text:list text:style-name="WWNum18">
          <text:list-item>
            <text:p text:style-name="P63" loext:marker-style-name="T26"><text:span text:style-name="T27">La quadrícula tinga </text:span><text:span text:style-name="Strong_20_Emphasis"><text:span text:style-name="T27">tres columnes</text:span></text:span><text:span text:style-name="T27"> i </text:span><text:span text:style-name="Strong_20_Emphasis"><text:span text:style-name="T27">dues files</text:span></text:span><text:span text:style-name="T27"> de la mateixa mida. </text:span></text:p>
          </text:list-item>
          <text:list-item>
            <text:p text:style-name="P64" loext:marker-style-name="T26"><text:span text:style-name="T27">Els elements estiguen separats per un espai de </text:span><text:span text:style-name="Strong_20_Emphasis"><text:span text:style-name="T27">10px</text:span></text:span><text:span text:style-name="T27"> entre ells. </text:span></text:p>
          </text:list-item>
        </text:list>
        <text:p text:style-name="P55" loext:marker-style-name="T26"/>
        <text:p text:style-name="Text_20_body" loext:marker-style-name="T8"><text:span text:style-name="T27">🔹 </text:span><text:span text:style-name="Strong_20_Emphasis"><text:span text:style-name="T27">HTML donat:</text:span></text:span></text:p>
        <text:p text:style-name="P58" loext:marker-style-name="T29"><text:span text:style-name="Source_20_Text"><text:span text:style-name="T30">&lt;!DOCTYPE html&gt;</text:span></text:span><text:span text:style-name="T30"/></text:p>
        <text:p text:style-name="P58" loext:marker-style-name="T29"><text:span text:style-name="Source_20_Text"><text:span text:style-name="T30">&lt;html lang="ca"&gt;</text:span></text:span><text:span text:style-name="T30"/></text:p>
        <text:p text:style-name="P58" loext:marker-style-name="T29"><text:span text:style-name="Source_20_Text"><text:span text:style-name="T30">&lt;head&gt;</text:span></text:span><text:span text:style-name="T30"/></text:p>
        <text:p text:style-name="P58" loext:marker-style-name="T29"><text:span text:style-name="Source_20_Text"><text:span text:style-name="T30"><text:s text:c="4"/>&lt;meta charset="UTF-8"&gt;</text:span></text:span><text:span text:style-name="T30"/></text:p>
        <text:p text:style-name="P58" loext:marker-style-name="T29"><text:span text:style-name="Source_20_Text"><text:span text:style-name="T30"><text:s text:c="4"/>&lt;meta name="viewport" content="width=device-width, initial-scale=1.0"&gt;</text:span></text:span><text:span text:style-name="T30"/></text:p>
        <text:p text:style-name="P58" loext:marker-style-name="T29"><text:span text:style-name="Source_20_Text"><text:span text:style-name="T30"><text:s text:c="4"/>&lt;title&gt;CSS Grid&lt;/title&gt;</text:span></text:span><text:span text:style-name="T30"/></text:p>
        <text:p text:style-name="P58" loext:marker-style-name="T29"><text:span text:style-name="Source_20_Text"><text:span text:style-name="T30"><text:s text:c="4"/>&lt;link rel="stylesheet" href="ex2.css"&gt;</text:span></text:span><text:span text:style-name="T30"/></text:p>
        <text:p text:style-name="P58" loext:marker-style-name="T29"><text:span text:style-name="Source_20_Text"><text:span text:style-name="T30">&lt;/head&gt;</text:span></text:span><text:span text:style-name="T30"/></text:p>
        <text:p text:style-name="P58" loext:marker-style-name="T29"><text:span text:style-name="Source_20_Text"><text:span text:style-name="T30">&lt;body&gt;</text:span></text:span><text:span text:style-name="T30"/></text:p>
        <text:p text:style-name="P58" loext:marker-style-name="T29"><text:span text:style-name="Source_20_Text"><text:span text:style-name="T30"><text:s text:c="4"/>&lt;div class="grid"&gt;</text:span></text:span><text:span text:style-name="T30"/></text:p>
        <text:p text:style-name="P58" loext:marker-style-name="T29"><text:span text:style-name="Source_20_Text"><text:span text:style-name="T30"><text:s text:c="8"/>&lt;div class="item"&gt;A&lt;/div&gt;</text:span></text:span><text:span text:style-name="T30"/></text:p>
        <text:p text:style-name="P58" loext:marker-style-name="T29"><text:span text:style-name="Source_20_Text"><text:span text:style-name="T30"><text:s text:c="8"/>&lt;div class="item"&gt;B&lt;/div&gt;</text:span></text:span><text:span text:style-name="T30"/></text:p>
        <text:p text:style-name="P58" loext:marker-style-name="T29"><text:span text:style-name="Source_20_Text"><text:span text:style-name="T30"><text:s text:c="8"/>&lt;div class="item"&gt;C&lt;/div&gt;</text:span></text:span><text:span text:style-name="T30"/></text:p>
        <text:p text:style-name="P58" loext:marker-style-name="T29"><text:span text:style-name="Source_20_Text"><text:span text:style-name="T30"><text:s text:c="8"/>&lt;div class="item"&gt;D&lt;/div&gt;</text:span></text:span><text:span text:style-name="T30"/></text:p>
        <text:p text:style-name="P58" loext:marker-style-name="T29"><text:span text:style-name="Source_20_Text"><text:span text:style-name="T30"><text:s text:c="8"/>&lt;div class="item"&gt;E&lt;/div&gt;</text:span></text:span><text:span text:style-name="T30"/></text:p>
        <text:p text:style-name="P58" loext:marker-style-name="T29"><text:span text:style-name="Source_20_Text"><text:span text:style-name="T30"><text:s text:c="8"/>&lt;div class="item"&gt;F&lt;/div&gt;</text:span></text:span><text:span text:style-name="T30"/></text:p>
        <text:p text:style-name="P58" loext:marker-style-name="T29"><text:span text:style-name="Source_20_Text"><text:span text:style-name="T30"><text:s text:c="4"/>&lt;/div&gt;</text:span></text:span><text:span text:style-name="T30"/></text:p>
        <text:p text:style-name="P58" loext:marker-style-name="T29"><text:span text:style-name="Source_20_Text"><text:span text:style-name="T30">&lt;/body&gt;</text:span></text:span><text:span text:style-name="T30"/></text:p>
        <text:p text:style-name="P59" loext:marker-style-name="T29"><text:span text:style-name="Source_20_Text"><text:span text:style-name="T30">&lt;/html&gt;</text:span></text:span><text:span text:style-name="T30"/></text:p>
        <text:p text:style-name="Text_20_body" loext:marker-style-name="T26"><text:span text:style-name="T27">🔹 </text:span><text:span text:style-name="Strong_20_Emphasis"><text:span text:style-name="T27">CSS incomplet:</text:span></text:span></text:p>
        <text:p text:style-name="P58" loext:marker-style-name="T29"><text:span text:style-name="Source_20_Text"><text:span text:style-name="T29">.grid {</text:span></text:span><text:span text:style-name="T29"/></text:p>
        <text:p text:style-name="P58" loext:marker-style-name="T29"><text:span text:style-name="Source_20_Text"><text:span text:style-name="T29"><text:s text:c="4"/></text:span></text:span><text:span text:style-name="Source_20_Text"><text:span text:style-name="T31">/* COMPLETA ACI */</text:span></text:span></text:p>
        <text:p text:style-name="P58" loext:marker-style-name="T29"><text:span text:style-name="Source_20_Text"><text:span text:style-name="T29">}</text:span></text:span><text:span text:style-name="T29"/></text:p>
        <text:p text:style-name="P65" loext:marker-style-name="T29"/>
        <text:p text:style-name="P58" loext:marker-style-name="T29"><text:span text:style-name="Source_20_Text"><text:span text:style-name="T29">.item {</text:span></text:span><text:span text:style-name="T29"/></text:p>
        <text:p text:style-name="P58" loext:marker-style-name="T29"><text:span text:style-name="Source_20_Text"><text:span text:style-name="T29"><text:s text:c="4"/>background-color: lightcoral;</text:span></text:span><text:span text:style-name="T29"/></text:p>
        <text:p text:style-name="P58" loext:marker-style-name="T29"><text:span text:style-name="Source_20_Text"><text:span text:style-name="T29"><text:s text:c="4"/>text-align: center;</text:span></text:span><text:span text:style-name="T29"/></text:p>
        <text:p text:style-name="P58" loext:marker-style-name="T29"><text:span text:style-name="Source_20_Text"><text:span text:style-name="T29"><text:s text:c="4"/>padding: 20px;</text:span></text:span><text:span text:style-name="T29"/></text:p>
        <text:p text:style-name="P58" loext:marker-style-name="T29"><text:span text:style-name="Source_20_Text"><text:span text:style-name="T29"><text:s text:c="4"/>border: 1px solid black;</text:span></text:span><text:span text:style-name="T29"/></text:p>
        <text:p text:style-name="P59" loext:marker-style-name="T29"><text:span text:style-name="Source_20_Text"><text:span text:style-name="T29">}</text:span></text:span><text:span text:style-name="T29"/></text:p>
        <text:p text:style-name="Text_20_body" loext:marker-style-name="T26"><text:span text:style-name="T27">✅ </text:span><text:span text:style-name="Strong_20_Emphasis"><text:span text:style-name="T27">Solució:</text:span></text:span></text:p>
        <text:p text:style-name="Preformatted_20_Text" loext:marker-style-name="T29"><text:span text:style-name="Source_20_Text"><text:span text:style-name="T29">.grid {</text:span></text:span><text:span text:style-name="T29"/></text:p>
        <text:p text:style-name="Preformatted_20_Text" loext:marker-style-name="T29"><text:span text:style-name="Source_20_Text"><text:span text:style-name="T29"><text:s text:c="4"/>display: grid;</text:span></text:span><text:span text:style-name="T29"/></text:p>
        <text:p text:style-name="Preformatted_20_Text" loext:marker-style-name="T29"><text:span text:style-name="Source_20_Text"><text:span text:style-name="T29"><text:s text:c="4"/>grid-template-columns: repeat(3, 1fr); /* Tres columnes iguals */</text:span></text:span><text:span text:style-name="T29"/></text:p>
        <text:p text:style-name="Preformatted_20_Text" loext:marker-style-name="T29"><text:span text:style-name="Source_20_Text"><text:span text:style-name="T29"><text:s text:c="4"/>grid-template-rows: repeat(2, 1fr); /* Dues files iguals */</text:span></text:span><text:span text:style-name="T29"/></text:p>
        <text:p text:style-name="Preformatted_20_Text" loext:marker-style-name="T29"><text:soft-page-break/><text:span text:style-name="Source_20_Text"><text:span text:style-name="T29"><text:s text:c="4"/>gap: 10px; /* Espai entre elements */</text:span></text:span><text:span text:style-name="T29"/></text:p>
        <text:p text:style-name="P61" loext:marker-style-name="T29"><text:span text:style-name="Source_20_Text"><text:span text:style-name="T29">}</text:span></text:span><text:span text:style-name="T29"/></text:p>
        <text:h text:style-name="P66" text:outline-level="2"><text:span text:style-name="Strong_20_Emphasis"><text:span text:style-name="T35">3.- <text:s/>Animació de canvi de color (1,5 punt)</text:span></text:span></text:h>
        <text:p text:style-name="Text_20_body" loext:marker-style-name="T26"><text:span text:style-name="T27">Crea una animació CSS perquè:</text:span><text:span text:style-name="T26"/></text:p>
        <text:list text:style-name="WWNum19">
          <text:list-item>
            <text:p text:style-name="P67" loext:marker-style-name="T26"><text:span text:style-name="T27">Crea la regla </text:span><text:span text:style-name="Source_20_Text"><text:span text:style-name="T28">canviColor</text:span></text:span><text:span text:style-name="T27"> </text:span></text:p>
          </text:list-item>
          <text:list-item>
            <text:p text:style-name="P68" loext:marker-style-name="T26"><text:span text:style-name="T27">L’element </text:span><text:span text:style-name="Source_20_Text"><text:span text:style-name="T28">.canvi-color</text:span></text:span><text:span text:style-name="T27"> </text:span><text:span text:style-name="Strong_20_Emphasis"><text:span text:style-name="T27">alterne entre roig i blau</text:span></text:span><text:span text:style-name="T27"> cada segon. </text:span></text:p>
          </text:list-item>
        </text:list>
        <text:p text:style-name="P55" loext:marker-style-name="T26"/>
        <text:p text:style-name="Text_20_body" loext:marker-style-name="T8"><text:span text:style-name="T27">🔹 </text:span><text:span text:style-name="Strong_20_Emphasis"><text:span text:style-name="T27">CSS incomplet:</text:span></text:span></text:p>
        <text:p text:style-name="P58" loext:marker-style-name="T29"><text:span text:style-name="Source_20_Text"><text:span text:style-name="T29">.canvi-color {</text:span></text:span><text:span text:style-name="T29"/></text:p>
        <text:p text:style-name="P58" loext:marker-style-name="T29"><text:span text:style-name="Source_20_Text"><text:span text:style-name="T29"><text:s text:c="4"/>animation: canviColor 1s infinite alternate;</text:span></text:span><text:span text:style-name="T29"/></text:p>
        <text:p text:style-name="P59" loext:marker-style-name="T29"><text:span text:style-name="Source_20_Text"><text:span text:style-name="T29">}</text:span></text:span><text:span text:style-name="T29"/></text:p>
        <text:p text:style-name="P58" loext:marker-style-name="T29"><text:span text:style-name="Source_20_Text"><text:span text:style-name="T31">/* COMPLETA ACI */</text:span></text:span><text:span text:style-name="T31"/></text:p>
        <text:p text:style-name="P69" loext:marker-style-name="T29"><text:span text:style-name="Source_20_Text"><text:span text:style-name="T29"/></text:span></text:p>
        <text:p text:style-name="Text_20_body" loext:marker-style-name="T26"><text:span text:style-name="T27">✅ </text:span><text:span text:style-name="Strong_20_Emphasis"><text:span text:style-name="T27">Solució:</text:span></text:span></text:p>
        <text:p text:style-name="Preformatted_20_Text" loext:marker-style-name="T29"><text:span text:style-name="Source_20_Text"><text:span text:style-name="T29">@keyframes canviColor {</text:span></text:span><text:span text:style-name="T29"/></text:p>
        <text:p text:style-name="Preformatted_20_Text" loext:marker-style-name="T29"><text:span text:style-name="Source_20_Text"><text:span text:style-name="T29"><text:s text:c="4"/>from {</text:span></text:span><text:span text:style-name="T29"/></text:p>
        <text:p text:style-name="Preformatted_20_Text" loext:marker-style-name="T29"><text:span text:style-name="Source_20_Text"><text:span text:style-name="T29"><text:s text:c="8"/>background-color: red; /* Estat inicial: roig */</text:span></text:span><text:span text:style-name="T29"/></text:p>
        <text:p text:style-name="Preformatted_20_Text" loext:marker-style-name="T29"><text:span text:style-name="Source_20_Text"><text:span text:style-name="T29"><text:s text:c="4"/>}</text:span></text:span><text:span text:style-name="T29"/></text:p>
        <text:p text:style-name="Preformatted_20_Text" loext:marker-style-name="T29"><text:span text:style-name="Source_20_Text"><text:span text:style-name="T29"><text:s text:c="4"/>to {</text:span></text:span><text:span text:style-name="T29"/></text:p>
        <text:p text:style-name="Preformatted_20_Text" loext:marker-style-name="T29"><text:span text:style-name="Source_20_Text"><text:span text:style-name="T29"><text:s text:c="8"/>background-color: blue; /* Estat final: blau */</text:span></text:span><text:span text:style-name="T29"/></text:p>
        <text:p text:style-name="Preformatted_20_Text" loext:marker-style-name="T29"><text:span text:style-name="Source_20_Text"><text:span text:style-name="T29"><text:s text:c="4"/>}</text:span></text:span><text:span text:style-name="T29"/></text:p>
        <text:p text:style-name="P61" loext:marker-style-name="T29"><text:span text:style-name="Source_20_Text"><text:span text:style-name="T29">}</text:span></text:span><text:span text:style-name="T29"/></text:p>
        <text:p text:style-name="P43" loext:marker-style-name="T19"/>
        <text:p text:style-name="P70"/>
        <text:h text:style-name="P71" text:outline-level="3"><text:bookmark text:name="html"/><text:span text:style-name="Strong_20_Emphasis"><text:span text:style-name="T36">HTML</text:span></text:span></text:h>
        <text:list text:style-name="L1">
          <text:list-item>
            <text:p text:style-name="P72"><text:span text:style-name="Strong_20_Emphasis"><text:span text:style-name="T37">Quina és la funció principal de l'etiqueta </text:span></text:span><text:span text:style-name="Strong_20_Emphasis"><text:span text:style-name="Source_20_Text"><text:span text:style-name="T38">&lt;head&gt;</text:span></text:span></text:span><text:span text:style-name="Strong_20_Emphasis"><text:span text:style-name="T37"> en HTML?</text:span></text:span><text:span text:style-name="T37"><text:line-break/>✅ </text:span><text:span text:style-name="Strong_20_Emphasis"><text:span text:style-name="T37">b) Definir informació global sobre el document</text:span></text:span><text:span text:style-name="T37"><text:line-break/>🔹 L'etiqueta </text:span><text:span text:style-name="Source_20_Text"><text:span text:style-name="T38">&lt;head&gt;</text:span></text:span><text:span text:style-name="T37"> no mostra contingut directament a la pàgina. En canvi, conté metadades com el títol del document (</text:span><text:span text:style-name="Source_20_Text"><text:span text:style-name="T38">&lt;title&gt;</text:span></text:span><text:span text:style-name="T37">), enllaços a fulls d'estil (</text:span><text:span text:style-name="Source_20_Text"><text:span text:style-name="T38">&lt;link&gt;</text:span></text:span><text:span text:style-name="T37">), fonts (</text:span><text:span text:style-name="Source_20_Text"><text:span text:style-name="T38">&lt;meta&gt;</text:span></text:span><text:span text:style-name="T37">), i scripts (</text:span><text:span text:style-name="Source_20_Text"><text:span text:style-name="T38">&lt;script&gt;</text:span></text:span><text:span text:style-name="T37">).</text:span></text:p>
          </text:list-item>
          <text:list-item>
            <text:p text:style-name="P72"><text:span text:style-name="Strong_20_Emphasis"><text:span text:style-name="T37">Quina és la finalitat de l'atribut </text:span></text:span><text:span text:style-name="Strong_20_Emphasis"><text:span text:style-name="Source_20_Text"><text:span text:style-name="T38">charset</text:span></text:span></text:span><text:span text:style-name="Strong_20_Emphasis"><text:span text:style-name="T37"> dins de l'etiqueta </text:span></text:span><text:span text:style-name="Strong_20_Emphasis"><text:span text:style-name="Source_20_Text"><text:span text:style-name="T38">&lt;meta&gt;</text:span></text:span></text:span><text:span text:style-name="Strong_20_Emphasis"><text:span text:style-name="T37">?</text:span></text:span><text:span text:style-name="T37"><text:line-break/>✅ </text:span><text:span text:style-name="Strong_20_Emphasis"><text:span text:style-name="T37">a) Definir la codificació de caràcters del document</text:span></text:span><text:span text:style-name="T37"><text:line-break/>🔹 </text:span><text:span text:style-name="Source_20_Text"><text:span text:style-name="T38">charset="UTF-8"</text:span></text:span><text:span text:style-name="T37"> estableix la codificació del document per assegurar que caràcters especials (com accents o símbols) es representen correctament.</text:span></text:p>
          </text:list-item>
          <text:list-item>
            <text:p text:style-name="P72"><text:span text:style-name="Strong_20_Emphasis"><text:span text:style-name="T37">Quina etiqueta s'utilitza per definir una llista ordenada?</text:span></text:span><text:span text:style-name="T37"><text:line-break/>✅ </text:span><text:span text:style-name="Strong_20_Emphasis"><text:span text:style-name="T37">a) </text:span></text:span><text:span text:style-name="Strong_20_Emphasis"><text:span text:style-name="Source_20_Text"><text:span text:style-name="T38">&lt;ol&gt;</text:span></text:span></text:span><text:span text:style-name="T37"><text:line-break/>🔹 </text:span><text:span text:style-name="Source_20_Text"><text:span text:style-name="T38">&lt;ol&gt;</text:span></text:span><text:span text:style-name="T37"> significa "ordered list" i s’utilitza per a llistes numerades. Per exemple:</text:span></text:p>
            <text:p text:style-name="P73"><text:span text:style-name="Source_20_Text"><text:span text:style-name="T39">&lt;ol&gt;</text:span></text:span></text:p>
            <text:p text:style-name="P73"><text:span text:style-name="Source_20_Text"><text:span text:style-name="T40"><text:s text:c="2"/></text:span></text:span><text:span text:style-name="Source_20_Text"><text:span text:style-name="T39">&lt;li&gt;</text:span></text:span><text:span text:style-name="Source_20_Text"><text:span text:style-name="T38">Primer</text:span></text:span><text:span text:style-name="Source_20_Text"><text:span text:style-name="T39">&lt;/li&gt;</text:span></text:span></text:p>
            <text:p text:style-name="P73"><text:span text:style-name="Source_20_Text"><text:span text:style-name="T40"><text:s text:c="2"/></text:span></text:span><text:span text:style-name="Source_20_Text"><text:span text:style-name="T39">&lt;li&gt;</text:span></text:span><text:span text:style-name="Source_20_Text"><text:span text:style-name="T38">Segon</text:span></text:span><text:span text:style-name="Source_20_Text"><text:span text:style-name="T39">&lt;/li&gt;</text:span></text:span></text:p>
            <text:p text:style-name="P73"><text:span text:style-name="Source_20_Text"><text:span text:style-name="T39">&lt;/ol&gt;</text:span></text:span></text:p>
          </text:list-item>
          <text:list-item>
            <text:p text:style-name="P72"><text:span text:style-name="Strong_20_Emphasis"><text:span text:style-name="T37">Quina és la funció de l'atribut </text:span></text:span><text:span text:style-name="Strong_20_Emphasis"><text:span text:style-name="Source_20_Text"><text:span text:style-name="T38">colspan</text:span></text:span></text:span><text:span text:style-name="Strong_20_Emphasis"><text:span text:style-name="T37"> en les taules HTML?</text:span></text:span><text:span text:style-name="T37"><text:line-break/>✅ </text:span><text:span text:style-name="Strong_20_Emphasis"><text:span text:style-name="T37">a) Fusionar cel·les horitzontalment</text:span></text:span><text:span text:style-name="T37"><text:line-break/>🔹 Permet que una cel·la ocupe més d'una columna. Exemple:</text:span></text:p>
            <text:p text:style-name="P73"><text:span text:style-name="Source_20_Text"><text:span text:style-name="T39">&lt;table&gt;</text:span></text:span></text:p>
            <text:p text:style-name="P73"><text:span text:style-name="Source_20_Text"><text:span text:style-name="T40"><text:s text:c="2"/></text:span></text:span><text:span text:style-name="Source_20_Text"><text:span text:style-name="T39">&lt;tr&gt;</text:span></text:span></text:p>
            <text:p text:style-name="P73"><text:span text:style-name="Source_20_Text"><text:span text:style-name="T40"><text:s text:c="4"/></text:span></text:span><text:span text:style-name="Source_20_Text"><text:span text:style-name="T39">&lt;td </text:span></text:span><text:span text:style-name="Source_20_Text"><text:span text:style-name="T41">colspan</text:span></text:span><text:span text:style-name="Source_20_Text"><text:span text:style-name="T39">=</text:span></text:span><text:span text:style-name="Source_20_Text"><text:span text:style-name="T42">"2"</text:span></text:span><text:span text:style-name="Source_20_Text"><text:span text:style-name="T39">&gt;</text:span></text:span><text:span text:style-name="Source_20_Text"><text:span text:style-name="T38">Fusionada</text:span></text:span><text:span text:style-name="Source_20_Text"><text:span text:style-name="T39">&lt;/td&gt;</text:span></text:span></text:p>
            <text:p text:style-name="P73"><text:span text:style-name="Source_20_Text"><text:span text:style-name="T40"><text:s text:c="2"/></text:span></text:span><text:span text:style-name="Source_20_Text"><text:span text:style-name="T39">&lt;/tr&gt;</text:span></text:span></text:p>
            <text:p text:style-name="P73"><text:span text:style-name="Source_20_Text"><text:span text:style-name="T39">&lt;/table&gt;</text:span></text:span></text:p>
          </text:list-item>
          <text:list-item>
            <text:p text:style-name="P72"><text:span text:style-name="Strong_20_Emphasis"><text:span text:style-name="T37">Quina és la funció principal de l'etiqueta </text:span></text:span><text:span text:style-name="Strong_20_Emphasis"><text:span text:style-name="Source_20_Text"><text:span text:style-name="T38">&lt;blockquote&gt;</text:span></text:span></text:span><text:span text:style-name="Strong_20_Emphasis"><text:span text:style-name="T37">?</text:span></text:span><text:span text:style-name="T37"><text:line-break/>✅ </text:span><text:span text:style-name="Strong_20_Emphasis"><text:span text:style-name="T37">b) Marcar blocs de text que representen citacions</text:span></text:span><text:span text:style-name="T37"><text:line-break/>🔹 </text:span><text:span text:style-name="Source_20_Text"><text:span text:style-name="T38">&lt;blockquote&gt;</text:span></text:span><text:span text:style-name="T37"> s’utilitza per a citar un text llarg.</text:span></text:p>
            <text:p text:style-name="P73"><text:span text:style-name="Source_20_Text"><text:span text:style-name="T39">&lt;blockquote&gt;</text:span></text:span><text:span text:style-name="Source_20_Text"><text:span text:style-name="T38">Este és un text citat.</text:span></text:span><text:span text:style-name="Source_20_Text"><text:span text:style-name="T39">&lt;/blockquote&gt;</text:span></text:span></text:p>
          </text:list-item>
          <text:list-item>
            <text:p text:style-name="P72"><text:span text:style-name="Strong_20_Emphasis"><text:span text:style-name="T37">Quina és la funció principal de l'etiqueta </text:span></text:span><text:span text:style-name="Strong_20_Emphasis"><text:span text:style-name="Source_20_Text"><text:span text:style-name="T38">&lt;pre&gt;</text:span></text:span></text:span><text:span text:style-name="Strong_20_Emphasis"><text:span text:style-name="T37">?</text:span></text:span><text:span text:style-name="T37"><text:line-break/>✅ </text:span><text:span text:style-name="Strong_20_Emphasis"><text:span text:style-name="T37">b) Mantenir els espais i la mida fixa del text</text:span></text:span><text:span text:style-name="T37"><text:line-break/>🔹 </text:span><text:span text:style-name="Source_20_Text"><text:span text:style-name="T38">&lt;pre&gt;</text:span></text:span><text:span text:style-name="T37"> mostra text tal com s’escriu en el codi, conservant espais i salts de línia.</text:span></text:p>
            <text:p text:style-name="P73"><text:soft-page-break/><text:span text:style-name="Source_20_Text"><text:span text:style-name="T39">&lt;pre&gt;</text:span></text:span></text:p>
            <text:p text:style-name="P74"><text:span text:style-name="Source_20_Text"><text:span text:style-name="T38">Això </text:span></text:span></text:p>
            <text:p text:style-name="P74"><text:span text:style-name="Source_20_Text"><text:span text:style-name="T38">és </text:span></text:span></text:p>
            <text:p text:style-name="P74"><text:span text:style-name="Source_20_Text"><text:span text:style-name="T38">un </text:span></text:span></text:p>
            <text:p text:style-name="P74"><text:span text:style-name="Source_20_Text"><text:span text:style-name="T38">exemple.</text:span></text:span></text:p>
            <text:p text:style-name="P73"><text:span text:style-name="Source_20_Text"><text:span text:style-name="T39">&lt;/pre&gt;</text:span></text:span></text:p>
          </text:list-item>
          <text:list-item>
            <text:p text:style-name="P72"><text:span text:style-name="Strong_20_Emphasis"><text:span text:style-name="T37">Quina és la funció de l'etiqueta </text:span></text:span><text:span text:style-name="Strong_20_Emphasis"><text:span text:style-name="Source_20_Text"><text:span text:style-name="T38">&lt;abbr&gt;</text:span></text:span></text:span><text:span text:style-name="Strong_20_Emphasis"><text:span text:style-name="T37">?</text:span></text:span><text:span text:style-name="T37"><text:line-break/>✅ </text:span><text:span text:style-name="Strong_20_Emphasis"><text:span text:style-name="T37">c) Definir acrònims o abreviacions</text:span></text:span><text:span text:style-name="T37"><text:line-break/>🔹 </text:span><text:span text:style-name="Source_20_Text"><text:span text:style-name="T38">&lt;abbr&gt;</text:span></text:span><text:span text:style-name="T37"> s'utilitza per mostrar el significat d'una abreviatura quan passem el cursor per damunt.</text:span></text:p>
            <text:p text:style-name="P73"><text:span text:style-name="Source_20_Text"><text:span text:style-name="T39">&lt;abbr </text:span></text:span><text:span text:style-name="Source_20_Text"><text:span text:style-name="T41">title</text:span></text:span><text:span text:style-name="Source_20_Text"><text:span text:style-name="T39">=</text:span></text:span><text:span text:style-name="Source_20_Text"><text:span text:style-name="T42">"Organització de les Nacions Unides"</text:span></text:span><text:span text:style-name="Source_20_Text"><text:span text:style-name="T39">&gt;</text:span></text:span><text:span text:style-name="Source_20_Text"><text:span text:style-name="T38">ONU</text:span></text:span><text:span text:style-name="Source_20_Text"><text:span text:style-name="T39">&lt;/abbr&gt;</text:span></text:span></text:p>
          </text:list-item>
          <text:list-item>
            <text:p text:style-name="P72"><text:span text:style-name="Strong_20_Emphasis"><text:span text:style-name="T37">Quina és la finalitat de l'etiqueta </text:span></text:span><text:span text:style-name="Strong_20_Emphasis"><text:span text:style-name="Source_20_Text"><text:span text:style-name="T38">&lt;mark&gt;</text:span></text:span></text:span><text:span text:style-name="Strong_20_Emphasis"><text:span text:style-name="T37">?</text:span></text:span><text:span text:style-name="T37"><text:line-break/>✅ </text:span><text:span text:style-name="Strong_20_Emphasis"><text:span text:style-name="T37">c) Marcar o ressaltar text</text:span></text:span><text:span text:style-name="T37"><text:line-break/>🔹 </text:span><text:span text:style-name="Source_20_Text"><text:span text:style-name="T38">&lt;mark&gt;</text:span></text:span><text:span text:style-name="T37"> s’usa per ressaltar un fragment de text.</text:span></text:p>
            <text:p text:style-name="P73"><text:span text:style-name="Source_20_Text"><text:span text:style-name="T39">&lt;p&gt;</text:span></text:span><text:span text:style-name="Source_20_Text"><text:span text:style-name="T38">Este és un </text:span></text:span><text:span text:style-name="Source_20_Text"><text:span text:style-name="T39">&lt;mark&gt;</text:span></text:span><text:span text:style-name="Source_20_Text"><text:span text:style-name="T38">text destacat</text:span></text:span><text:span text:style-name="Source_20_Text"><text:span text:style-name="T39">&lt;/mark&gt;</text:span></text:span><text:span text:style-name="Source_20_Text"><text:span text:style-name="T38">.</text:span></text:span><text:span text:style-name="Source_20_Text"><text:span text:style-name="T39">&lt;/p&gt;</text:span></text:span></text:p>
          </text:list-item>
          <text:list-item>
            <text:p text:style-name="P72"><text:span text:style-name="Strong_20_Emphasis"><text:span text:style-name="T37">Quina etiqueta HTML s'utilitza per crear enllaços?</text:span></text:span><text:span text:style-name="T37"><text:line-break/>✅ </text:span><text:span text:style-name="Strong_20_Emphasis"><text:span text:style-name="T37">b) </text:span></text:span><text:span text:style-name="Strong_20_Emphasis"><text:span text:style-name="Source_20_Text"><text:span text:style-name="T38">&lt;a&gt;</text:span></text:span></text:span><text:span text:style-name="T37"><text:line-break/>🔹 L'etiqueta </text:span><text:span text:style-name="Source_20_Text"><text:span text:style-name="T38">&lt;a&gt;</text:span></text:span><text:span text:style-name="T37"> crea enllaços.</text:span></text:p>
            <text:p text:style-name="P73"><text:span text:style-name="Source_20_Text"><text:span text:style-name="T39">&lt;a </text:span></text:span><text:span text:style-name="Source_20_Text"><text:span text:style-name="T41">href</text:span></text:span><text:span text:style-name="Source_20_Text"><text:span text:style-name="T39">=</text:span></text:span><text:span text:style-name="Source_20_Text"><text:span text:style-name="T42">"https://www.google.com"</text:span></text:span><text:span text:style-name="Source_20_Text"><text:span text:style-name="T39">&gt;</text:span></text:span><text:span text:style-name="Source_20_Text"><text:span text:style-name="T38">Anar a Google</text:span></text:span><text:span text:style-name="Source_20_Text"><text:span text:style-name="T39">&lt;/a&gt;</text:span></text:span></text:p>
          </text:list-item>
          <text:list-item>
            <text:p text:style-name="P72"><text:span text:style-name="Strong_20_Emphasis"><text:span text:style-name="T37">Com es crea un enllaç intern (marcador) en HTML?</text:span></text:span><text:span text:style-name="T37"><text:line-break/>✅ </text:span><text:span text:style-name="Strong_20_Emphasis"><text:span text:style-name="T37">c) </text:span></text:span><text:span text:style-name="Strong_20_Emphasis"><text:span text:style-name="Source_20_Text"><text:span text:style-name="T38">&lt;a href="#id"&gt;</text:span></text:span></text:span><text:span text:style-name="T37"><text:line-break/>🔹 S’utilitza per enllaçar a una secció específica de la mateixa pàgina.</text:span></text:p>
            <text:p text:style-name="P73"><text:span text:style-name="Source_20_Text"><text:span text:style-name="T39">&lt;a </text:span></text:span><text:span text:style-name="Source_20_Text"><text:span text:style-name="T41">href</text:span></text:span><text:span text:style-name="Source_20_Text"><text:span text:style-name="T39">=</text:span></text:span><text:span text:style-name="Source_20_Text"><text:span text:style-name="T42">"#seccio1"</text:span></text:span><text:span text:style-name="Source_20_Text"><text:span text:style-name="T39">&gt;</text:span></text:span><text:span text:style-name="Source_20_Text"><text:span text:style-name="T38">Ves a la secció 1</text:span></text:span><text:span text:style-name="Source_20_Text"><text:span text:style-name="T39">&lt;/a&gt;</text:span></text:span></text:p>
            <text:p text:style-name="P73"><text:span text:style-name="Source_20_Text"><text:span text:style-name="T39">&lt;h2 </text:span></text:span><text:span text:style-name="Source_20_Text"><text:span text:style-name="T41">id</text:span></text:span><text:span text:style-name="Source_20_Text"><text:span text:style-name="T39">=</text:span></text:span><text:span text:style-name="Source_20_Text"><text:span text:style-name="T42">"seccio1"</text:span></text:span><text:span text:style-name="Source_20_Text"><text:span text:style-name="T39">&gt;</text:span></text:span><text:span text:style-name="Source_20_Text"><text:span text:style-name="T38">Secció 1</text:span></text:span><text:span text:style-name="Source_20_Text"><text:span text:style-name="T39">&lt;/h2&gt;</text:span></text:span></text:p>
          </text:list-item>
          <text:list-item>
            <text:p text:style-name="P72"><text:span text:style-name="Strong_20_Emphasis"><text:span text:style-name="T37">Quin element HTML és essencial per a la creació de formularis?</text:span></text:span><text:span text:style-name="T37"><text:line-break/>✅ </text:span><text:span text:style-name="Strong_20_Emphasis"><text:span text:style-name="T37">b) </text:span></text:span><text:span text:style-name="Strong_20_Emphasis"><text:span text:style-name="Source_20_Text"><text:span text:style-name="T38">&lt;form&gt;</text:span></text:span></text:span><text:span text:style-name="T37"><text:line-break/>🔹 </text:span><text:span text:style-name="Source_20_Text"><text:span text:style-name="T38">&lt;form&gt;</text:span></text:span><text:span text:style-name="T37"> conté els camps d'entrada i botons d'enviament.</text:span></text:p>
          </text:list-item>
          <text:list-item>
            <text:p text:style-name="P72"><text:span text:style-name="Strong_20_Emphasis"><text:span text:style-name="T37">Quin atribut de </text:span></text:span><text:span text:style-name="Strong_20_Emphasis"><text:span text:style-name="Source_20_Text"><text:span text:style-name="T38">&lt;form&gt;</text:span></text:span></text:span><text:span text:style-name="Strong_20_Emphasis"><text:span text:style-name="T37"> especifica on s'enviaran les dades del formulari?</text:span></text:span><text:span text:style-name="T37"><text:line-break/>✅ </text:span><text:span text:style-name="Strong_20_Emphasis"><text:span text:style-name="T37">c) </text:span></text:span><text:span text:style-name="Strong_20_Emphasis"><text:span text:style-name="Source_20_Text"><text:span text:style-name="T38">action</text:span></text:span></text:span><text:span text:style-name="T37"><text:line-break/>🔹 Indica la URL on s’envien les dades quan es prem "Enviar".</text:span></text:p>
          </text:list-item>
          <text:list-item>
            <text:p text:style-name="P72"><text:soft-page-break/><text:span text:style-name="Strong_20_Emphasis"><text:span text:style-name="T37">Quina etiqueta HTML s'utilitza per a àrees de text grans?</text:span></text:span><text:span text:style-name="T37"><text:line-break/>✅ </text:span><text:span text:style-name="Strong_20_Emphasis"><text:span text:style-name="T37">c) </text:span></text:span><text:span text:style-name="Strong_20_Emphasis"><text:span text:style-name="Source_20_Text"><text:span text:style-name="T38">&lt;textarea&gt;</text:span></text:span></text:span><text:span text:style-name="T37"><text:line-break/>🔹 </text:span><text:span text:style-name="Source_20_Text"><text:span text:style-name="T38">&lt;textarea&gt;</text:span></text:span><text:span text:style-name="T37"> permet la introducció de text en múltiples línies.</text:span></text:p>
          </text:list-item>
          <text:list-item>
            <text:p text:style-name="P72"><text:span text:style-name="Strong_20_Emphasis"><text:span text:style-name="T37">Quina diferència hi ha entre </text:span></text:span><text:span text:style-name="Strong_20_Emphasis"><text:span text:style-name="Source_20_Text"><text:span text:style-name="T38">&lt;strong&gt;</text:span></text:span></text:span><text:span text:style-name="Strong_20_Emphasis"><text:span text:style-name="T37"> i </text:span></text:span><text:span text:style-name="Strong_20_Emphasis"><text:span text:style-name="Source_20_Text"><text:span text:style-name="T38">&lt;b&gt;</text:span></text:span></text:span><text:span text:style-name="Strong_20_Emphasis"><text:span text:style-name="T37">?</text:span></text:span><text:span text:style-name="T37"><text:line-break/>✅ </text:span><text:span text:style-name="Strong_20_Emphasis"><text:span text:style-name="T37">b) </text:span></text:span><text:span text:style-name="Strong_20_Emphasis"><text:span text:style-name="Source_20_Text"><text:span text:style-name="T38">&lt;strong&gt;</text:span></text:span></text:span><text:span text:style-name="Strong_20_Emphasis"><text:span text:style-name="T37"> afegeix una capa semàntica de rellevància, </text:span></text:span><text:span text:style-name="Strong_20_Emphasis"><text:span text:style-name="Source_20_Text"><text:span text:style-name="T38">&lt;b&gt;</text:span></text:span></text:span><text:span text:style-name="Strong_20_Emphasis"><text:span text:style-name="T37"> no</text:span></text:span><text:span text:style-name="T37"><text:line-break/>🔹 </text:span><text:span text:style-name="Source_20_Text"><text:span text:style-name="T38">&lt;b&gt;</text:span></text:span><text:span text:style-name="T37"> només canvia l’estil visual, mentre que </text:span><text:span text:style-name="Source_20_Text"><text:span text:style-name="T38">&lt;strong&gt;</text:span></text:span><text:span text:style-name="T37"> indica importància.</text:span></text:p>
          </text:list-item>
          <text:list-item>
            <text:p text:style-name="P72"><text:span text:style-name="Strong_20_Emphasis"><text:span text:style-name="T37">Quin és l'atribut utilitzat per incorporar contingut d'àudio a una pàgina web en HTML?</text:span></text:span><text:span text:style-name="T37"><text:line-break/>✅ </text:span><text:span text:style-name="Strong_20_Emphasis"><text:span text:style-name="T37">d) </text:span></text:span><text:span text:style-name="Strong_20_Emphasis"><text:span text:style-name="Source_20_Text"><text:span text:style-name="T38">src</text:span></text:span></text:span><text:span text:style-name="T37"><text:line-break/>🔹 L'atribut </text:span><text:span text:style-name="Source_20_Text"><text:span text:style-name="T38">src</text:span></text:span><text:span text:style-name="T37"> indica la ubicació del fitxer d'àudio.</text:span></text:p>
          </text:list-item>
        </text:list>
        <text:p text:style-name="P75"/>
        <text:h text:style-name="P71" text:outline-level="3"><text:bookmark text:name="css"/><text:span text:style-name="Strong_20_Emphasis"><text:span text:style-name="T36">CSS</text:span></text:span></text:h>
        <text:list text:style-name="L2">
          <text:list-item>
            <text:p text:style-name="P76"><text:span text:style-name="Strong_20_Emphasis"><text:span text:style-name="T37">Com es pot centrar un </text:span></text:span><text:span text:style-name="Strong_20_Emphasis"><text:span text:style-name="Source_20_Text"><text:span text:style-name="T38">&lt;div&gt;</text:span></text:span></text:span><text:span text:style-name="Strong_20_Emphasis"><text:span text:style-name="T37"> en CSS?</text:span></text:span><text:span text:style-name="T37"><text:line-break/>✅ </text:span><text:span text:style-name="Strong_20_Emphasis"><text:span text:style-name="T37">c) </text:span></text:span><text:span text:style-name="Strong_20_Emphasis"><text:span text:style-name="Source_20_Text"><text:span text:style-name="T38">margin: auto;</text:span></text:span></text:span><text:span text:style-name="T37"><text:line-break/>🔹 Quan es defineix </text:span><text:span text:style-name="Source_20_Text"><text:span text:style-name="T38">width</text:span></text:span><text:span text:style-name="T37">, </text:span><text:span text:style-name="Source_20_Text"><text:span text:style-name="T38">margin: auto;</text:span></text:span><text:span text:style-name="T37"> centra el </text:span><text:span text:style-name="Source_20_Text"><text:span text:style-name="T38">&lt;div&gt;</text:span></text:span><text:span text:style-name="T37"> en la pàgina.</text:span></text:p>
          </text:list-item>
          <text:list-item>
            <text:p text:style-name="P76"><text:span text:style-name="Strong_20_Emphasis"><text:span text:style-name="T37">Quina és la diferència entre </text:span></text:span><text:span text:style-name="Strong_20_Emphasis"><text:span text:style-name="Source_20_Text"><text:span text:style-name="T38">&lt;th&gt;</text:span></text:span></text:span><text:span text:style-name="Strong_20_Emphasis"><text:span text:style-name="T37"> i </text:span></text:span><text:span text:style-name="Strong_20_Emphasis"><text:span text:style-name="Source_20_Text"><text:span text:style-name="T38">&lt;td&gt;</text:span></text:span></text:span><text:span text:style-name="Strong_20_Emphasis"><text:span text:style-name="T37"> dins d'una taula HTML?</text:span></text:span><text:span text:style-name="T37"><text:line-break/>✅ </text:span><text:span text:style-name="Strong_20_Emphasis"><text:span text:style-name="T37">a) </text:span></text:span><text:span text:style-name="Strong_20_Emphasis"><text:span text:style-name="Source_20_Text"><text:span text:style-name="T38">&lt;th&gt;</text:span></text:span></text:span><text:span text:style-name="Strong_20_Emphasis"><text:span text:style-name="T37"> s'utilitza per a encapçalaments, </text:span></text:span><text:span text:style-name="Strong_20_Emphasis"><text:span text:style-name="Source_20_Text"><text:span text:style-name="T38">&lt;td&gt;</text:span></text:span></text:span><text:span text:style-name="Strong_20_Emphasis"><text:span text:style-name="T37"> per a dades</text:span></text:span><text:span text:style-name="T37"><text:line-break/>🔹 </text:span><text:span text:style-name="Source_20_Text"><text:span text:style-name="T38">&lt;th&gt;</text:span></text:span><text:span text:style-name="T37"> és per a encapçalaments i normalment està en negreta.</text:span></text:p>
          </text:list-item>
          <text:list-item>
            <text:p text:style-name="P76"><text:span text:style-name="Strong_20_Emphasis"><text:span text:style-name="T37">Quin atribut s'utilitza en </text:span></text:span><text:span text:style-name="Strong_20_Emphasis"><text:span text:style-name="Source_20_Text"><text:span text:style-name="T38">&lt;input&gt;</text:span></text:span></text:span><text:span text:style-name="Strong_20_Emphasis"><text:span text:style-name="T37"> per a definir el tipus de dades que ha d'introduir l'usuari?</text:span></text:span><text:span text:style-name="T37"><text:line-break/>✅ </text:span><text:span text:style-name="Strong_20_Emphasis"><text:span text:style-name="T37">a) </text:span></text:span><text:span text:style-name="Strong_20_Emphasis"><text:span text:style-name="Source_20_Text"><text:span text:style-name="T38">type</text:span></text:span></text:span><text:span text:style-name="T37"><text:line-break/>🔹 L'atribut </text:span><text:span text:style-name="Source_20_Text"><text:span text:style-name="T38">type</text:span></text:span><text:span text:style-name="T37"> indica si és text, correu, número, etc.</text:span></text:p>
          </text:list-item>
          <text:list-item>
            <text:p text:style-name="P76"><text:span text:style-name="Strong_20_Emphasis"><text:span text:style-name="T37">Quin és l'efecte de la regla </text:span></text:span><text:span text:style-name="Strong_20_Emphasis"><text:span text:style-name="Source_20_Text"><text:span text:style-name="T38">*</text:span></text:span></text:span><text:span text:style-name="Strong_20_Emphasis"><text:span text:style-name="T37"> a les regles CSS?</text:span></text:span><text:span text:style-name="T37"><text:line-break/>✅ </text:span><text:span text:style-name="Strong_20_Emphasis"><text:span text:style-name="T37">b) Estableix el model de caixa per totes les caixes com a </text:span></text:span><text:span text:style-name="Strong_20_Emphasis"><text:span text:style-name="Source_20_Text"><text:span text:style-name="T38">"border-box"</text:span></text:span></text:span><text:span text:style-name="T37"><text:line-break/>🔹 Això fa que el </text:span><text:span text:style-name="Source_20_Text"><text:span text:style-name="T38">padding</text:span></text:span><text:span text:style-name="T37"> i </text:span><text:span text:style-name="Source_20_Text"><text:span text:style-name="T38">border</text:span></text:span><text:span text:style-name="T37"> no augmenten la mida total de l'element.</text:span></text:p>
          </text:list-item>
          <text:list-item>
            <text:p text:style-name="P76"><text:span text:style-name="Strong_20_Emphasis"><text:span text:style-name="T37">Quin tipus d'etiqueta selecciona la regla </text:span></text:span><text:span text:style-name="Strong_20_Emphasis"><text:span text:style-name="Source_20_Text"><text:span text:style-name="T38">section</text:span></text:span></text:span><text:span text:style-name="Strong_20_Emphasis"><text:span text:style-name="T37">?</text:span></text:span><text:span text:style-name="T37"><text:line-break/>✅ </text:span><text:span text:style-name="Strong_20_Emphasis"><text:span text:style-name="T37">a) Aplica un fons gris només a les seccions </text:span></text:span><text:span text:style-name="Strong_20_Emphasis"><text:span text:style-name="Source_20_Text"><text:span text:style-name="T38">&lt;section&gt;</text:span></text:span></text:span><text:span text:style-name="T37"><text:line-break/>🔹 Només afecta els elements </text:span><text:span text:style-name="Source_20_Text"><text:span text:style-name="T38">&lt;section&gt;</text:span></text:span><text:span text:style-name="T37">, no els fills.</text:span></text:p>
          </text:list-item>
          <text:list-item>
            <text:p text:style-name="P76"><text:span text:style-name="Strong_20_Emphasis"><text:span text:style-name="T37">Quin és l'objectiu de la regla </text:span></text:span><text:span text:style-name="Strong_20_Emphasis"><text:span text:style-name="Source_20_Text"><text:span text:style-name="T38">article &gt; p</text:span></text:span></text:span><text:span text:style-name="Strong_20_Emphasis"><text:span text:style-name="T37">?</text:span></text:span><text:span text:style-name="T37"><text:line-break/>✅ </text:span><text:span text:style-name="Strong_20_Emphasis"><text:span text:style-name="T37">d) Aplica un estil negreta només als </text:span></text:span><text:span text:style-name="Strong_20_Emphasis"><text:span text:style-name="Source_20_Text"><text:span text:style-name="T38">&lt;p&gt;</text:span></text:span></text:span><text:span text:style-name="Strong_20_Emphasis"><text:span text:style-name="T37"> que són fills directes d'un </text:span></text:span><text:span text:style-name="Strong_20_Emphasis"><text:span text:style-name="Source_20_Text"><text:span text:style-name="T38">&lt;article&gt;</text:span></text:span></text:span><text:span text:style-name="T37"><text:line-break/>🔹 </text:span><text:span text:style-name="Source_20_Text"><text:span text:style-name="T38">&gt;</text:span></text:span><text:span text:style-name="T37"> significa "només els fills directes".</text:span></text:p>
          </text:list-item>
          <text:list-item>
            <text:p text:style-name="P76"><text:span text:style-name="Strong_20_Emphasis"><text:span text:style-name="T37">Quin efecte té la regla </text:span></text:span><text:span text:style-name="Strong_20_Emphasis"><text:span text:style-name="Source_20_Text"><text:span text:style-name="T38">main h2 { color: #336699; }</text:span></text:span></text:span><text:span text:style-name="Strong_20_Emphasis"><text:span text:style-name="T37">?</text:span></text:span><text:span text:style-name="T37"><text:line-break/>✅ </text:span><text:span text:style-name="Strong_20_Emphasis"><text:span text:style-name="T37">a) Aplica el color </text:span></text:span><text:span text:style-name="Strong_20_Emphasis"><text:span text:style-name="Source_20_Text"><text:span text:style-name="T38">#336699</text:span></text:span></text:span><text:span text:style-name="Strong_20_Emphasis"><text:span text:style-name="T37"> al text dels </text:span></text:span><text:span text:style-name="Strong_20_Emphasis"><text:span text:style-name="Source_20_Text"><text:span text:style-name="T38">&lt;h2&gt;</text:span></text:span></text:span><text:span text:style-name="Strong_20_Emphasis"><text:span text:style-name="T37"> dins d'un </text:span></text:span><text:span text:style-name="Strong_20_Emphasis"><text:span text:style-name="Source_20_Text"><text:span text:style-name="T38">&lt;main&gt;</text:span></text:span></text:span><text:span text:style-name="T37"><text:line-break/>🔹 Els </text:span><text:span text:style-name="Source_20_Text"><text:span text:style-name="T38">&lt;h2&gt;</text:span></text:span><text:span text:style-name="T37"> dins de </text:span><text:span text:style-name="Source_20_Text"><text:span text:style-name="T38">&lt;main&gt;</text:span></text:span><text:span text:style-name="T37"> tindran aquest color.</text:span></text:p>
          </text:list-item>
          <text:list-item>
            <text:p text:style-name="P76"><text:span text:style-name="Strong_20_Emphasis"><text:span text:style-name="T37">Quina és la funció de la regla </text:span></text:span><text:span text:style-name="Strong_20_Emphasis"><text:span text:style-name="Source_20_Text"><text:span text:style-name="T38">p + span</text:span></text:span></text:span><text:span text:style-name="Strong_20_Emphasis"><text:span text:style-name="T37">?</text:span></text:span><text:span text:style-name="T37"><text:line-break/>✅ </text:span><text:span text:style-name="Strong_20_Emphasis"><text:span text:style-name="T37">a) Aplica l'estil cursiva només als elements </text:span></text:span><text:span text:style-name="Strong_20_Emphasis"><text:span text:style-name="Source_20_Text"><text:span text:style-name="T38">&lt;span&gt;</text:span></text:span></text:span><text:span text:style-name="Strong_20_Emphasis"><text:span text:style-name="T37"> que segueixen immediatament un </text:span></text:span><text:span text:style-name="Strong_20_Emphasis"><text:span text:style-name="Source_20_Text"><text:span text:style-name="T38">&lt;p&gt;</text:span></text:span></text:span><text:span text:style-name="T37"><text:line-break/>🔹 </text:span><text:span text:style-name="Source_20_Text"><text:span text:style-name="T38">+</text:span></text:span><text:span text:style-name="T37"> selecciona l'element immediatament següent.</text:span></text:p>
          </text:list-item>
        </text:list>
        <text:h text:style-name="P71" text:outline-level="3"><text:bookmark text:name="css-continuaci%C3%B3-de-les-explicacions-detallades"/><text:soft-page-break/><text:span text:style-name="Strong_20_Emphasis"><text:span text:style-name="T36">CSS (Continuació de les explicacions detallades)</text:span></text:span></text:h>
        <text:list text:style-name="L3">
          <text:list-item>
            <text:p text:style-name="P77"><text:span text:style-name="Strong_20_Emphasis"><text:span text:style-name="T37">Què fa la regla </text:span></text:span><text:span text:style-name="Strong_20_Emphasis"><text:span text:style-name="Source_20_Text"><text:span text:style-name="T38">font-family: 'Arial', sans-serif;</text:span></text:span></text:span><text:span text:style-name="Strong_20_Emphasis"><text:span text:style-name="T37"> al document?</text:span></text:span><text:span text:style-name="T37"><text:line-break/>✅ </text:span><text:span text:style-name="Strong_20_Emphasis"><text:span text:style-name="T37">a) Estableix la família de tipus de lletres com 'Arial' i, si no està disponible, utilitza una font sans-serif</text:span></text:span><text:span text:style-name="T37"><text:line-break/>🔹 Aquesta regla fa que el text es mostre amb la font </text:span><text:span text:style-name="Source_20_Text"><text:span text:style-name="T38">Arial</text:span></text:span><text:span text:style-name="T37">, i si aquesta no està disponible, s'utilitzarà qualsevol font de tipus </text:span><text:span text:style-name="Strong_20_Emphasis"><text:span text:style-name="T37">sans-serif</text:span></text:span><text:span text:style-name="T37"> (com Helvetica).</text:span></text:p>
          </text:list-item>
          <text:list-item>
            <text:p text:style-name="P77"><text:span text:style-name="Strong_20_Emphasis"><text:span text:style-name="T37">Quina és la finalitat de la regla </text:span></text:span><text:span text:style-name="Strong_20_Emphasis"><text:span text:style-name="Source_20_Text"><text:span text:style-name="T38">line-height: 1.6;</text:span></text:span></text:span><text:span text:style-name="Strong_20_Emphasis"><text:span text:style-name="T37"> aplicada al cos de la pàgina (</text:span></text:span><text:span text:style-name="Strong_20_Emphasis"><text:span text:style-name="Source_20_Text"><text:span text:style-name="T38">body</text:span></text:span></text:span><text:span text:style-name="Strong_20_Emphasis"><text:span text:style-name="T37">)?</text:span></text:span><text:span text:style-name="T37"><text:line-break/>✅ </text:span><text:span text:style-name="Strong_20_Emphasis"><text:span text:style-name="T37">b) Estableix l'altura de línia com 1.6 vegades la grandària de la lletra per millorar la llegibilitat</text:span></text:span><text:span text:style-name="T37"><text:line-break/>🔹 </text:span><text:span text:style-name="Source_20_Text"><text:span text:style-name="T38">line-height: 1.6;</text:span></text:span><text:span text:style-name="T37"> incrementa l'espai entre línies per fer el text més fàcil de llegir. És especialment útil en paràgrafs llargs.</text:span></text:p>
          </text:list-item>
          <text:list-item>
            <text:p text:style-name="P77"><text:span text:style-name="Strong_20_Emphasis"><text:span text:style-name="T37">Què significa la regla </text:span></text:span><text:span text:style-name="Strong_20_Emphasis"><text:span text:style-name="Source_20_Text"><text:span text:style-name="T38">margin: 10px 0;</text:span></text:span></text:span><text:span text:style-name="Strong_20_Emphasis"><text:span text:style-name="T37"> aplicada a l'etiqueta </text:span></text:span><text:span text:style-name="Strong_20_Emphasis"><text:span text:style-name="Source_20_Text"><text:span text:style-name="T38">&lt;section&gt;</text:span></text:span></text:span><text:span text:style-name="Strong_20_Emphasis"><text:span text:style-name="T37">?</text:span></text:span><text:span text:style-name="T37"><text:line-break/>✅ </text:span><text:span text:style-name="Strong_20_Emphasis"><text:span text:style-name="T37">b) Estableix un marge de 10 píxels a la part superior i inferior de l'etiqueta </text:span></text:span><text:span text:style-name="Strong_20_Emphasis"><text:span text:style-name="Source_20_Text"><text:span text:style-name="T38">&lt;section&gt;</text:span></text:span></text:span><text:span text:style-name="T37"><text:line-break/>🔹 </text:span><text:span text:style-name="Source_20_Text"><text:span text:style-name="T38">margin: 10px 0;</text:span></text:span><text:span text:style-name="T37"> significa que hi haurà </text:span><text:span text:style-name="Strong_20_Emphasis"><text:span text:style-name="T37">10 píxels de marge</text:span></text:span><text:span text:style-name="T37"> a dalt i baix, i </text:span><text:span text:style-name="Strong_20_Emphasis"><text:span text:style-name="T37">0 als costats</text:span></text:span><text:span text:style-name="T37">.</text:span></text:p>
          </text:list-item>
          <text:list-item>
            <text:p text:style-name="P77"><text:span text:style-name="Strong_20_Emphasis"><text:span text:style-name="T37">Quin és l'objectiu de la regla </text:span></text:span><text:span text:style-name="Strong_20_Emphasis"><text:span text:style-name="Source_20_Text"><text:span text:style-name="T38">section { padding: 15px; }</text:span></text:span></text:span><text:span text:style-name="Strong_20_Emphasis"><text:span text:style-name="T37"> en el context del document?</text:span></text:span><text:span text:style-name="T37"><text:line-break/>✅ </text:span><text:span text:style-name="Strong_20_Emphasis"><text:span text:style-name="T37">d) Aplica </text:span></text:span><text:span text:style-name="Strong_20_Emphasis"><text:span text:style-name="Source_20_Text"><text:span text:style-name="T38">padding: 15px;</text:span></text:span></text:span><text:span text:style-name="Strong_20_Emphasis"><text:span text:style-name="T37"> a </text:span></text:span><text:span text:style-name="Strong_20_Emphasis"><text:span text:style-name="Source_20_Text"><text:span text:style-name="T38">&lt;section&gt;</text:span></text:span></text:span><text:span text:style-name="T37"><text:line-break/>🔹 </text:span><text:span text:style-name="Source_20_Text"><text:span text:style-name="T38">padding</text:span></text:span><text:span text:style-name="T37"> afegeix espai interior dins de </text:span><text:span text:style-name="Source_20_Text"><text:span text:style-name="T38">&lt;section&gt;</text:span></text:span><text:span text:style-name="T37">, fent que el contingut no estiga enganxat a la vora.</text:span></text:p>
          </text:list-item>
          <text:list-item>
            <text:p text:style-name="P77"><text:span text:style-name="Strong_20_Emphasis"><text:span text:style-name="T37">Quina propietat s'estableix amb la regla </text:span></text:span><text:span text:style-name="Strong_20_Emphasis"><text:span text:style-name="Source_20_Text"><text:span text:style-name="T38">color: #336699;</text:span></text:span></text:span><text:span text:style-name="Strong_20_Emphasis"><text:span text:style-name="T37"> aplicada a l'etiqueta </text:span></text:span><text:span text:style-name="Strong_20_Emphasis"><text:span text:style-name="Source_20_Text"><text:span text:style-name="T38">main h2</text:span></text:span></text:span><text:span text:style-name="Strong_20_Emphasis"><text:span text:style-name="T37">?</text:span></text:span><text:span text:style-name="T37"><text:line-break/>✅ </text:span><text:span text:style-name="Strong_20_Emphasis"><text:span text:style-name="T37">b) Estableix el color del text dels </text:span></text:span><text:span text:style-name="Strong_20_Emphasis"><text:span text:style-name="Source_20_Text"><text:span text:style-name="T38">&lt;h2&gt;</text:span></text:span></text:span><text:span text:style-name="Strong_20_Emphasis"><text:span text:style-name="T37"> que són fills directes de l'etiqueta </text:span></text:span><text:span text:style-name="Strong_20_Emphasis"><text:span text:style-name="Source_20_Text"><text:span text:style-name="T38">&lt;main&gt;</text:span></text:span></text:span><text:span text:style-name="T37"><text:line-break/>🔹 Això afecta només els </text:span><text:span text:style-name="Source_20_Text"><text:span text:style-name="T38">&lt;h2&gt;</text:span></text:span><text:span text:style-name="T37"> que estan dins de </text:span><text:span text:style-name="Source_20_Text"><text:span text:style-name="T38">&lt;main&gt;</text:span></text:span><text:span text:style-name="T37">, canviant el seu color a un to de blau.</text:span></text:p>
          </text:list-item>
          <text:list-item>
            <text:p text:style-name="P77"><text:span text:style-name="Strong_20_Emphasis"><text:span text:style-name="T37">Quin és l'objectiu de la propietat CSS </text:span></text:span><text:span text:style-name="Strong_20_Emphasis"><text:span text:style-name="Source_20_Text"><text:span text:style-name="T38">border-radius</text:span></text:span></text:span><text:span text:style-name="Strong_20_Emphasis"><text:span text:style-name="T37"> en la classe </text:span></text:span><text:span text:style-name="Strong_20_Emphasis"><text:span text:style-name="Source_20_Text"><text:span text:style-name="T38">.caixa-principal</text:span></text:span></text:span><text:span text:style-name="Strong_20_Emphasis"><text:span text:style-name="T37">?</text:span></text:span><text:span text:style-name="T37"><text:line-break/>✅ </text:span><text:span text:style-name="Strong_20_Emphasis"><text:span text:style-name="T37">b) Arrodonir les vores</text:span></text:span><text:span text:style-name="T37"><text:line-break/>🔹 </text:span><text:span text:style-name="Source_20_Text"><text:span text:style-name="T38">border-radius: 10px;</text:span></text:span><text:span text:style-name="T37"> suavitza les cantonades de la caixa. Com més gran siga el valor, més arrodonides seran.</text:span></text:p>
          </text:list-item>
          <text:list-item>
            <text:p text:style-name="P77"><text:span text:style-name="Strong_20_Emphasis"><text:span text:style-name="T37">Què fa la propietat </text:span></text:span><text:span text:style-name="Strong_20_Emphasis"><text:span text:style-name="Source_20_Text"><text:span text:style-name="T38">background-color</text:span></text:span></text:span><text:span text:style-name="Strong_20_Emphasis"><text:span text:style-name="T37"> en la classe </text:span></text:span><text:span text:style-name="Strong_20_Emphasis"><text:span text:style-name="Source_20_Text"><text:span text:style-name="T38">.caixa-secundaria</text:span></text:span></text:span><text:span text:style-name="Strong_20_Emphasis"><text:span text:style-name="T37">?</text:span></text:span><text:span text:style-name="T37"><text:line-break/>✅ </text:span><text:span text:style-name="Strong_20_Emphasis"><text:span text:style-name="T37">b) Estableix el color del fons</text:span></text:span><text:span text:style-name="T37"><text:line-break/>🔹 Aquesta regla canvia el color de fons de la </text:span><text:span text:style-name="Source_20_Text"><text:span text:style-name="T38">.caixa-secundaria</text:span></text:span><text:span text:style-name="T37">.</text:span></text:p>
          </text:list-item>
          <text:list-item>
            <text:p text:style-name="P77"><text:span text:style-name="Strong_20_Emphasis"><text:span text:style-name="T37">Quin és el propòsit de la propietat </text:span></text:span><text:span text:style-name="Strong_20_Emphasis"><text:span text:style-name="Source_20_Text"><text:span text:style-name="T38">margin</text:span></text:span></text:span><text:span text:style-name="Strong_20_Emphasis"><text:span text:style-name="T37"> en CSS?</text:span></text:span><text:span text:style-name="T37"><text:line-break/>✅ </text:span><text:span text:style-name="Strong_20_Emphasis"><text:span text:style-name="T37">c) Definir la distància externa</text:span></text:span><text:span text:style-name="T37"><text:line-break/>🔹 </text:span><text:span text:style-name="Source_20_Text"><text:span text:style-name="T38">margin</text:span></text:span><text:span text:style-name="T37"> controla l'espai entre un element i els seus elements veïns.</text:span></text:p>
          </text:list-item>
          <text:list-item>
            <text:p text:style-name="P77"><text:span text:style-name="Strong_20_Emphasis"><text:span text:style-name="T37">Què significa l'abreviatura </text:span></text:span><text:span text:style-name="Strong_20_Emphasis"><text:span text:style-name="Source_20_Text"><text:span text:style-name="T38">RGBA</text:span></text:span></text:span><text:span text:style-name="Strong_20_Emphasis"><text:span text:style-name="T37"> en la propietat </text:span></text:span><text:span text:style-name="Strong_20_Emphasis"><text:span text:style-name="Source_20_Text"><text:span text:style-name="T38">background-color</text:span></text:span></text:span><text:span text:style-name="Strong_20_Emphasis"><text:span text:style-name="T37">?</text:span></text:span><text:span text:style-name="T37"><text:line-break/>✅ </text:span><text:span text:style-name="Strong_20_Emphasis"><text:span text:style-name="T37">a) Red, Green, Blue, Alpha</text:span></text:span><text:span text:style-name="T37"><text:line-break/>🔹 </text:span><text:span text:style-name="Source_20_Text"><text:span text:style-name="T38">RGBA</text:span></text:span><text:span text:style-name="T37"> defineix un color amb transparència:</text:span></text:p>
          </text:list-item>
        </text:list>
        <text:p text:style-name="P78"><text:span text:style-name="Source_20_Text"><text:span text:style-name="T42">background-color</text:span></text:span><text:span text:style-name="Source_20_Text"><text:span text:style-name="T38">: </text:span></text:span><text:span text:style-name="Source_20_Text"><text:span text:style-name="T43">rgba</text:span></text:span><text:span text:style-name="Source_20_Text"><text:span text:style-name="T38">(</text:span></text:span><text:span text:style-name="Source_20_Text"><text:span text:style-name="T44">255</text:span></text:span><text:span text:style-name="Source_20_Text"><text:span text:style-name="T38">, </text:span></text:span><text:span text:style-name="Source_20_Text"><text:span text:style-name="T44">0</text:span></text:span><text:span text:style-name="Source_20_Text"><text:span text:style-name="T38">, </text:span></text:span><text:span text:style-name="Source_20_Text"><text:span text:style-name="T44">0</text:span></text:span><text:span text:style-name="Source_20_Text"><text:span text:style-name="T38">, </text:span></text:span><text:span text:style-name="Source_20_Text"><text:span text:style-name="T44">0.5</text:span></text:span><text:span text:style-name="Source_20_Text"><text:span text:style-name="T38">); </text:span></text:span><text:span text:style-name="Source_20_Text"><text:span text:style-name="T45">/* Roig al 50% d'opacitat */</text:span></text:span></text:p>
        <text:list text:style-name="L4">
          <text:list-item>
            <text:p text:style-name="P79"><text:soft-page-break/><text:span text:style-name="Strong_20_Emphasis"><text:span text:style-name="T37">Quina propietat es fa servir per controlar l'amplada d'un element?</text:span></text:span><text:span text:style-name="T37"><text:line-break/>✅ </text:span><text:span text:style-name="Strong_20_Emphasis"><text:span text:style-name="T37">a) </text:span></text:span><text:span text:style-name="Strong_20_Emphasis"><text:span text:style-name="Source_20_Text"><text:span text:style-name="T38">width</text:span></text:span></text:span><text:span text:style-name="T37"><text:line-break/>🔹 </text:span><text:span text:style-name="Source_20_Text"><text:span text:style-name="T38">width</text:span></text:span><text:span text:style-name="T37"> estableix l'amplada d'un element. Pot expressar-se en </text:span><text:span text:style-name="Source_20_Text"><text:span text:style-name="T38">px</text:span></text:span><text:span text:style-name="T37">, </text:span><text:span text:style-name="Source_20_Text"><text:span text:style-name="T38">%</text:span></text:span><text:span text:style-name="T37">, </text:span><text:span text:style-name="Source_20_Text"><text:span text:style-name="T38">em</text:span></text:span><text:span text:style-name="T37">, etc.</text:span></text:p>
          </text:list-item>
          <text:list-item>
            <text:p text:style-name="P79"><text:span text:style-name="Strong_20_Emphasis"><text:span text:style-name="T37">Què fa la propietat </text:span></text:span><text:span text:style-name="Strong_20_Emphasis"><text:span text:style-name="Source_20_Text"><text:span text:style-name="T38">float</text:span></text:span></text:span><text:span text:style-name="Strong_20_Emphasis"><text:span text:style-name="T37"> en CSS?</text:span></text:span><text:span text:style-name="T37"><text:line-break/>✅ </text:span><text:span text:style-name="Strong_20_Emphasis"><text:span text:style-name="T37">b) Fa que un element flote cap a la dreta o esquerra</text:span></text:span><text:span text:style-name="T37"><text:line-break/>🔹 </text:span><text:span text:style-name="Source_20_Text"><text:span text:style-name="T38">float: left;</text:span></text:span><text:span text:style-name="T37"> o </text:span><text:span text:style-name="Source_20_Text"><text:span text:style-name="T38">float: right;</text:span></text:span><text:span text:style-name="T37"> col·loca un element a un costat perquè altres continguts l'envolten.</text:span></text:p>
          </text:list-item>
          <text:list-item>
            <text:p text:style-name="P79"><text:span text:style-name="Strong_20_Emphasis"><text:span text:style-name="T37">Quina unitat es fa servir per expressar l'amplada en CSS?</text:span></text:span><text:span text:style-name="T37"><text:line-break/>✅ </text:span><text:span text:style-name="Strong_20_Emphasis"><text:span text:style-name="T37">d) Totes les anteriors (</text:span></text:span><text:span text:style-name="Strong_20_Emphasis"><text:span text:style-name="Source_20_Text"><text:span text:style-name="T38">px</text:span></text:span></text:span><text:span text:style-name="Strong_20_Emphasis"><text:span text:style-name="T37">, </text:span></text:span><text:span text:style-name="Strong_20_Emphasis"><text:span text:style-name="Source_20_Text"><text:span text:style-name="T38">cm</text:span></text:span></text:span><text:span text:style-name="Strong_20_Emphasis"><text:span text:style-name="T37">, </text:span></text:span><text:span text:style-name="Strong_20_Emphasis"><text:span text:style-name="Source_20_Text"><text:span text:style-name="T38">%</text:span></text:span></text:span><text:span text:style-name="Strong_20_Emphasis"><text:span text:style-name="T37">)</text:span></text:span><text:span text:style-name="T37"><text:line-break/>🔹 CSS permet diverses unitats de mesura per definir dimensions.</text:span></text:p>
          </text:list-item>
          <text:list-item>
            <text:p text:style-name="P79"><text:span text:style-name="Strong_20_Emphasis"><text:span text:style-name="T37">Què significa la propietat </text:span></text:span><text:span text:style-name="Strong_20_Emphasis"><text:span text:style-name="Source_20_Text"><text:span text:style-name="T38">position: relative;</text:span></text:span></text:span><text:span text:style-name="Strong_20_Emphasis"><text:span text:style-name="T37">?</text:span></text:span><text:span text:style-name="T37"><text:line-break/>✅ </text:span><text:span text:style-name="Strong_20_Emphasis"><text:span text:style-name="T37">b) L'element es desplaça de la seva posició normal</text:span></text:span><text:span text:style-name="T37"><text:line-break/>🔹 </text:span><text:span text:style-name="Source_20_Text"><text:span text:style-name="T38">relative</text:span></text:span><text:span text:style-name="T37"> permet moure un element respecte a la seva posició original sense afectar altres elements.</text:span></text:p>
          </text:list-item>
          <text:list-item>
            <text:p text:style-name="P79"><text:span text:style-name="Strong_20_Emphasis"><text:span text:style-name="T37">Què controla la propietat </text:span></text:span><text:span text:style-name="Strong_20_Emphasis"><text:span text:style-name="Source_20_Text"><text:span text:style-name="T38">z-index</text:span></text:span></text:span><text:span text:style-name="Strong_20_Emphasis"><text:span text:style-name="T37"> en CSS?</text:span></text:span><text:span text:style-name="T37"><text:line-break/>✅ </text:span><text:span text:style-name="Strong_20_Emphasis"><text:span text:style-name="T37">b) L'apilament d'elements que es solapen</text:span></text:span><text:span text:style-name="T37"><text:line-break/>🔹 </text:span><text:span text:style-name="Source_20_Text"><text:span text:style-name="T38">z-index</text:span></text:span><text:span text:style-name="T37"> determina quin element es mostra per damunt d'altres en una pàgina. Un valor més alt fa que l'element aparega per damunt.</text:span></text:p>
          </text:list-item>
          <text:list-item>
            <text:p text:style-name="P79"><text:span text:style-name="Strong_20_Emphasis"><text:span text:style-name="T37">Quina propietat s'utilitza per definir la grandària de la imatge de fons?</text:span></text:span><text:span text:style-name="T37"><text:line-break/>✅ </text:span><text:span text:style-name="Strong_20_Emphasis"><text:span text:style-name="T37">b) </text:span></text:span><text:span text:style-name="Strong_20_Emphasis"><text:span text:style-name="Source_20_Text"><text:span text:style-name="T38">background-size</text:span></text:span></text:span><text:span text:style-name="T37"><text:line-break/>🔹 </text:span><text:span text:style-name="Source_20_Text"><text:span text:style-name="T38">background-size</text:span></text:span><text:span text:style-name="T37"> controla com es redimensiona la imatge de fons. Exemple:</text:span></text:p>
          </text:list-item>
        </text:list>
        <text:p text:style-name="P78"><text:span text:style-name="Source_20_Text"><text:span text:style-name="T42">background-size</text:span></text:span><text:span text:style-name="Source_20_Text"><text:span text:style-name="T38">: cover; </text:span></text:span><text:span text:style-name="Source_20_Text"><text:span text:style-name="T45">/* La imatge ocuparà tota la pantalla sense deformar-se */</text:span></text:span></text:p>
        <text:p text:style-name="P75"/>
        <text:p text:style-name="P43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" svg:font-family="Calibri" style:font-family-generic="swiss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WPC', 'Segoe UI', system-ui, Ubuntu, 'Droid Sans', sans-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tru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" style:font-family-complex="'Noto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" style:font-family-complex="'Noto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ítol_20_1_20_C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ol_20_2_20_C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ol_20_3_20_C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ol_20_4_20_C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ol_20_5_20_C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ol_20_6_20_C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ol_20_7_20_C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ol_20_8_20_C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ol_20_9_20_C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style:font-name-complex="Noto Sans" style:font-family-complex="'Noto Sans'" style:font-family-generic-complex="system" style:font-pitch-complex="variable"/>
    </style:style>
    <style:style style:name="SubtitolADD" style:family="paragraph" style:parent-style-name="HTML_20_Preformatted" loext:linked-style-name="SubtitolADD_20_Car" style:auto-update="true">
      <loext:graphic-properties draw:fill="solid" draw:fill-color="#ffffff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f5496" loext:opacity="100%" style:font-name="Courier New" fo:font-family="'Courier New'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Calibri1" style:font-family-complex="Calibri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TML_20_Preformatted" style:display-name="HTML Preformatted" style:family="paragraph" style:parent-style-name="Standard" loext:linked-style-name="HTML_20_amb_20_format_20_previ_20_Car">
      <style:paragraph-properties fo:margin-top="0cm" fo:margin-bottom="0cm" style:contextual-spacing="false" fo:line-height="100%"/>
      <style:text-properties style:font-name="Consolas" fo:font-family="Consolas" style:font-pitch="variable" fo:font-size="10pt" style:font-size-asian="10pt" style:font-size-complex="10pt"/>
    </style:style>
    <style:style style:name="Title" style:family="paragraph" style:parent-style-name="Standard" style:next-style-name="Standard" loext:linked-style-name="Títol_20_Car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ol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_20_intens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Cabecera_20_y_20_pie" style:display-name="Cabecera y pie" style:family="paragraph" style:parent-style-name="Standard"/>
    <style:style style:name="Header" style:family="paragraph" style:parent-style-name="Standard" loext:linked-style-name="Capçaler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eu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SubtitolADD_20_Car" style:display-name="SubtitolADD Car" style:family="text" style:parent-style-name="HTML_20_amb_20_format_20_previ_20_Car" loext:linked-style-name="SubtitolADD">
      <style:text-properties fo:color="#2f5496" loext:opacity="100%" style:font-name="Courier New" fo:font-family="'Courier New'" style:font-pitch="variable" fo:font-size="12pt" fo:font-weight="bold" fo:background-color="#ffffff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Calibri1" style:font-family-complex="Calibri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TML_20_amb_20_format_20_previ_20_Car" style:display-name="HTML amb format previ Car" style:family="text" style:parent-style-name="Default_20_Paragraph_20_Font" loext:linked-style-name="HTML_20_Preformatted">
      <style:text-properties style:font-name="Consolas" fo:font-family="Consolas" style:font-pitch="variable" fo:font-size="10pt" style:font-size-asian="10pt" style:font-size-complex="10pt"/>
    </style:style>
    <style:style style:name="atribut" style:family="text" style:parent-style-name="Default_20_Paragraph_20_Font">
      <style:text-properties fo:color="#0033b3" loext:opacity="100%" style:font-name="Consolas" fo:font-family="Consolas" style:font-pitch="variable" fo:language="ca" fo:country="ES" fo:font-weight="bold" style:font-weight-asian="bold" style:font-size-complex="14pt" style:font-weight-complex="bold"/>
    </style:style>
    <style:style style:name="Títol_20_1_20_Car" style:display-name="Títol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ol_20_2_20_Car" style:display-name="Títol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ol_20_3_20_Car" style:display-name="Títol 3 Car" style:family="text" style:parent-style-name="Default_20_Paragraph_20_Font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ol_20_4_20_Car" style:display-name="Títol 4 Car" style:family="text" style:parent-style-name="Default_20_Paragraph_20_Font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ol_20_5_20_Car" style:display-name="Títol 5 Car" style:family="text" style:parent-style-name="Default_20_Paragraph_20_Font"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ol_20_6_20_Car" style:display-name="Títol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ol_20_7_20_Car" style:display-name="Títol 7 C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ol_20_8_20_Car" style:display-name="Títol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ol_20_9_20_Car" style:display-name="Títol 9 C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ol_20_Car" style:display-name="Títol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ol_20_Car" style:display-name="Subtítol C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intensa_20_Car" style:display-name="Cita intensa C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Capçalera_20_Car" style:display-name="Capçalera Car" style:family="text" style:parent-style-name="Default_20_Paragraph_20_Font"/>
    <style:style style:name="Peu_20_Car" style:display-name="Peu Car" style:family="text" style:parent-style-name="Default_20_Paragraph_20_Font"/>
    <style:style style:name="Source_20_Text" style:display-name="Source Text" style:family="text">
      <style:text-properties style:font-name="Liberation Mono" fo:font-family="'Liberation Mono'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fo:color="#000000" loext:opacity="10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="Calibri" fo:font-family="Calibri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3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4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 text:start-value="3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7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7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7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7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7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7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49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2-15T13:18:00</meta:creation-date>
    <meta:initial-creator>ARAGO VALLS, JAIME</meta:initial-creator>
    <dc:language>es-ES</dc:language>
    <meta:print-date>2025-02-11T18:45:04.582573858</meta:print-date>
    <dc:date>2025-02-11T18:47:40.333128530</dc:date>
    <meta:editing-cycles>9</meta:editing-cycles>
    <meta:editing-duration>PT29M35S</meta:editing-duration>
    <meta:generator>LibreOffice/25.2.0.3$Linux_X86_64 LibreOffice_project/e1cf4a87eb02d755bce1a01209907ea5ddc8f069</meta:generator>
    <meta:printed-by>Archivos PDF</meta:printed-by>
    <meta:document-statistic meta:table-count="0" meta:image-count="0" meta:object-count="0" meta:page-count="17" meta:paragraph-count="409" meta:word-count="3742" meta:character-count="22941" meta:non-whitespace-character-count="18801"/>
    <meta:user-defined meta:name="AppVersion">15.0000</meta:user-defined>
    <meta:template xlink:type="simple" xlink:actuate="onRequest" xlink:title="Normal.dotm" xlink:href=""/>
  </office:meta>
</office:document-meta>
</file>